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jpg" manifest:media-type="image/jpeg"/>
  <manifest:file-entry manifest:full-path="media/image5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2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27">
      <style:graphic-properties draw:fill="none" draw:stroke="solid" svg:stroke-width="0.02794in" svg:stroke-color="#ff0000" svg:stroke-opacity="100%" draw:stroke-linejoin="round" svg:stroke-linecap="butt"/>
    </style:style>
    <style:style style:family="text" style:name="a15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28" style:parent-style-name="Graphics">
      <style:graphic-properties draw:fill="none" draw:stroke="non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8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family-asian="Arial" style:font-family-complex="Arial" style:font-family-generic="roman" style:font-pitch="variable" style:font-charset="x-symbo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family-asian="Arial" style:font-family-complex="Arial" style:font-family-generic="roman" style:font-pitch="variable" style:font-charset="x-symbo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5">
      <style:graphic-properties style:vertical-pos="middl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3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family-asian="Arial" style:font-family-complex="Arial" style:font-family-generic="roman" style:font-pitch="variable" style:font-charset="x-symbo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56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64">
      <style:drawing-page-properties draw:fill="bitmap" draw:fill-image-name="a1563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family-asian="Arial" style:font-family-complex="Arial" style:font-family-generic="roman" style:font-pitch="variable" style:font-charset="x-symbo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family-asian="Arial" style:font-family-complex="Arial" style:font-family-generic="roman" style:font-pitch="variable" style:font-charset="x-symbo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0">
      <style:drawing-page-properties draw:fill="bitmap" draw:fill-image-name="a1789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7">
      <style:paragraph-properties fo:line-height="100%" fo:text-align="left" style:tab-stop-distance="1in" fo:margin-left="0in" fo:margin-right="0in" fo:text-indent="-0.0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family-asian="Arial" style:font-family-complex="Arial" style:font-family-generic="roman" style:font-pitch="variable" style:font-charset="x-symbo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family-asian="Arial" style:font-family-complex="Arial" style:font-family-generic="roman" style:font-pitch="variable" style:font-charset="x-symbo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language="en" style:language-asian="zh" fo:country="US" style:country-asian="TW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family-asian="Arial" style:font-family-complex="Arial" style:font-family-generic="roman" style:font-pitch="variable" style:font-charset="x-symbo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text-align="left" fo:margin-left="0in" fo:margin-right="0in" fo:text-indent="0in" fo:margin-top="0in" fo:margin-bottom="0in" style:writing-mode="lr-tb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language="en" style:language-asian="zh" fo:country="US" style:country-asian="TW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3">
      <style:paragraph-properties fo:text-align="left" fo:margin-left="0in" fo:margin-right="0in" fo:text-indent="0in" fo:margin-top="0in" fo:margin-bottom="0in" style:writing-mode="lr-tb"/>
    </style:style>
    <style:style style:family="text" style:name="a1704">
      <style:text-properties fo:language="en" style:language-asian="zh" fo:country="US" style:country-asian="TW"/>
    </style:style>
    <style:style style:family="text" style:name="a1705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Arial" style:font-family-complex="Arial" fo:font-size="0.19444in" style:font-size-asian="0.19444in" style:font-size-complex="0.19444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06">
      <style:paragraph-properties fo:text-align="left" fo:margin-left="0in" fo:margin-right="0in" fo:text-indent="0in" fo:margin-top="0in" fo:margin-bottom="0in" style:writing-mode="lr-tb"/>
    </style:style>
    <style:style style:family="table-cell" style:name="a1707">
      <style:table-cell-properties style:vertical-align="top" fo:background-color="#058dc7" fo:padding-top="0.05001in" fo:padding-bottom="0.05001in" fo:padding-left="0.10001in" fo:padding-right="0.10001in"/>
      <style:paragraph-properties style:writing-mode="lr-tb"/>
    </style:style>
    <style:style style:family="text" style:name="a1708">
      <style:text-properties fo:font-variant="normal" fo:text-transform="none" style:text-line-through-type="none" style:text-line-through-style="none" style:text-line-through-width="auto" style:text-line-through-color="font-color" fo:font-family="Microsoft JhengHei" style:font-family-asian="Microsoft JhengHei" style:font-family-complex="Microsoft JhengHei" fo:font-size="0.20833in" style:font-size-asian="0.20833in" style:font-size-complex="0.208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09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Arial" style:font-family-complex="Arial" fo:font-size="0.20833in" style:font-size-asian="0.20833in" style:font-size-complex="0.20833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family-asian="Arial" style:font-family-complex="Arial" style:font-family-generic="roman" style:font-pitch="variable" style:font-charset="x-symbo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family-asian="Arial" style:font-family-complex="Arial" style:font-family-generic="roman" style:font-pitch="variable" style:font-charset="x-symbo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family-asian="Arial" style:font-family-complex="Arial" style:font-family-generic="roman" style:font-pitch="variable" style:font-charset="x-symbo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text-align="left" fo:margin-left="0in" fo:margin-right="0in" fo:text-indent="0in" fo:margin-top="0in" fo:margin-bottom="0in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Arial" style:font-family-complex="Arial" fo:font-size="0.19444in" style:font-size-asian="0.19444in" style:font-size-complex="0.19444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Arial" style:font-family-complex="Arial" fo:font-size="0.19444in" style:font-size-asian="0.19444in" style:font-size-complex="0.19444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family-asian="Arial" style:font-family-complex="Arial" style:font-family-generic="roman" style:font-pitch="variable" style:font-charset="x-symbo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3">
      <style:paragraph-properties fo:text-align="left" fo:margin-left="0in" fo:margin-right="0in" fo:text-indent="0in" fo:margin-top="0in" fo:margin-bottom="0in" style:writing-mode="lr-tb"/>
    </style:style>
    <style:style style:family="table-cell" style:name="a1714">
      <style:table-cell-properties style:vertical-align="top" fo:background-color="#058dc7" fo:padding-top="0.05001in" fo:padding-bottom="0.05001in" fo:padding-left="0.10001in" fo:padding-right="0.10001in"/>
      <style:paragraph-properties style:writing-mode="lr-tb"/>
    </style:style>
    <style:style style:family="presentation" style:name="a17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6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71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719">
      <style:drawing-page-properties draw:fill="bitmap" draw:fill-image-name="a1718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family-asian="Arial" style:font-family-complex="Arial" style:font-family-generic="roman" style:font-pitch="variable" style:font-charset="x-symbo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family-asian="Arial" style:font-family-complex="Arial" style:font-family-generic="roman" style:font-pitch="variable" style:font-charset="x-symbo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0">
      <style:graphic-properties draw:fill="solid" draw:fill-color="#000000" draw:opacity="9.803%" draw:stroke="non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 style:parent-style-name="Graphics">
      <style:graphic-properties draw:fill="none" fo:clip="rect(0in, 0in, 0in, 0in)" draw:stroke="solid" svg:stroke-width="0.12519in" svg:stroke-color="#ffffff" svg:stroke-opacity="100%" draw:stroke-linejoin="miter" svg:stroke-linecap="butt" draw:image-opacity="100%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2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2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2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3">
      <style:drawing-page-properties draw:fill="bitmap" draw:fill-image-name="a1512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1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family-asian="Arial" style:font-family-complex="Arial" style:font-family-generic="roman" style:font-pitch="variable" style:font-charset="x-symbo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7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7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3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52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26">
      <style:drawing-page-properties draw:fill="bitmap" draw:fill-image-name="a1525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2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22222in" style:font-size-asian="0.22222in" style:font-size-complex="0.22222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689">
      <style:table-properties style:writing-mode="lr-tb"/>
    </style:style>
    <style:style style:family="presentation" style:name="a174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7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746">
      <style:drawing-page-properties draw:fill="bitmap" draw:fill-image-name="a1745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00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01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05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8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690">
      <style:table-column-properties style:column-width="2.2193in"/>
    </style:style>
    <style:style style:family="table-column" style:name="a1691">
      <style:table-column-properties style:column-width="2.2193in"/>
    </style:style>
    <style:style style:family="table-row" style:name="a1692">
      <style:table-row-properties style:row-height="1.28346in"/>
    </style:style>
    <style:style style:family="text" style:name="a1693">
      <style:text-properties fo:font-variant="normal" fo:text-transform="none" style:text-line-through-type="none" style:text-line-through-style="none" style:text-line-through-width="auto" style:text-line-through-color="font-color" fo:font-family="Microsoft JhengHei" style:font-family-asian="Microsoft JhengHei" style:font-family-complex="Microsoft JhengHei" fo:font-size="0.20833in" style:font-size-asian="0.20833in" style:font-size-complex="0.208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94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Arial" style:font-family-complex="Arial" fo:font-size="0.20833in" style:font-size-asian="0.20833in" style:font-size-complex="0.20833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95">
      <style:paragraph-properties fo:text-align="left" fo:margin-left="0in" fo:margin-right="0in" fo:text-indent="0in" fo:margin-top="0in" fo:margin-bottom="0in" style:writing-mode="lr-tb"/>
    </style:style>
    <style:style style:family="text" style:name="a1696">
      <style:text-properties fo:language="en" style:language-asian="zh" fo:country="US" style:country-asian="TW"/>
    </style:style>
    <style:style style:family="graphic" style:name="a175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7">
      <style:paragraph-properties fo:text-align="left" fo:margin-left="0in" fo:margin-right="0in" fo:text-indent="0in" fo:margin-top="0in" fo:margin-bottom="0in" style:writing-mode="lr-tb"/>
    </style:style>
    <style:style style:family="text" style:name="a175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98">
      <style:text-properties fo:language="en" style:language-asian="zh" fo:country="US" style:country-asian="TW"/>
    </style:style>
    <style:style style:family="text" style:name="a175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99">
      <style:paragraph-properties fo:text-align="left" fo:margin-left="0in" fo:margin-right="0in" fo:text-indent="0in" fo:margin-top="0in" fo:margin-bottom="0in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4">
      <style:paragraph-properties fo:line-height="100%" fo:text-align="left" style:tab-stop-distance="1in" fo:margin-left="0in" fo:margin-right="0in" fo:text-indent="-0.0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0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family-asian="Arial" style:font-family-complex="Arial" style:font-family-generic="roman" style:font-pitch="variable" style:font-charset="x-symbo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family-asian="Arial" style:font-family-complex="Arial" style:font-family-generic="roman" style:font-pitch="variable" style:font-charset="x-symbo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736">
      <text:list-level-style-number text:level="1" style:num-format="1" style:num-suffix=".">
        <style:list-level-properties text:space-before="0in" text:min-label-width="0.375in"/>
        <style:text-properties fo:color="#25212a" fo:font-family="Arial" fo:font-size="0.15in"/>
      </text:list-level-style-number>
      <text:list-level-style-number text:level="2" style:num-format="1" style:num-suffix=".">
        <style:list-level-properties text:space-before="0in" text:min-label-width="0.375in"/>
        <style:text-properties fo:color="#25212a" fo:font-family="Arial" fo:font-size="0.15in"/>
      </text:list-level-style-number>
      <text:list-level-style-number text:level="3" style:num-format="1" style:num-suffix=".">
        <style:list-level-properties text:space-before="0in" text:min-label-width="0.375in"/>
        <style:text-properties fo:color="#25212a" fo:font-family="Arial" fo:font-size="0.15in"/>
      </text:list-level-style-number>
      <text:list-level-style-number text:level="4" style:num-format="1" style:num-suffix=".">
        <style:list-level-properties text:space-before="0in" text:min-label-width="0.375in"/>
        <style:text-properties fo:color="#25212a" fo:font-family="Arial" fo:font-size="0.15in"/>
      </text:list-level-style-number>
      <text:list-level-style-number text:level="5" style:num-format="1" style:num-suffix=".">
        <style:list-level-properties text:space-before="0in" text:min-label-width="0.375in"/>
        <style:text-properties fo:color="#25212a" fo:font-family="Arial" fo:font-size="0.15in"/>
      </text:list-level-style-number>
      <text:list-level-style-number text:level="6" style:num-format="1" style:num-suffix=".">
        <style:list-level-properties text:space-before="0in" text:min-label-width="0.375in"/>
        <style:text-properties fo:color="#25212a" fo:font-family="Arial" fo:font-size="0.15in"/>
      </text:list-level-style-number>
      <text:list-level-style-number text:level="7" style:num-format="1" style:num-suffix=".">
        <style:list-level-properties text:space-before="0in" text:min-label-width="0.375in"/>
        <style:text-properties fo:color="#25212a" fo:font-family="Arial" fo:font-size="0.15in"/>
      </text:list-level-style-number>
      <text:list-level-style-number text:level="8" style:num-format="1" style:num-suffix=".">
        <style:list-level-properties text:space-before="0in" text:min-label-width="0.375in"/>
        <style:text-properties fo:color="#25212a" fo:font-family="Arial" fo:font-size="0.15in"/>
      </text:list-level-style-number>
      <text:list-level-style-number text:level="9" style:num-format="1" style:num-suffix=".">
        <style:list-level-properties text:space-before="0in" text:min-label-width="0.375in"/>
        <style:text-properties fo:color="#25212a" fo:font-family="Arial" fo:font-size="0.15in"/>
      </text:list-level-style-number>
    </text:list-style>
    <text:list-style style:name="a1730">
      <text:list-level-style-number text:level="1" style:num-format="1" style:num-suffix=".">
        <style:list-level-properties text:space-before="0in" text:min-label-width="0.375in"/>
        <style:text-properties fo:color="#25212a" fo:font-family="Arial" fo:font-size="0.15in"/>
      </text:list-level-style-number>
      <text:list-level-style-number text:level="2" style:num-format="1" style:num-suffix=".">
        <style:list-level-properties text:space-before="0in" text:min-label-width="0.375in"/>
        <style:text-properties fo:color="#25212a" fo:font-family="Arial" fo:font-size="0.15in"/>
      </text:list-level-style-number>
      <text:list-level-style-number text:level="3" style:num-format="1" style:num-suffix=".">
        <style:list-level-properties text:space-before="0in" text:min-label-width="0.375in"/>
        <style:text-properties fo:color="#25212a" fo:font-family="Arial" fo:font-size="0.15in"/>
      </text:list-level-style-number>
      <text:list-level-style-number text:level="4" style:num-format="1" style:num-suffix=".">
        <style:list-level-properties text:space-before="0in" text:min-label-width="0.375in"/>
        <style:text-properties fo:color="#25212a" fo:font-family="Arial" fo:font-size="0.15in"/>
      </text:list-level-style-number>
      <text:list-level-style-number text:level="5" style:num-format="1" style:num-suffix=".">
        <style:list-level-properties text:space-before="0in" text:min-label-width="0.375in"/>
        <style:text-properties fo:color="#25212a" fo:font-family="Arial" fo:font-size="0.15in"/>
      </text:list-level-style-number>
      <text:list-level-style-number text:level="6" style:num-format="1" style:num-suffix=".">
        <style:list-level-properties text:space-before="0in" text:min-label-width="0.375in"/>
        <style:text-properties fo:color="#25212a" fo:font-family="Arial" fo:font-size="0.15in"/>
      </text:list-level-style-number>
      <text:list-level-style-number text:level="7" style:num-format="1" style:num-suffix=".">
        <style:list-level-properties text:space-before="0in" text:min-label-width="0.375in"/>
        <style:text-properties fo:color="#25212a" fo:font-family="Arial" fo:font-size="0.15in"/>
      </text:list-level-style-number>
      <text:list-level-style-number text:level="8" style:num-format="1" style:num-suffix=".">
        <style:list-level-properties text:space-before="0in" text:min-label-width="0.375in"/>
        <style:text-properties fo:color="#25212a" fo:font-family="Arial" fo:font-size="0.15in"/>
      </text:list-level-style-number>
      <text:list-level-style-number text:level="9" style:num-format="1" style:num-suffix=".">
        <style:list-level-properties text:space-before="0in" text:min-label-width="0.375in"/>
        <style:text-properties fo:color="#25212a" fo:font-family="Arial" fo:font-size="0.15in"/>
      </text:list-level-style-number>
    </text:list-style>
    <text:list-style style:name="a1755">
      <text:list-level-style-bullet text:level="1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2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3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4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5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6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7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8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9" text:bullet-char="◈">
        <style:list-level-properties text:space-before="0in" text:min-label-width="0.075in"/>
        <style:text-properties fo:color="#25212a" fo:font-family="Tinos" fo:font-size="0.15in"/>
      </text:list-level-style-bullet>
    </text:list-style>
    <text:list-style style:name="a1798">
      <text:list-level-style-bullet text:level="1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2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3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4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5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6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7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8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9" text:bullet-char="◈">
        <style:list-level-properties text:space-before="0in" text:min-label-width="0.075in"/>
        <style:text-properties fo:color="#25212a" fo:font-family="Tinos" fo:font-size="0.15in"/>
      </text:list-level-style-bullet>
    </text:list-style>
  </office:automatic-styles>
  <office:body>
    <office:presentation>
      <draw:page draw:name="Slide1" draw:style-name="a1513" draw:master-page-name="Master1-Layout1-titleOnly-TITLE_ONLY" presentation:presentation-page-layout-name="Master1-PPL1" draw:id="Slide-256">
        <draw:frame draw:id="id348" draw:style-name="a1521" draw:name="Google Shape;281;p66" svg:x="1.60551in" svg:y="1.75276in" svg:width="4.34961in" svg:height="2.01142in">
          <draw:text-box>
            <text:p text:style-name="a1520" text:class-names="" text:cond-style-name=""><text:span text:style-name="a1514" text:class-names="">TOI推廣計畫</text:span><text:span text:style-name="a1515" text:class-names=""><text:line-break/></text:span><text:span text:style-name="a1516" text:class-names="">解題</text:span><text:span text:style-name="a1517" text:class-names="">-</text:span><text:span text:style-name="a1518" text:class-names="">后羿射日</text:span><text:span text:style-name="a1519" text:class-names=""/></text:p>
          </draw:text-box>
          <svg:title/>
          <svg:desc/>
        </draw:frame>
        <presentation:notes draw:style-name="a1524">
          <draw:frame draw:id="id349" presentation:style-name="a1522" draw:name="Google Shape;278;p1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" svg:x="0.41667in" svg:y="0.75in" svg:width="6.66667in" svg:height="3.75in" presentation:class="page" draw:id="id350" presentation:style-name="a1523" draw:name="Google Shape;279;p1:notes">
            <svg:title/>
            <svg:desc/>
          </draw:page-thumbnail>
        </presentation:notes>
      </draw:page>
      <draw:page draw:name="Slide2" draw:style-name="a1526" draw:master-page-name="Master2-Layout1-objAndTwoObj-OBJECT_AND_TWO_OBJECTS" presentation:presentation-page-layout-name="Master2-PPL1" draw:id="Slide-257">
        <draw:frame draw:id="id351" draw:style-name="a1532" draw:name="Google Shape;289;p67" svg:x="0.19094in" svg:y="2.04528in" svg:width="1.20827in" svg:height="1.62913in">
          <draw:text-box>
            <text:p text:style-name="a1531" text:class-names="" text:cond-style-name=""><text:span text:style-name="a1527" text:class-names="">題</text:span><text:span text:style-name="a1528" text:class-names=""><text:line-break/></text:span><text:span text:style-name="a1529" text:class-names="">目</text:span><text:span text:style-name="a1530" text:class-names=""/></text:p>
          </draw:text-box>
          <svg:title/>
          <svg:desc/>
        </draw:frame>
        <draw:frame draw:id="id352" draw:style-name="a1536" draw:name="Google Shape;290;p67" svg:x="8.63898in" svg:y="4.48228in" svg:width="0.6in" svg:height="0.43031in">
          <draw:text-box>
            <text:p text:style-name="a1535" text:class-names="" text:cond-style-name=""><text:span text:style-name="a1533" text:class-names=""><text:page-number style:num-format="1" text:fixed="false">2</text:page-number></text:span><text:span text:style-name="a1534" text:class-names=""/></text:p>
          </draw:text-box>
          <svg:title/>
          <svg:desc/>
        </draw:frame>
        <draw:custom-shape svg:x="1.74724in" svg:y="0.9311in" svg:width="7.09702in" svg:height="3.47873in" draw:id="id353" draw:style-name="a1559" draw:name="Google Shape;291;p67">
          <svg:title/>
          <svg:desc/>
          <text:p text:style-name="a1541" text:class-names="" text:cond-style-name=""><text:span text:style-name="a1537" text:class-names="">　　</text:span><text:span text:style-name="a1538" text:class-names="">很久很久以前，天上有不只一個太陽，而是有</text:span><text:span text:style-name="a1539" text:class-names="">N</text:span><text:span text:style-name="a1540" text:class-names="">顆太陽同時照亮地面。太陽們的胡作非為讓人民非常困擾，猛烈的陽光烤焦了土地上的稻麥農作，曬枯了樹木花草，使得人們被曬得又黑又沒有食物，飢餓乏力連路都走不動。天帝見狀後非常生氣，於是把天上最勇敢的大神后羿叫來，為民除害。</text:span></text:p>
          <text:p text:style-name="a1550" text:class-names="" text:cond-style-name=""><text:span text:style-name="a1542" text:class-names="">　　</text:span><text:span text:style-name="a1543" text:class-names="">然而</text:span><text:span text:style-name="a1544" text:class-names="">，后羿的技術有限，無法射太遠，只有太陽在他的射程範圍</text:span><text:span text:style-name="a1545" text:class-names="">R</text:span><text:span text:style-name="a1546" text:class-names=""><text:s text:c="1"/></text:span><text:span text:style-name="a1547" text:class-names="">以內（包含）才能射下，且每顆太陽及后羿都有不同的等級</text:span><text:span text:style-name="a1548" text:class-names="">L</text:span><text:span text:style-name="a1549" text:class-names="">，若是太陽等級比后羿等級高也沒辦法射下。請寫一個程式判斷后羿能夠幫助人民射下幾顆太陽。</text:span></text:p>
          <text:p text:style-name="a1552" text:class-names="" text:cond-style-name=""><text:span text:style-name="a1551" text:class-names=""/></text:p>
          <text:p text:style-name="a1558" text:class-names="" text:cond-style-name=""><text:span text:style-name="a1553" text:class-names="">　　</text:span><text:span text:style-name="a1554" text:class-names="">請</text:span><text:span text:style-name="a1555" text:class-names="">寫一個程式判斷后羿能夠幫助人民射下幾顆太陽</text:span><text:span text:style-name="a1556" text:class-names="">。</text:span><text:span text:style-name="a1557" text:class-names=""/></text:p>
          <draw:enhanced-geometry xmlns:dr3d="urn:oasis:names:tc:opendocument:xmlns:dr3d:1.0" draw:type="non-primitive" svg:viewBox="0 0 21600 21600" draw:enhanced-path="M 0 0 L 21600 0 21600 21600 0 216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presentation:notes draw:style-name="a1562">
          <draw:frame draw:id="id354" presentation:style-name="a1560" draw:name="Google Shape;286;p2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2" svg:x="0.41667in" svg:y="0.75in" svg:width="6.66667in" svg:height="3.75in" presentation:class="page" draw:id="id355" presentation:style-name="a1561" draw:name="Google Shape;287;p2:notes">
            <svg:title/>
            <svg:desc/>
          </draw:page-thumbnail>
        </presentation:notes>
      </draw:page>
      <draw:page draw:name="Slide3" draw:style-name="a1564" draw:master-page-name="Master3-Layout1-objOnly-OBJECT_ONLY" presentation:presentation-page-layout-name="Master3-PPL1" draw:id="Slide-258">
        <draw:frame draw:id="id356" draw:style-name="a1568" draw:name="Google Shape;296;p68" svg:x="8.63898in" svg:y="4.48228in" svg:width="0.6in" svg:height="0.43031in">
          <draw:text-box>
            <text:p text:style-name="a1567" text:class-names="" text:cond-style-name=""><text:span text:style-name="a1565" text:class-names=""><text:page-number style:num-format="1" text:fixed="false">3</text:page-number></text:span><text:span text:style-name="a1566" text:class-names=""/></text:p>
          </draw:text-box>
          <svg:title/>
          <svg:desc/>
        </draw:frame>
        <draw:custom-shape svg:x="1.7752in" svg:y="0.88031in" svg:width="7.26457in" svg:height="1.54724in" draw:id="id357" draw:style-name="a1679" draw:name="Google Shape;297;p68">
          <svg:title/>
          <svg:desc/>
          <text:p text:style-name="a1571" text:class-names="" text:cond-style-name=""><text:span text:style-name="a1569" text:class-names="">輸入格式</text:span><text:span text:style-name="a1570" text:class-names=""/></text:p>
          <text:p text:style-name="a1676" text:class-names="" text:cond-style-name=""><text:span text:style-name="a1572" text:class-names="">　　</text:span><text:span text:style-name="a1573" text:class-names="">第一行有四個整數分別表示后羿的</text:span><text:span text:style-name="a1574" text:class-names="">x</text:span><text:span text:style-name="a1575" text:class-names="">座標值<text:s text:c="1"/></text:span><text:span text:style-name="a1576" text:class-names="">x</text:span><text:span text:style-name="a1577" text:class-names="">0</text:span><text:span text:style-name="a1578" text:class-names="">與</text:span><text:span text:style-name="a1579" text:class-names="">y</text:span><text:span text:style-name="a1580" text:class-names="">座標值<text:s text:c="1"/></text:span><text:span text:style-name="a1581" text:class-names="">y</text:span><text:span text:style-name="a1582" text:class-names="">0</text:span><text:span text:style-name="a1583" text:class-names=""><text:s text:c="1"/>(-1000<text:s text:c="1"/></text:span><text:span text:style-name="a1584" text:class-names=""></text:span><text:span text:style-name="a1585" text:class-names=""><text:s text:c="1"/></text:span><text:span text:style-name="a1586" text:class-names="">x</text:span><text:span text:style-name="a1587" text:class-names="">0</text:span><text:span text:style-name="a1588" text:class-names="">,</text:span><text:span text:style-name="a1589" text:class-names=""><text:s text:c="1"/>y</text:span><text:span text:style-name="a1590" text:class-names="">0</text:span><text:span text:style-name="a1591" text:class-names=""><text:s text:c="1"/></text:span><text:span text:style-name="a1592" text:class-names=""></text:span><text:span text:style-name="a1593" text:class-names=""><text:s text:c="1"/>1000)</text:span><text:span text:style-name="a1594" text:class-names="">、等級<text:s text:c="1"/></text:span><text:span text:style-name="a1595" text:class-names="">L</text:span><text:span text:style-name="a1596" text:class-names="">0</text:span><text:span text:style-name="a1597" text:class-names=""><text:s text:c="1"/>(1<text:s text:c="1"/></text:span><text:span text:style-name="a1598" text:class-names=""></text:span><text:span text:style-name="a1599" text:class-names=""><text:s text:c="1"/></text:span><text:span text:style-name="a1600" text:class-names="">L</text:span><text:span text:style-name="a1601" text:class-names="">0</text:span><text:span text:style-name="a1602" text:class-names=""><text:s text:c="1"/></text:span><text:span text:style-name="a1603" text:class-names=""></text:span><text:span text:style-name="a1604" text:class-names=""><text:s text:c="1"/>5)<text:s text:c="1"/></text:span><text:span text:style-name="a1605" text:class-names="">及射程範圍<text:s text:c="1"/></text:span><text:span text:style-name="a1606" text:class-names="">R</text:span><text:span text:style-name="a1607" text:class-names=""><text:s text:c="1"/>(0<text:s text:c="1"/></text:span><text:span text:style-name="a1608" text:class-names=""></text:span><text:span text:style-name="a1609" text:class-names=""><text:s text:c="1"/></text:span><text:span text:style-name="a1610" text:class-names="">R</text:span><text:span text:style-name="a1611" text:class-names=""><text:s text:c="1"/></text:span><text:span text:style-name="a1612" text:class-names=""></text:span><text:span text:style-name="a1613" text:class-names=""><text:s text:c="1"/>3000)</text:span><text:span text:style-name="a1614" text:class-names="">。第二行有一個整數</text:span><text:span text:style-name="a1615" text:class-names="">N<text:s text:c="1"/></text:span><text:span text:style-name="a1616" text:class-names="">(0<text:s text:c="1"/></text:span><text:span text:style-name="a1617" text:class-names=""></text:span><text:span text:style-name="a1618" text:class-names=""><text:s text:c="1"/></text:span><text:span text:style-name="a1619" text:class-names="">N</text:span><text:span text:style-name="a1620" text:class-names=""><text:s text:c="1"/></text:span><text:span text:style-name="a1621" text:class-names=""></text:span><text:span text:style-name="a1622" text:class-names=""><text:s text:c="1"/>10)<text:s text:c="1"/></text:span><text:span text:style-name="a1623" text:class-names="">代表有幾顆太陽。接下來有</text:span><text:span text:style-name="a1624" text:class-names="">N</text:span><text:span text:style-name="a1625" text:class-names="">行，每行有三個整數，分別代表太陽的</text:span><text:span text:style-name="a1626" text:class-names="">x</text:span><text:span text:style-name="a1627" text:class-names="">座標值<text:s text:c="1"/></text:span><text:span text:style-name="a1628" text:class-names="">x</text:span><text:span text:style-name="a1629" text:class-names="">i</text:span><text:span text:style-name="a1630" text:class-names="">、</text:span><text:span text:style-name="a1631" text:class-names="">y</text:span><text:span text:style-name="a1632" text:class-names="">座標值<text:s text:c="1"/></text:span><text:span text:style-name="a1633" text:class-names="">y</text:span><text:span text:style-name="a1634" text:class-names="">i</text:span><text:span text:style-name="a1635" text:class-names=""><text:s text:c="1"/>(-1000<text:s text:c="1"/></text:span><text:span text:style-name="a1636" text:class-names=""></text:span><text:span text:style-name="a1637" text:class-names=""><text:s text:c="1"/></text:span><text:span text:style-name="a1638" text:class-names="">x</text:span><text:span text:style-name="a1639" text:class-names="">i</text:span><text:span text:style-name="a1640" text:class-names="">,</text:span><text:span text:style-name="a1641" text:class-names=""><text:s text:c="1"/></text:span><text:span text:style-name="a1642" text:class-names="">y</text:span><text:span text:style-name="a1643" text:class-names="">i</text:span><text:span text:style-name="a1644" text:class-names=""><text:s text:c="1"/></text:span><text:span text:style-name="a1645" text:class-names=""></text:span><text:span text:style-name="a1646" text:class-names=""><text:s text:c="1"/>1000, 1<text:s text:c="1"/></text:span><text:span text:style-name="a1647" text:class-names=""></text:span><text:span text:style-name="a1648" text:class-names=""><text:s text:c="1"/></text:span><text:span text:style-name="a1649" text:class-names="">i</text:span><text:span text:style-name="a1650" text:class-names=""><text:s text:c="1"/></text:span><text:span text:style-name="a1651" text:class-names=""></text:span><text:span text:style-name="a1652" text:class-names=""><text:s text:c="1"/></text:span><text:span text:style-name="a1653" text:class-names="">N</text:span><text:span text:style-name="a1654" text:class-names="">)<text:s text:c="1"/></text:span><text:span text:style-name="a1655" text:class-names="">及等級<text:s text:c="1"/></text:span><text:span text:style-name="a1656" text:class-names="">L</text:span><text:span text:style-name="a1657" text:class-names="">i</text:span><text:span text:style-name="a1658" text:class-names=""><text:s text:c="1"/>(1<text:s text:c="1"/></text:span><text:span text:style-name="a1659" text:class-names=""></text:span><text:span text:style-name="a1660" text:class-names=""><text:s text:c="1"/></text:span><text:span text:style-name="a1661" text:class-names="">L</text:span><text:span text:style-name="a1662" text:class-names="">i</text:span><text:span text:style-name="a1663" text:class-names=""><text:s text:c="1"/></text:span><text:span text:style-name="a1664" text:class-names=""></text:span><text:span text:style-name="a1665" text:class-names=""><text:s text:c="1"/>5, 1<text:s text:c="1"/></text:span><text:span text:style-name="a1666" text:class-names=""></text:span><text:span text:style-name="a1667" text:class-names=""><text:s text:c="1"/></text:span><text:span text:style-name="a1668" text:class-names="">i</text:span><text:span text:style-name="a1669" text:class-names=""><text:s text:c="1"/></text:span><text:span text:style-name="a1670" text:class-names=""></text:span><text:span text:style-name="a1671" text:class-names=""><text:s text:c="1"/></text:span><text:span text:style-name="a1672" text:class-names="">N</text:span><text:span text:style-name="a1673" text:class-names="">)</text:span><text:span text:style-name="a1674" text:class-names="">。</text:span><text:span text:style-name="a1675" text:class-names=""/></text:p>
          <text:p text:style-name="a1678" text:class-names="" text:cond-style-name=""><text:span text:style-name="a1677" text:class-names=""/></text:p>
          <draw:enhanced-geometry xmlns:dr3d="urn:oasis:names:tc:opendocument:xmlns:dr3d:1.0" draw:type="non-primitive" svg:viewBox="0 0 21600 21600" draw:enhanced-path="M 0 0 L 21600 0 21600 21600 0 216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7752in" svg:y="2.27717in" svg:width="7.34252in" svg:height="0.7in" draw:id="id358" draw:style-name="a1688" draw:name="Google Shape;298;p68">
          <svg:title/>
          <svg:desc/>
          <text:p text:style-name="a1682" text:class-names="" text:cond-style-name=""><text:span text:style-name="a1680" text:class-names="">輸出格式</text:span><text:span text:style-name="a1681" text:class-names=""/></text:p>
          <text:p text:style-name="a1687" text:class-names="" text:cond-style-name=""><text:span text:style-name="a1683" text:class-names="">　</text:span><text:span text:style-name="a1684" text:class-names="">　</text:span><text:span text:style-name="a1685" text:class-names="">輸出一行，以一個整數表示后羿可以射下幾顆太陽。</text:span><text:span text:style-name="a1686" text:class-names=""/></text:p>
          <draw:enhanced-geometry xmlns:dr3d="urn:oasis:names:tc:opendocument:xmlns:dr3d:1.0" draw:type="non-primitive" svg:viewBox="0 0 21600 21600" draw:enhanced-path="M 0 0 L 21600 0 21600 21600 0 216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359" draw:name="Google Shape;299;p68" svg:x="3.18818in" svg:y="2.96561in" svg:width="4.43859in" svg:height="1.51668in">
          <table:table table:style-name="a1689" table:template-name="{824AA5A3-848D-4702-BE5B-9042D101DF01}" table:use-banding-columns-styles="false" table:use-banding-rows-styles="false" table:use-first-column-styles="false" table:use-first-row-styles="false" table:use-last-column-styles="false" table:use-last-row-styles="false">
            <table:table-column table:style-name="a1690" table:default-cell-style-name=""/>
            <table:table-column table:style-name="a1691" table:default-cell-style-name=""/>
            <table:table-row table:style-name="a1692" table:default-cell-style-name="">
              <table:table-cell table:style-name="a1707">
                <text:p text:style-name="a1695" text:class-names="" text:cond-style-name=""><text:span text:style-name="a1693" text:class-names="">輸入範例</text:span><text:span text:style-name="a1694" text:class-names=""/></text:p>
                <text:p text:style-name="a1697" text:class-names="" text:cond-style-name=""><text:span text:style-name="a1696" text:class-names="">10 10 5 50<text:s text:c="1"/></text:span></text:p>
                <text:p text:style-name="a1699" text:class-names="" text:cond-style-name=""><text:span text:style-name="a1698" text:class-names="">3<text:s text:c="1"/></text:span></text:p>
                <text:p text:style-name="a1701" text:class-names="" text:cond-style-name=""><text:span text:style-name="a1700" text:class-names="">20 10 1<text:s text:c="1"/></text:span></text:p>
                <text:p text:style-name="a1703" text:class-names="" text:cond-style-name=""><text:span text:style-name="a1702" text:class-names="">-100 50 2<text:s text:c="1"/></text:span></text:p>
                <text:p text:style-name="a1706" text:class-names="" text:cond-style-name=""><text:span text:style-name="a1704" text:class-names="">0 0 3<text:s text:c="1"/></text:span><text:span text:style-name="a1705" text:class-names=""/></text:p>
              </table:table-cell>
              <table:table-cell table:style-name="a1714">
                <text:p text:style-name="a1710" text:class-names="" text:cond-style-name=""><text:span text:style-name="a1708" text:class-names="">輸出範例</text:span><text:span text:style-name="a1709" text:class-names=""/></text:p>
                <text:p text:style-name="a1713" text:class-names="" text:cond-style-name=""><text:span text:style-name="a1711" text:class-names="">2</text:span><text:span text:style-name="a1712" text:class-names=""/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presentation:notes draw:style-name="a1717">
          <draw:frame draw:id="id360" presentation:style-name="a1715" draw:name="Google Shape;293;p3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3" svg:x="0.41667in" svg:y="0.75in" svg:width="6.66667in" svg:height="3.75in" presentation:class="page" draw:id="id361" presentation:style-name="a1716" draw:name="Google Shape;294;p3:notes">
            <svg:title/>
            <svg:desc/>
          </draw:page-thumbnail>
        </presentation:notes>
      </draw:page>
      <draw:page draw:name="Slide4" draw:style-name="a1719" draw:master-page-name="Master3-Layout1-objOnly-OBJECT_ONLY" presentation:presentation-page-layout-name="Master3-PPL1" draw:id="Slide-259">
        <draw:custom-shape svg:x="5.5248in" svg:y="1.18425in" svg:width="3.23346in" svg:height="3.23346in" draw:id="id362" draw:style-name="a1720" draw:name="Google Shape;304;p69">
          <svg:title/>
          <svg:desc/>
          <draw:enhanced-geometry xmlns:dr3d="urn:oasis:names:tc:opendocument:xmlns:dr3d:1.0" draw:type="non-primitive" svg:viewBox="0 0 21600 21600" draw:enhanced-path="M 0 0 L 21600 0 21600 21600 0 216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363" draw:style-name="a1721" draw:name="Google Shape;305;p69" svg:x="5.60787in" svg:y="1.26732in" svg:width="3.00394in" svg:height="3.00394in" style:rel-width="scale" style:rel-height="scale">
          <draw:image xlink:href="media/image2.jpg" xlink:type="simple" xlink:show="embed" xlink:actuate="onLoad"/>
          <svg:title/>
          <svg:desc>photo-1434030216411-0b793f4b4173.jpg</svg:desc>
        </draw:frame>
        <draw:frame draw:id="id364" draw:style-name="a1725" draw:name="Google Shape;306;p69" svg:x="1.68937in" svg:y="1.05827in" svg:width="3.53701in" svg:height="1.2685in">
          <draw:text-box>
            <text:p text:style-name="a1724" text:class-names="" text:cond-style-name=""><text:span text:style-name="a1722" text:class-names="">解題重點:</text:span><text:span text:style-name="a1723" text:class-names=""/></text:p>
          </draw:text-box>
          <svg:title/>
          <svg:desc/>
        </draw:frame>
        <draw:frame draw:id="id365" draw:style-name="a1737" draw:name="Google Shape;307;p69" svg:x="1.61339in" svg:y="2.39567in" svg:width="3.68898in" svg:height="2.02205in">
          <draw:text-box>
            <text:list text:style-name="a1730">
              <text:list-item>
                <text:p text:style-name="a1729" text:class-names="" text:cond-style-name=""><text:span text:style-name="a1726" text:class-names="">計算兩點距離</text:span><text:span text:style-name="a1727" text:class-names="">位置</text:span><text:span text:style-name="a1728" text:class-names=""/></text:p>
              </text:list-item>
            </text:list>
            <text:list text:style-name="a1736">
              <text:list-item>
                <text:p text:style-name="a1735" text:class-names="" text:cond-style-name=""><text:span text:style-name="a1731" text:class-names="">迴圈</text:span><text:span text:style-name="a1732" text:class-names="">使</text:span><text:span text:style-name="a1733" text:class-names="">用</text:span><text:span text:style-name="a1734" text:class-names=""/></text:p>
              </text:list-item>
            </text:list>
          </draw:text-box>
          <svg:title/>
          <svg:desc/>
        </draw:frame>
        <draw:frame draw:id="id366" draw:style-name="a1741" draw:name="Google Shape;308;p69" svg:x="8.63898in" svg:y="4.48228in" svg:width="0.6in" svg:height="0.43031in">
          <draw:text-box>
            <text:p text:style-name="a1740" text:class-names="" text:cond-style-name=""><text:span text:style-name="a1738" text:class-names=""><text:page-number style:num-format="1" text:fixed="false">4</text:page-number></text:span><text:span text:style-name="a1739" text:class-names=""/></text:p>
          </draw:text-box>
          <svg:title/>
          <svg:desc/>
        </draw:frame>
        <presentation:notes draw:style-name="a1744">
          <draw:frame draw:id="id367" presentation:style-name="a1742" draw:name="Google Shape;301;p4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4" svg:x="0.41667in" svg:y="0.75in" svg:width="6.66667in" svg:height="3.75in" presentation:class="page" draw:id="id368" presentation:style-name="a1743" draw:name="Google Shape;302;p4:notes">
            <svg:title/>
            <svg:desc/>
          </draw:page-thumbnail>
        </presentation:notes>
      </draw:page>
      <draw:page draw:name="Slide6" draw:style-name="a1746" draw:master-page-name="Master4-Layout1-blank-BLANK" presentation:presentation-page-layout-name="Master4-PPL1" draw:id="Slide-261">
        <draw:frame draw:id="id369" draw:style-name="a1750" draw:name="Google Shape;322;p71" svg:x="8.63898in" svg:y="4.48228in" svg:width="0.6in" svg:height="0.43031in">
          <draw:text-box>
            <text:p text:style-name="a1749" text:class-names="" text:cond-style-name=""><text:span text:style-name="a1747" text:class-names=""><text:page-number style:num-format="1" text:fixed="false">6</text:page-number></text:span><text:span text:style-name="a1748" text:class-names=""/></text:p>
          </draw:text-box>
          <svg:title/>
          <svg:desc/>
        </draw:frame>
        <draw:frame draw:id="id370" draw:style-name="a1756" draw:name="Google Shape;323;p71" svg:x="1.68228in" svg:y="0.8437in" svg:width="3.28583in" svg:height="0.59606in">
          <draw:text-box>
            <text:list text:style-name="a1755">
              <text:list-item>
                <text:p text:style-name="a1754" text:class-names="" text:cond-style-name=""><text:span text:style-name="a1751" text:class-names="">計算兩點距離</text:span><text:span text:style-name="a1752" text:class-names=""><text:s text:c="1"/></text:span><text:span text:style-name="a1753" text:class-names=""/></text:p>
              </text:list-item>
            </text:list>
          </draw:text-box>
          <svg:title/>
          <svg:desc/>
        </draw:frame>
        <draw:custom-shape svg:x="1.8878in" svg:y="1.59685in" svg:width="6.92913in" svg:height="1.90315in" draw:id="id371" draw:style-name="a1785" draw:name="Google Shape;324;p71">
          <svg:title/>
          <svg:desc/>
          <text:p text:style-name="a1784" text:class-names="" text:cond-style-name=""><text:span text:style-name="a1757" text:class-names="">　　</text:span><text:span text:style-name="a1758" text:class-names="">假設后羿的位置為</text:span><text:span text:style-name="a1759" text:class-names="">(</text:span><text:span text:style-name="a1760" text:class-names="">x</text:span><text:span text:style-name="a1761" text:class-names="">0</text:span><text:span text:style-name="a1762" text:class-names="">,<text:s text:c="1"/></text:span><text:span text:style-name="a1763" text:class-names="">y</text:span><text:span text:style-name="a1764" text:class-names="">0</text:span><text:span text:style-name="a1765" text:class-names="">)</text:span><text:span text:style-name="a1766" text:class-names="">，太陽位置為</text:span><text:span text:style-name="a1767" text:class-names="">(</text:span><text:span text:style-name="a1768" text:class-names="">x</text:span><text:span text:style-name="a1769" text:class-names="">1</text:span><text:span text:style-name="a1770" text:class-names="">,<text:s text:c="1"/></text:span><text:span text:style-name="a1771" text:class-names="">y</text:span><text:span text:style-name="a1772" text:class-names="">1</text:span><text:span text:style-name="a1773" text:class-names="">)</text:span><text:span text:style-name="a1774" text:class-names="">，則兩點距離為</text:span><draw:frame draw:style-name="a1775" text:anchor-type="as-char" svg:x="1172.4775in" svg:y="0in" svg:width="3.43042in" svg:height="0.36326in" style:rel-width="scale" style:rel-height="scale"><draw:object xlink:href="Object 1/" xlink:type="simple" xlink:show="embed" xlink:actuate="onLoad"/></draw:frame><text:span text:style-name="a1776" text:class-names="">太陽與后羿的距離需在射程範圍內，則計算方法為</text:span><text:span text:style-name="a1777" text:class-names="">d</text:span><text:span text:style-name="a1778" text:class-names=""><text:s text:c="1"/></text:span><text:span text:style-name="a1779" text:class-names=""></text:span><text:span text:style-name="a1780" text:class-names=""><text:s text:c="1"/></text:span><text:span text:style-name="a1781" text:class-names="">R</text:span><text:span text:style-name="a1782" text:class-names="">。</text:span><text:span text:style-name="a1783" text:class-names=""/></text:p>
          <draw:enhanced-geometry xmlns:dr3d="urn:oasis:names:tc:opendocument:xmlns:dr3d:1.0" draw:type="non-primitive" svg:viewBox="0 0 21600 21600" draw:enhanced-path="M 0 0 L 21600 0 21600 21600 0 216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presentation:notes draw:style-name="a1788">
          <draw:frame draw:id="id372" presentation:style-name="a1786" draw:name="Google Shape;319;p6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5" svg:x="0.41667in" svg:y="0.75in" svg:width="6.66667in" svg:height="3.75in" presentation:class="page" draw:id="id373" presentation:style-name="a1787" draw:name="Google Shape;320;p6:notes">
            <svg:title/>
            <svg:desc/>
          </draw:page-thumbnail>
        </presentation:notes>
      </draw:page>
      <draw:page draw:name="Slide5" draw:style-name="a1790" draw:master-page-name="Master4-Layout1-blank-BLANK" presentation:presentation-page-layout-name="Master4-PPL1" draw:id="Slide-260">
        <draw:frame draw:id="id374" draw:style-name="a1794" draw:name="Google Shape;313;p70" svg:x="8.63898in" svg:y="4.48228in" svg:width="0.6in" svg:height="0.43031in">
          <draw:text-box>
            <text:p text:style-name="a1793" text:class-names="" text:cond-style-name=""><text:span text:style-name="a1791" text:class-names=""><text:page-number style:num-format="1" text:fixed="false">5</text:page-number></text:span><text:span text:style-name="a1792" text:class-names=""/></text:p>
          </draw:text-box>
          <svg:title/>
          <svg:desc/>
        </draw:frame>
        <draw:frame draw:id="id375" draw:style-name="a1799" draw:name="Google Shape;314;p70" svg:x="1.68228in" svg:y="0.8437in" svg:width="6.27165in" svg:height="0.59606in">
          <draw:text-box>
            <text:list text:style-name="a1798">
              <text:list-item>
                <text:p text:style-name="a1797" text:class-names="" text:cond-style-name=""><text:span text:style-name="a1795" text:class-names="">迴圈</text:span><text:span text:style-name="a1796" text:class-names=""/></text:p>
              </text:list-item>
            </text:list>
          </draw:text-box>
          <svg:title/>
          <svg:desc/>
        </draw:frame>
        <draw:custom-shape svg:x="1.68228in" svg:y="2.00572in" svg:width="7.9626in" svg:height="3.59029in" draw:id="id376" draw:style-name="a1826" draw:name="Google Shape;315;p70">
          <svg:title/>
          <svg:desc/>
          <text:p text:style-name="a1802" text:class-names="" text:cond-style-name=""><text:span text:style-name="a1800" text:class-names="">如右圖程式碼</text:span><text:span text:style-name="a1801" text:class-names=""/></text:p>
          <text:p text:style-name="a1806" text:class-names="" text:cond-style-name=""><text:span text:style-name="a1803" text:class-names="">num</text:span><text:span text:style-name="a1804" text:class-names="">表示太陽的個數</text:span><text:span text:style-name="a1805" text:class-names=""/></text:p>
          <text:p text:style-name="a1812" text:class-names="" text:cond-style-name=""><text:span text:style-name="a1807" text:class-names="">s</text:span><text:span text:style-name="a1808" text:class-names="">um</text:span><text:span text:style-name="a1809" text:class-names="">表示太陽被射殺的</text:span><text:span text:style-name="a1810" text:class-names="">個數</text:span><text:span text:style-name="a1811" text:class-names=""/></text:p>
          <text:p text:style-name="a1818" text:class-names="" text:cond-style-name=""><text:span text:style-name="a1813" text:class-names="">以</text:span><text:span text:style-name="a1814" text:class-names="">for</text:span><text:span text:style-name="a1815" text:class-names="">迴</text:span><text:span text:style-name="a1816" text:class-names="">圈逐一輸入太陽資訊，</text:span><text:span text:style-name="a1817" text:class-names=""/></text:p>
          <text:p text:style-name="a1821" text:class-names="" text:cond-style-name=""><text:span text:style-name="a1819" text:class-names="">並判斷其是否達到射殺標準，</text:span><text:span text:style-name="a1820" text:class-names=""/></text:p>
          <text:p text:style-name="a1825" text:class-names="" text:cond-style-name=""><text:span text:style-name="a1822" text:class-names="">若是，則射殺太陽的總數</text:span><text:span text:style-name="a1823" text:class-names="">+=1</text:span><text:span text:style-name="a1824" text:class-names=""/></text:p>
          <draw:enhanced-geometry xmlns:dr3d="urn:oasis:names:tc:opendocument:xmlns:dr3d:1.0" draw:type="non-primitive" svg:viewBox="0 0 21600 21600" draw:enhanced-path="M 0 0 L 21600 0 21600 21600 0 216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96417in" svg:y="3.02874in" svg:width="3.54606in" svg:height="0.36693in" draw:id="id377" draw:style-name="a1827" draw:name="Google Shape;317;p70">
          <svg:title/>
          <svg:desc/>
          <draw:enhanced-geometry xmlns:dr3d="urn:oasis:names:tc:opendocument:xmlns:dr3d:1.0" draw:type="non-primitive" svg:viewBox="0 0 208545 21600" draw:enhanced-path="M 0 108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8545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378" draw:style-name="a1828" draw:name="圖片 6" svg:x="4.45035in" svg:y="1.40966in" svg:width="4.78862in" svg:height="2.8284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831">
          <draw:frame draw:id="id379" presentation:style-name="a1829" draw:name="Google Shape;310;p5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6" svg:x="0.41667in" svg:y="0.75in" svg:width="6.66667in" svg:height="3.75in" presentation:class="page" draw:id="id380" presentation:style-name="a1830" draw:name="Google Shape;311;p5:notes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_ONLY">
      <presentation:placeholder presentation:object="title" svg:x="0.5in" svg:y="0.22441in" svg:width="8.99961in" svg:height="0.93858in"/>
    </style:presentation-page-layout>
    <style:presentation-page-layout style:name="Master1-PPL2" style:display-name="BLANK"/>
    <style:presentation-page-layout style:name="Master1-PPL3" style:display-name="TITLE_AND_BODY">
      <presentation:placeholder presentation:object="title" svg:x="0.5in" svg:y="0.22441in" svg:width="8.99961in" svg:height="0.93858in"/>
      <presentation:placeholder presentation:object="subtitle" svg:x="0.5in" svg:y="1.31614in" svg:width="8.99961in" svg:height="3.26181in"/>
    </style:presentation-page-layout>
    <style:presentation-page-layout style:name="Master1-PPL4" style:display-name="OBJECT">
      <presentation:placeholder presentation:object="title" svg:x="0.5in" svg:y="0.22441in" svg:width="8.99961in" svg:height="0.93858in"/>
      <presentation:placeholder presentation:object="outline" svg:x="0.5in" svg:y="1.31614in" svg:width="8.99961in" svg:height="3.26181in"/>
    </style:presentation-page-layout>
    <style:presentation-page-layout style:name="Master1-PPL5" style:display-name="TWO_OBJECTS">
      <presentation:placeholder presentation:object="title" svg:x="0.5in" svg:y="0.22441in" svg:width="8.99961in" svg:height="0.93858in"/>
      <presentation:placeholder presentation:object="outline" svg:x="0.5in" svg:y="1.31614in" svg:width="4.39173in" svg:height="3.26181in"/>
      <presentation:placeholder presentation:object="outline" svg:x="5.11181in" svg:y="1.31614in" svg:width="4.39173in" svg:height="3.26181in"/>
    </style:presentation-page-layout>
    <style:presentation-page-layout style:name="Master1-PPL6" style:display-name="OBJECT_ONLY">
      <presentation:placeholder presentation:object="subtitle" svg:x="0.5in" svg:y="0.22441in" svg:width="8.99961in" svg:height="4.35197in"/>
    </style:presentation-page-layout>
    <style:presentation-page-layout style:name="Master1-PPL7" style:display-name="TWO_OBJECTS_AND_OBJEC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3.26181in"/>
      <presentation:placeholder presentation:object="outline" svg:x="0.5in" svg:y="3.01969in" svg:width="4.39173in" svg:height="1.55551in"/>
    </style:presentation-page-layout>
    <style:presentation-page-layout style:name="Master1-PPL8" style:display-name="OBJECT_AND_TWO_OBJECTS">
      <presentation:placeholder presentation:object="title" svg:x="0.5in" svg:y="0.22441in" svg:width="8.99961in" svg:height="0.93858in"/>
      <presentation:placeholder presentation:object="outline" svg:x="0.5in" svg:y="1.31614in" svg:width="4.39173in" svg:height="3.26181in"/>
      <presentation:placeholder presentation:object="outline" svg:x="5.11181in" svg:y="1.31614in" svg:width="4.39173in" svg:height="1.55551in"/>
      <presentation:placeholder presentation:object="outline" svg:x="5.11181in" svg:y="3.01969in" svg:width="4.39173in" svg:height="1.55551in"/>
    </style:presentation-page-layout>
    <style:presentation-page-layout style:name="Master1-PPL9" style:display-name="TWO_OBJECTS_OVER_TEX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1.55551in"/>
      <presentation:placeholder presentation:object="outline" svg:x="0.5in" svg:y="3.01969in" svg:width="8.99961in" svg:height="1.55551in"/>
    </style:presentation-page-layout>
    <style:presentation-page-layout style:name="Master1-PPL10" style:display-name="OBJECT_OVER_TEXT">
      <presentation:placeholder presentation:object="title" svg:x="0.5in" svg:y="0.22441in" svg:width="8.99961in" svg:height="0.93858in"/>
      <presentation:placeholder presentation:object="outline" svg:x="0.5in" svg:y="1.31614in" svg:width="8.99961in" svg:height="1.55551in"/>
      <presentation:placeholder presentation:object="outline" svg:x="0.5in" svg:y="3.01969in" svg:width="8.99961in" svg:height="1.55551in"/>
    </style:presentation-page-layout>
    <style:presentation-page-layout style:name="Master1-PPL11" style:display-name="FOUR_OBJECTS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1.55551in"/>
      <presentation:placeholder presentation:object="outline" svg:x="0.5in" svg:y="3.01969in" svg:width="4.39173in" svg:height="1.55551in"/>
      <presentation:placeholder presentation:object="outline" svg:x="5.11181in" svg:y="3.01969in" svg:width="4.39173in" svg:height="1.55551in"/>
    </style:presentation-page-layout>
    <style:presentation-page-layout style:name="Master1-PPL12" style:display-name="Title, 6 Content">
      <presentation:placeholder presentation:object="title" svg:x="0.5in" svg:y="0.22441in" svg:width="8.99961in" svg:height="0.93858in"/>
      <presentation:placeholder presentation:object="outline" svg:x="0.5in" svg:y="1.31614in" svg:width="2.89764in" svg:height="1.55551in"/>
      <presentation:placeholder presentation:object="outline" svg:x="3.54291in" svg:y="1.31614in" svg:width="2.89764in" svg:height="1.55551in"/>
      <presentation:placeholder presentation:object="outline" svg:x="6.58583in" svg:y="1.31614in" svg:width="2.89764in" svg:height="1.55551in"/>
      <presentation:placeholder presentation:object="outline" svg:x="0.5in" svg:y="3.01969in" svg:width="2.89764in" svg:height="1.55551in"/>
      <presentation:placeholder presentation:object="outline" svg:x="3.54291in" svg:y="3.01969in" svg:width="2.89764in" svg:height="1.55551in"/>
      <presentation:placeholder presentation:object="outline" svg:x="6.58583in" svg:y="3.01969in" svg:width="2.89764in" svg:height="1.55551in"/>
    </style:presentation-page-layout>
    <style:presentation-page-layout style:name="Master2-PPL1" style:display-name="OBJECT_AND_TWO_OBJECTS">
      <presentation:placeholder presentation:object="title" svg:x="0.5in" svg:y="0.22441in" svg:width="8.99961in" svg:height="0.93858in"/>
      <presentation:placeholder presentation:object="outline" svg:x="0.5in" svg:y="1.31614in" svg:width="4.39173in" svg:height="3.26181in"/>
      <presentation:placeholder presentation:object="outline" svg:x="5.11181in" svg:y="1.31614in" svg:width="4.39173in" svg:height="1.55551in"/>
      <presentation:placeholder presentation:object="outline" svg:x="5.11181in" svg:y="3.01969in" svg:width="4.39173in" svg:height="1.55551in"/>
    </style:presentation-page-layout>
    <style:presentation-page-layout style:name="Master2-PPL2" style:display-name="BLANK"/>
    <style:presentation-page-layout style:name="Master2-PPL3" style:display-name="TITLE_AND_BODY">
      <presentation:placeholder presentation:object="title" svg:x="0.5in" svg:y="0.22441in" svg:width="8.99961in" svg:height="0.93858in"/>
      <presentation:placeholder presentation:object="subtitle" svg:x="0.5in" svg:y="1.31614in" svg:width="8.99961in" svg:height="3.26181in"/>
    </style:presentation-page-layout>
    <style:presentation-page-layout style:name="Master2-PPL4" style:display-name="OBJECT">
      <presentation:placeholder presentation:object="title" svg:x="0.5in" svg:y="0.22441in" svg:width="8.99961in" svg:height="0.93858in"/>
      <presentation:placeholder presentation:object="outline" svg:x="0.5in" svg:y="1.31614in" svg:width="8.99961in" svg:height="3.26181in"/>
    </style:presentation-page-layout>
    <style:presentation-page-layout style:name="Master2-PPL5" style:display-name="TWO_OBJECTS">
      <presentation:placeholder presentation:object="title" svg:x="0.5in" svg:y="0.22441in" svg:width="8.99961in" svg:height="0.93858in"/>
      <presentation:placeholder presentation:object="outline" svg:x="0.5in" svg:y="1.31614in" svg:width="4.39173in" svg:height="3.26181in"/>
      <presentation:placeholder presentation:object="outline" svg:x="5.11181in" svg:y="1.31614in" svg:width="4.39173in" svg:height="3.26181in"/>
    </style:presentation-page-layout>
    <style:presentation-page-layout style:name="Master2-PPL6" style:display-name="TITLE_ONLY">
      <presentation:placeholder presentation:object="title" svg:x="0.5in" svg:y="0.22441in" svg:width="8.99961in" svg:height="0.93858in"/>
    </style:presentation-page-layout>
    <style:presentation-page-layout style:name="Master2-PPL7" style:display-name="OBJECT_ONLY">
      <presentation:placeholder presentation:object="subtitle" svg:x="0.5in" svg:y="0.22441in" svg:width="8.99961in" svg:height="4.35197in"/>
    </style:presentation-page-layout>
    <style:presentation-page-layout style:name="Master2-PPL8" style:display-name="TWO_OBJECTS_AND_OBJEC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3.26181in"/>
      <presentation:placeholder presentation:object="outline" svg:x="0.5in" svg:y="3.01969in" svg:width="4.39173in" svg:height="1.55551in"/>
    </style:presentation-page-layout>
    <style:presentation-page-layout style:name="Master2-PPL9" style:display-name="TWO_OBJECTS_OVER_TEX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1.55551in"/>
      <presentation:placeholder presentation:object="outline" svg:x="0.5in" svg:y="3.01969in" svg:width="8.99961in" svg:height="1.55551in"/>
    </style:presentation-page-layout>
    <style:presentation-page-layout style:name="Master2-PPL10" style:display-name="OBJECT_OVER_TEXT">
      <presentation:placeholder presentation:object="title" svg:x="0.5in" svg:y="0.22441in" svg:width="8.99961in" svg:height="0.93858in"/>
      <presentation:placeholder presentation:object="outline" svg:x="0.5in" svg:y="1.31614in" svg:width="8.99961in" svg:height="1.55551in"/>
      <presentation:placeholder presentation:object="outline" svg:x="0.5in" svg:y="3.01969in" svg:width="8.99961in" svg:height="1.55551in"/>
    </style:presentation-page-layout>
    <style:presentation-page-layout style:name="Master2-PPL11" style:display-name="FOUR_OBJECTS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1.55551in"/>
      <presentation:placeholder presentation:object="outline" svg:x="0.5in" svg:y="3.01969in" svg:width="4.39173in" svg:height="1.55551in"/>
      <presentation:placeholder presentation:object="outline" svg:x="5.11181in" svg:y="3.01969in" svg:width="4.39173in" svg:height="1.55551in"/>
    </style:presentation-page-layout>
    <style:presentation-page-layout style:name="Master2-PPL12" style:display-name="Title, 6 Content">
      <presentation:placeholder presentation:object="title" svg:x="0.5in" svg:y="0.22441in" svg:width="8.99961in" svg:height="0.93858in"/>
      <presentation:placeholder presentation:object="outline" svg:x="0.5in" svg:y="1.31614in" svg:width="2.89764in" svg:height="1.55551in"/>
      <presentation:placeholder presentation:object="outline" svg:x="3.54291in" svg:y="1.31614in" svg:width="2.89764in" svg:height="1.55551in"/>
      <presentation:placeholder presentation:object="outline" svg:x="6.58583in" svg:y="1.31614in" svg:width="2.89764in" svg:height="1.55551in"/>
      <presentation:placeholder presentation:object="outline" svg:x="0.5in" svg:y="3.01969in" svg:width="2.89764in" svg:height="1.55551in"/>
      <presentation:placeholder presentation:object="outline" svg:x="3.54291in" svg:y="3.01969in" svg:width="2.89764in" svg:height="1.55551in"/>
      <presentation:placeholder presentation:object="outline" svg:x="6.58583in" svg:y="3.01969in" svg:width="2.89764in" svg:height="1.55551in"/>
    </style:presentation-page-layout>
    <style:presentation-page-layout style:name="Master3-PPL1" style:display-name="OBJECT_ONLY">
      <presentation:placeholder presentation:object="subtitle" svg:x="0.5in" svg:y="0.22441in" svg:width="8.99961in" svg:height="4.35197in"/>
    </style:presentation-page-layout>
    <style:presentation-page-layout style:name="Master3-PPL2" style:display-name="BLANK"/>
    <style:presentation-page-layout style:name="Master3-PPL3" style:display-name="TITLE_AND_BODY">
      <presentation:placeholder presentation:object="title" svg:x="0.5in" svg:y="0.22441in" svg:width="8.99961in" svg:height="0.93858in"/>
      <presentation:placeholder presentation:object="subtitle" svg:x="0.5in" svg:y="1.31614in" svg:width="8.99961in" svg:height="3.26181in"/>
    </style:presentation-page-layout>
    <style:presentation-page-layout style:name="Master3-PPL4" style:display-name="OBJECT">
      <presentation:placeholder presentation:object="title" svg:x="0.5in" svg:y="0.22441in" svg:width="8.99961in" svg:height="0.93858in"/>
      <presentation:placeholder presentation:object="outline" svg:x="0.5in" svg:y="1.31614in" svg:width="8.99961in" svg:height="3.26181in"/>
    </style:presentation-page-layout>
    <style:presentation-page-layout style:name="Master3-PPL5" style:display-name="TWO_OBJECTS">
      <presentation:placeholder presentation:object="title" svg:x="0.5in" svg:y="0.22441in" svg:width="8.99961in" svg:height="0.93858in"/>
      <presentation:placeholder presentation:object="outline" svg:x="0.5in" svg:y="1.31614in" svg:width="4.39173in" svg:height="3.26181in"/>
      <presentation:placeholder presentation:object="outline" svg:x="5.11181in" svg:y="1.31614in" svg:width="4.39173in" svg:height="3.26181in"/>
    </style:presentation-page-layout>
    <style:presentation-page-layout style:name="Master3-PPL6" style:display-name="TITLE_ONLY">
      <presentation:placeholder presentation:object="title" svg:x="0.5in" svg:y="0.22441in" svg:width="8.99961in" svg:height="0.93858in"/>
    </style:presentation-page-layout>
    <style:presentation-page-layout style:name="Master3-PPL7" style:display-name="TWO_OBJECTS_AND_OBJEC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3.26181in"/>
      <presentation:placeholder presentation:object="outline" svg:x="0.5in" svg:y="3.01969in" svg:width="4.39173in" svg:height="1.55551in"/>
    </style:presentation-page-layout>
    <style:presentation-page-layout style:name="Master3-PPL8" style:display-name="OBJECT_AND_TWO_OBJECTS">
      <presentation:placeholder presentation:object="title" svg:x="0.5in" svg:y="0.22441in" svg:width="8.99961in" svg:height="0.93858in"/>
      <presentation:placeholder presentation:object="outline" svg:x="0.5in" svg:y="1.31614in" svg:width="4.39173in" svg:height="3.26181in"/>
      <presentation:placeholder presentation:object="outline" svg:x="5.11181in" svg:y="1.31614in" svg:width="4.39173in" svg:height="1.55551in"/>
      <presentation:placeholder presentation:object="outline" svg:x="5.11181in" svg:y="3.01969in" svg:width="4.39173in" svg:height="1.55551in"/>
    </style:presentation-page-layout>
    <style:presentation-page-layout style:name="Master3-PPL9" style:display-name="TWO_OBJECTS_OVER_TEX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1.55551in"/>
      <presentation:placeholder presentation:object="outline" svg:x="0.5in" svg:y="3.01969in" svg:width="8.99961in" svg:height="1.55551in"/>
    </style:presentation-page-layout>
    <style:presentation-page-layout style:name="Master3-PPL10" style:display-name="OBJECT_OVER_TEXT">
      <presentation:placeholder presentation:object="title" svg:x="0.5in" svg:y="0.22441in" svg:width="8.99961in" svg:height="0.93858in"/>
      <presentation:placeholder presentation:object="outline" svg:x="0.5in" svg:y="1.31614in" svg:width="8.99961in" svg:height="1.55551in"/>
      <presentation:placeholder presentation:object="outline" svg:x="0.5in" svg:y="3.01969in" svg:width="8.99961in" svg:height="1.55551in"/>
    </style:presentation-page-layout>
    <style:presentation-page-layout style:name="Master3-PPL11" style:display-name="FOUR_OBJECTS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1.55551in"/>
      <presentation:placeholder presentation:object="outline" svg:x="0.5in" svg:y="3.01969in" svg:width="4.39173in" svg:height="1.55551in"/>
      <presentation:placeholder presentation:object="outline" svg:x="5.11181in" svg:y="3.01969in" svg:width="4.39173in" svg:height="1.55551in"/>
    </style:presentation-page-layout>
    <style:presentation-page-layout style:name="Master3-PPL12" style:display-name="Title, 6 Content">
      <presentation:placeholder presentation:object="title" svg:x="0.5in" svg:y="0.22441in" svg:width="8.99961in" svg:height="0.93858in"/>
      <presentation:placeholder presentation:object="outline" svg:x="0.5in" svg:y="1.31614in" svg:width="2.89764in" svg:height="1.55551in"/>
      <presentation:placeholder presentation:object="outline" svg:x="3.54291in" svg:y="1.31614in" svg:width="2.89764in" svg:height="1.55551in"/>
      <presentation:placeholder presentation:object="outline" svg:x="6.58583in" svg:y="1.31614in" svg:width="2.89764in" svg:height="1.55551in"/>
      <presentation:placeholder presentation:object="outline" svg:x="0.5in" svg:y="3.01969in" svg:width="2.89764in" svg:height="1.55551in"/>
      <presentation:placeholder presentation:object="outline" svg:x="3.54291in" svg:y="3.01969in" svg:width="2.89764in" svg:height="1.55551in"/>
      <presentation:placeholder presentation:object="outline" svg:x="6.58583in" svg:y="3.01969in" svg:width="2.89764in" svg:height="1.55551in"/>
    </style:presentation-page-layout>
    <style:presentation-page-layout style:name="Master4-PPL1" style:display-name="BLANK"/>
    <style:presentation-page-layout style:name="Master4-PPL2" style:display-name="OBJECT">
      <presentation:placeholder presentation:object="title" svg:x="0.5in" svg:y="0.22441in" svg:width="8.99961in" svg:height="0.93858in"/>
      <presentation:placeholder presentation:object="outline" svg:x="0.5in" svg:y="1.31614in" svg:width="8.99961in" svg:height="3.26181in"/>
    </style:presentation-page-layout>
    <style:presentation-page-layout style:name="Master4-PPL3" style:display-name="TWO_OBJECTS">
      <presentation:placeholder presentation:object="title" svg:x="0.5in" svg:y="0.22441in" svg:width="8.99961in" svg:height="0.93858in"/>
      <presentation:placeholder presentation:object="outline" svg:x="0.5in" svg:y="1.31614in" svg:width="4.39173in" svg:height="3.26181in"/>
      <presentation:placeholder presentation:object="outline" svg:x="5.11181in" svg:y="1.31614in" svg:width="4.39173in" svg:height="3.26181in"/>
    </style:presentation-page-layout>
    <style:presentation-page-layout style:name="Master4-PPL4" style:display-name="TITLE_ONLY">
      <presentation:placeholder presentation:object="title" svg:x="0.5in" svg:y="0.22441in" svg:width="8.99961in" svg:height="0.93858in"/>
    </style:presentation-page-layout>
    <style:presentation-page-layout style:name="Master4-PPL5" style:display-name="OBJECT_ONLY">
      <presentation:placeholder presentation:object="subtitle" svg:x="0.5in" svg:y="0.22441in" svg:width="8.99961in" svg:height="4.35197in"/>
    </style:presentation-page-layout>
    <style:presentation-page-layout style:name="Master4-PPL6" style:display-name="TWO_OBJECTS_AND_OBJEC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3.26181in"/>
      <presentation:placeholder presentation:object="outline" svg:x="0.5in" svg:y="3.01969in" svg:width="4.39173in" svg:height="1.55551in"/>
    </style:presentation-page-layout>
    <style:presentation-page-layout style:name="Master4-PPL7" style:display-name="OBJECT_AND_TWO_OBJECTS">
      <presentation:placeholder presentation:object="title" svg:x="0.5in" svg:y="0.22441in" svg:width="8.99961in" svg:height="0.93858in"/>
      <presentation:placeholder presentation:object="outline" svg:x="0.5in" svg:y="1.31614in" svg:width="4.39173in" svg:height="3.26181in"/>
      <presentation:placeholder presentation:object="outline" svg:x="5.11181in" svg:y="1.31614in" svg:width="4.39173in" svg:height="1.55551in"/>
      <presentation:placeholder presentation:object="outline" svg:x="5.11181in" svg:y="3.01969in" svg:width="4.39173in" svg:height="1.55551in"/>
    </style:presentation-page-layout>
    <style:presentation-page-layout style:name="Master4-PPL8" style:display-name="TWO_OBJECTS_OVER_TEX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1.55551in"/>
      <presentation:placeholder presentation:object="outline" svg:x="0.5in" svg:y="3.01969in" svg:width="8.99961in" svg:height="1.55551in"/>
    </style:presentation-page-layout>
    <style:presentation-page-layout style:name="Master4-PPL9" style:display-name="OBJECT_OVER_TEXT">
      <presentation:placeholder presentation:object="title" svg:x="0.5in" svg:y="0.22441in" svg:width="8.99961in" svg:height="0.93858in"/>
      <presentation:placeholder presentation:object="outline" svg:x="0.5in" svg:y="1.31614in" svg:width="8.99961in" svg:height="1.55551in"/>
      <presentation:placeholder presentation:object="outline" svg:x="0.5in" svg:y="3.01969in" svg:width="8.99961in" svg:height="1.55551in"/>
    </style:presentation-page-layout>
    <style:presentation-page-layout style:name="Master4-PPL10" style:display-name="FOUR_OBJECTS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1.55551in"/>
      <presentation:placeholder presentation:object="outline" svg:x="0.5in" svg:y="3.01969in" svg:width="4.39173in" svg:height="1.55551in"/>
      <presentation:placeholder presentation:object="outline" svg:x="5.11181in" svg:y="3.01969in" svg:width="4.39173in" svg:height="1.55551in"/>
    </style:presentation-page-layout>
    <style:presentation-page-layout style:name="Master4-PPL11" style:display-name="Title, 6 Content">
      <presentation:placeholder presentation:object="title" svg:x="0.5in" svg:y="0.22441in" svg:width="8.99961in" svg:height="0.93858in"/>
      <presentation:placeholder presentation:object="outline" svg:x="0.5in" svg:y="1.31614in" svg:width="2.89764in" svg:height="1.55551in"/>
      <presentation:placeholder presentation:object="outline" svg:x="3.54291in" svg:y="1.31614in" svg:width="2.89764in" svg:height="1.55551in"/>
      <presentation:placeholder presentation:object="outline" svg:x="6.58583in" svg:y="1.31614in" svg:width="2.89764in" svg:height="1.55551in"/>
      <presentation:placeholder presentation:object="outline" svg:x="0.5in" svg:y="3.01969in" svg:width="2.89764in" svg:height="1.55551in"/>
      <presentation:placeholder presentation:object="outline" svg:x="3.54291in" svg:y="3.01969in" svg:width="2.89764in" svg:height="1.55551in"/>
      <presentation:placeholder presentation:object="outline" svg:x="6.58583in" svg:y="3.01969in" svg:width="2.89764in" svg:height="1.55551in"/>
    </style:presentation-page-layout>
    <style:presentation-page-layout style:name="Master5-PPL1" style:display-name="BLANK"/>
    <style:presentation-page-layout style:name="Master5-PPL2" style:display-name="TITLE_AND_BODY">
      <presentation:placeholder presentation:object="title" svg:x="0.5in" svg:y="0.22441in" svg:width="8.99961in" svg:height="0.93858in"/>
      <presentation:placeholder presentation:object="subtitle" svg:x="0.5in" svg:y="1.31614in" svg:width="8.99961in" svg:height="3.26181in"/>
    </style:presentation-page-layout>
    <style:presentation-page-layout style:name="Master5-PPL3" style:display-name="OBJECT">
      <presentation:placeholder presentation:object="title" svg:x="0.5in" svg:y="0.22441in" svg:width="8.99961in" svg:height="0.93858in"/>
      <presentation:placeholder presentation:object="outline" svg:x="0.5in" svg:y="1.31614in" svg:width="8.99961in" svg:height="3.26181in"/>
    </style:presentation-page-layout>
    <style:presentation-page-layout style:name="Master5-PPL4" style:display-name="TWO_OBJECTS">
      <presentation:placeholder presentation:object="title" svg:x="0.5in" svg:y="0.22441in" svg:width="8.99961in" svg:height="0.93858in"/>
      <presentation:placeholder presentation:object="outline" svg:x="0.5in" svg:y="1.31614in" svg:width="4.39173in" svg:height="3.26181in"/>
      <presentation:placeholder presentation:object="outline" svg:x="5.11181in" svg:y="1.31614in" svg:width="4.39173in" svg:height="3.26181in"/>
    </style:presentation-page-layout>
    <style:presentation-page-layout style:name="Master5-PPL5" style:display-name="TITLE_ONLY">
      <presentation:placeholder presentation:object="title" svg:x="0.5in" svg:y="0.22441in" svg:width="8.99961in" svg:height="0.93858in"/>
    </style:presentation-page-layout>
    <style:presentation-page-layout style:name="Master5-PPL6" style:display-name="OBJECT_ONLY">
      <presentation:placeholder presentation:object="subtitle" svg:x="0.5in" svg:y="0.22441in" svg:width="8.99961in" svg:height="4.35197in"/>
    </style:presentation-page-layout>
    <style:presentation-page-layout style:name="Master5-PPL7" style:display-name="TWO_OBJECTS_AND_OBJEC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3.26181in"/>
      <presentation:placeholder presentation:object="outline" svg:x="0.5in" svg:y="3.01969in" svg:width="4.39173in" svg:height="1.55551in"/>
    </style:presentation-page-layout>
    <style:presentation-page-layout style:name="Master5-PPL8" style:display-name="OBJECT_AND_TWO_OBJECTS">
      <presentation:placeholder presentation:object="title" svg:x="0.5in" svg:y="0.22441in" svg:width="8.99961in" svg:height="0.93858in"/>
      <presentation:placeholder presentation:object="outline" svg:x="0.5in" svg:y="1.31614in" svg:width="4.39173in" svg:height="3.26181in"/>
      <presentation:placeholder presentation:object="outline" svg:x="5.11181in" svg:y="1.31614in" svg:width="4.39173in" svg:height="1.55551in"/>
      <presentation:placeholder presentation:object="outline" svg:x="5.11181in" svg:y="3.01969in" svg:width="4.39173in" svg:height="1.55551in"/>
    </style:presentation-page-layout>
    <style:presentation-page-layout style:name="Master5-PPL9" style:display-name="TWO_OBJECTS_OVER_TEX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1.55551in"/>
      <presentation:placeholder presentation:object="outline" svg:x="0.5in" svg:y="3.01969in" svg:width="8.99961in" svg:height="1.55551in"/>
    </style:presentation-page-layout>
    <style:presentation-page-layout style:name="Master5-PPL10" style:display-name="OBJECT_OVER_TEXT">
      <presentation:placeholder presentation:object="title" svg:x="0.5in" svg:y="0.22441in" svg:width="8.99961in" svg:height="0.93858in"/>
      <presentation:placeholder presentation:object="outline" svg:x="0.5in" svg:y="1.31614in" svg:width="8.99961in" svg:height="1.55551in"/>
      <presentation:placeholder presentation:object="outline" svg:x="0.5in" svg:y="3.01969in" svg:width="8.99961in" svg:height="1.55551in"/>
    </style:presentation-page-layout>
    <style:presentation-page-layout style:name="Master5-PPL11" style:display-name="FOUR_OBJECTS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1.55551in"/>
      <presentation:placeholder presentation:object="outline" svg:x="0.5in" svg:y="3.01969in" svg:width="4.39173in" svg:height="1.55551in"/>
      <presentation:placeholder presentation:object="outline" svg:x="5.11181in" svg:y="3.01969in" svg:width="4.39173in" svg:height="1.55551in"/>
    </style:presentation-page-layout>
    <style:presentation-page-layout style:name="Master5-PPL12" style:display-name="Title, 6 Content">
      <presentation:placeholder presentation:object="title" svg:x="0.5in" svg:y="0.22441in" svg:width="8.99961in" svg:height="0.93858in"/>
      <presentation:placeholder presentation:object="outline" svg:x="0.5in" svg:y="1.31614in" svg:width="2.89764in" svg:height="1.55551in"/>
      <presentation:placeholder presentation:object="outline" svg:x="3.54291in" svg:y="1.31614in" svg:width="2.89764in" svg:height="1.55551in"/>
      <presentation:placeholder presentation:object="outline" svg:x="6.58583in" svg:y="1.31614in" svg:width="2.89764in" svg:height="1.55551in"/>
      <presentation:placeholder presentation:object="outline" svg:x="0.5in" svg:y="3.01969in" svg:width="2.89764in" svg:height="1.55551in"/>
      <presentation:placeholder presentation:object="outline" svg:x="3.54291in" svg:y="3.01969in" svg:width="2.89764in" svg:height="1.55551in"/>
      <presentation:placeholder presentation:object="outline" svg:x="6.58583in" svg:y="3.01969in" svg:width="2.89764in" svg:height="1.55551in"/>
    </style:presentation-page-layout>
    <style:style style:family="table-cell" style:name="a1506">
      <style:table-cell-properties/>
      <style:text-properties/>
    </style:style>
    <style:style style:family="table-cell" style:name="a1511">
      <style:table-cell-properties/>
      <style:text-properties/>
    </style:style>
    <style:style style:family="table-cell" style:name="a1507">
      <style:table-cell-properties/>
      <style:text-properties/>
    </style:style>
    <style:style style:family="table-cell" style:name="a1508">
      <style:table-cell-properties/>
      <style:text-properties/>
    </style:style>
    <style:style style:family="table-cell" style:name="a1509">
      <style:table-cell-properties/>
      <style:text-properties/>
    </style:style>
    <style:style style:family="graphic" style:name="Graphics"/>
    <style:style style:family="table-cell" style:name="a1503">
      <style:table-cell-properties/>
      <style:text-properties fo:color="#000000" fo:font-family="Arial" style:font-family-asian="Arial" style:font-family-complex="Arial"/>
    </style:style>
    <style:style style:family="table-cell" style:name="a1504">
      <style:table-cell-properties/>
      <style:text-properties/>
    </style:style>
    <style:style style:family="table-cell" style:name="a1505">
      <style:table-cell-properties/>
      <style:text-properties/>
    </style:style>
    <style:style style:family="table-cell" style:name="a1510">
      <style:table-cell-properties/>
      <style:text-properties/>
    </style:style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  <draw:fill-image draw:name="a1512" xlink:href="media/image4.jpg" xlink:show="embed" xlink:actuate="onLoad"/>
    <draw:fill-image draw:name="a1718" xlink:href="media/image4.jpg" xlink:show="embed" xlink:actuate="onLoad"/>
    <draw:fill-image draw:name="a1525" xlink:href="media/image4.jpg" xlink:show="embed" xlink:actuate="onLoad"/>
    <draw:fill-image draw:name="a1789" xlink:href="media/image4.jpg" xlink:show="embed" xlink:actuate="onLoad"/>
    <draw:fill-image draw:name="a1563" xlink:href="media/image4.jpg" xlink:show="embed" xlink:actuate="onLoad"/>
    <draw:fill-image draw:name="a1745" xlink:href="media/image4.jpg" xlink:show="embed" xlink:actuate="onLoad"/>
    <table:table-template table:name="{824AA5A3-848D-4702-BE5B-9042D101DF01}">
      <table:first-row table:style-name="a1508" table:paragraph-style-name=""/>
      <table:last-row table:style-name="a1509" table:paragraph-style-name=""/>
      <table:first-column table:style-name="a1510" table:paragraph-style-name=""/>
      <table:last-column table:style-name="a1511" table:paragraph-style-name=""/>
      <table:body table:style-name="a1503" table:paragraph-style-name=""/>
      <table:even-rows table:style-name="a1506" table:paragraph-style-name=""/>
      <table:odd-rows table:style-name="a1507" table:paragraph-style-name=""/>
      <table:even-columns table:style-name="a1504" table:paragraph-style-name=""/>
      <table:odd-columns table:style-name="a1505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2" style:parent-style-name="Graphics">
      <style:graphic-properties draw:fill="none" fo:clip="rect(0in, 0in, 0in, 0in)" draw:stroke="none" draw:image-opacity="100%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7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8" style:parent-style-name="Graphics">
      <style:graphic-properties draw:fill="none" fo:clip="rect(0in, 0in, 0in, 0in)" draw:stroke="none" draw:image-opacity="100%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5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7" style:parent-style-name="Graphics">
      <style:graphic-properties draw:fill="none" fo:clip="rect(0in, 0in, 0in, 0in)" draw:stroke="none" draw:image-opacity="100%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6" style:parent-style-name="Graphics">
      <style:graphic-properties draw:fill="none" fo:clip="rect(0in, 0in, 0in, 0in)" draw:stroke="none" draw:image-opacity="100%"/>
    </style:style>
    <style:style style:family="graphic" style:name="a1113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image-opacity="100%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1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 style:parent-style-name="Graphics">
      <style:graphic-properties draw:fill="none" fo:clip="rect(0in, 0in, 0in, 0in)" draw:stroke="none" draw:image-opacity="100%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7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540" style:parent-style-name="Graphics">
      <style:graphic-properties draw:fill="none" fo:clip="rect(0in, 0in, 0in, 0in)" draw:stroke="none" draw:image-opacity="100%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draw:fill="none" draw:stroke="solid" svg:stroke-width="0.01042in" svg:stroke-color="#cccccc" svg:stroke-opacity="100%" draw:stroke-linejoin="round" svg:stroke-linecap="butt"/>
    </style:style>
    <style:style style:family="paragraph" style:name="a114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 style:parent-style-name="Graphics">
      <style:graphic-properties draw:fill="none" fo:clip="rect(0in, 0in, 0in, 0in)" draw:stroke="none" draw:image-opacity="100%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1" style:parent-style-name="Graphics">
      <style:graphic-properties draw:fill="none" fo:clip="rect(0in, 0in, 0in, 0in)" draw:stroke="none" draw:image-opacity="100%"/>
    </style:style>
    <style:style style:family="presentation" style:name="a8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 style:parent-style-name="Graphics">
      <style:graphic-properties draw:fill="none" fo:clip="rect(0in, 0in, 0in, 0in)" draw:stroke="none" draw:image-opacity="100%"/>
    </style:style>
    <style:style style:family="graphic" style:name="a141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 style:parent-style-name="Graphics">
      <style:graphic-properties draw:fill="none" fo:clip="rect(0in, 0in, 0in, 0in)" draw:stroke="none" draw:image-opacity="100%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9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2" style:parent-style-name="Graphics">
      <style:graphic-properties draw:fill="none" fo:clip="rect(0in, 0in, 0in, 0in)" draw:stroke="none" draw:image-opacity="100%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draw:fill="none" draw:stroke="solid" svg:stroke-width="0.01042in" svg:stroke-color="#cccccc" svg:stroke-opacity="100%" draw:stroke-linejoin="round" svg:stroke-linecap="butt"/>
    </style:style>
    <style:style style:family="paragraph" style:name="a117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3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4" style:parent-style-name="Graphics">
      <style:graphic-properties draw:fill="none" fo:clip="rect(0in, 0in, 0in, 0in)" draw:stroke="none" draw:image-opacity="100%"/>
    </style:style>
    <style:style style:family="presentation" style:name="a8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1" style:parent-style-name="Graphics">
      <style:graphic-properties draw:fill="none" fo:clip="rect(0in, 0in, 0in, 0in)" draw:stroke="none" draw:image-opacity="100%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85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8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" style:parent-style-name="Graphics">
      <style:graphic-properties draw:fill="none" fo:clip="rect(0in, 0in, 0in, 0in)" draw:stroke="none" draw:image-opacity="100%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5" style:parent-style-name="Graphics">
      <style:graphic-properties draw:fill="none" fo:clip="rect(0in, 0in, 0in, 0in)" draw:stroke="none" draw:image-opacity="100%"/>
    </style:style>
    <style:style style:family="presentation" style:name="a8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46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2" style:parent-style-name="Graphics">
      <style:graphic-properties draw:fill="none" fo:clip="rect(0in, 0in, 0in, 0in)" draw:stroke="none" draw:image-opacity="100%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" style:parent-style-name="Graphics">
      <style:graphic-properties draw:fill="none" fo:clip="rect(0in, 0in, 0in, 0in)" draw:stroke="none" draw:image-opacity="100%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4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" style:parent-style-name="Graphics">
      <style:graphic-properties draw:fill="none" fo:clip="rect(0in, 0in, 0in, 0in)" draw:stroke="none" draw:image-opacity="100%"/>
    </style:style>
    <style:style style:family="presentation" style:name="a4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4" style:parent-style-name="Graphics">
      <style:graphic-properties draw:fill="none" fo:clip="rect(0in, 0in, 0in, 0in)" draw:stroke="none" draw:image-opacity="100%"/>
    </style:style>
    <style:style style:family="presentation" style:name="a100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9">
      <style:graphic-properties draw:fill="none" draw:stroke="solid" svg:stroke-width="0.01042in" svg:stroke-color="#cccccc" svg:stroke-opacity="100%" draw:stroke-linejoin="round" svg:stroke-linecap="butt"/>
    </style:style>
    <style:style style:family="drawing-page" style:name="a10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8" style:parent-style-name="Graphics">
      <style:graphic-properties draw:fill="none" fo:clip="rect(0in, 0in, 0in, 0in)" draw:stroke="none" draw:image-opacity="100%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4" style:parent-style-name="Graphics">
      <style:graphic-properties draw:fill="none" fo:clip="rect(0in, 0in, 0in, 0in)" draw:stroke="none" draw:image-opacity="100%"/>
    </style:style>
    <style:style style:family="graphic" style:name="a428" style:parent-style-name="Graphics">
      <style:graphic-properties draw:fill="none" fo:clip="rect(0in, 0in, 0in, 0in)" draw:stroke="none" draw:image-opacity="100%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9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6" style:parent-style-name="Graphics">
      <style:graphic-properties draw:fill="none" fo:clip="rect(0in, 0in, 0in, 0in)" draw:stroke="none" draw:image-opacity="100%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3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03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4" style:parent-style-name="Graphics">
      <style:graphic-properties draw:fill="none" fo:clip="rect(0in, 0in, 0in, 0in)" draw:stroke="none" draw:image-opacity="100%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4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449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0" style:parent-style-name="Graphics">
      <style:graphic-properties draw:fill="none" fo:clip="rect(0in, 0in, 0in, 0in)" draw:stroke="none" draw:image-opacity="100%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 style:parent-style-name="Graphics">
      <style:graphic-properties draw:fill="none" fo:clip="rect(0in, 0in, 0in, 0in)" draw:stroke="none" draw:image-opacity="100%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7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3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5" style:parent-style-name="Graphics">
      <style:graphic-properties draw:fill="none" fo:clip="rect(0in, 0in, 0in, 0in)" draw:stroke="none" draw:image-opacity="100%"/>
    </style:style>
    <style:style style:family="presentation" style:name="a7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0" style:parent-style-name="Graphics">
      <style:graphic-properties draw:fill="none" fo:clip="rect(0in, 0in, 0in, 0in)" draw:stroke="none" draw:image-opacity="100%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draw:fill="none" draw:stroke="solid" svg:stroke-width="0.01042in" svg:stroke-color="#cccccc" svg:stroke-opacity="100%" draw:stroke-linejoin="round" svg:stroke-linecap="butt"/>
    </style:style>
    <style:style style:family="paragraph" style:name="a106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2" style:parent-style-name="Graphics">
      <style:graphic-properties draw:fill="none" fo:clip="rect(0in, 0in, 0in, 0in)" draw:stroke="none" draw:image-opacity="100%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 style:parent-style-name="Graphics">
      <style:graphic-properties draw:fill="none" fo:clip="rect(0in, 0in, 0in, 0in)" draw:stroke="none" draw:image-opacity="100%"/>
    </style:style>
    <style:style style:family="presentation" style:name="a7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 style:parent-style-name="Graphics">
      <style:graphic-properties draw:fill="none" fo:clip="rect(0in, 0in, 0in, 0in)" draw:stroke="none" draw:image-opacity="100%"/>
    </style:style>
    <style:style style:family="graphic" style:name="a133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 style:parent-style-name="Graphics">
      <style:graphic-properties draw:fill="none" fo:clip="rect(0in, 0in, 0in, 0in)" draw:stroke="none" draw:image-opacity="100%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8" style:parent-style-name="Graphics">
      <style:graphic-properties draw:fill="none" fo:clip="rect(0in, 0in, 0in, 0in)" draw:stroke="none" draw:image-opacity="100%"/>
    </style:style>
    <style:style style:family="graphic" style:name="a1085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3">
      <style:graphic-properties draw:fill="none" draw:stroke="solid" svg:stroke-width="0.01042in" svg:stroke-color="#cccccc" svg:stroke-opacity="100%" draw:stroke-linejoin="round" svg:stroke-linecap="butt"/>
    </style:style>
    <style:style style:family="paragraph" style:name="a109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75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3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7" style:parent-style-name="Graphics">
      <style:graphic-properties draw:fill="none" fo:clip="rect(0in, 0in, 0in, 0in)" draw:stroke="none" draw:image-opacity="100%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 style:parent-style-name="Graphics">
      <style:graphic-properties draw:fill="none" fo:clip="rect(0in, 0in, 0in, 0in)" draw:stroke="none" draw:image-opacity="100%"/>
    </style:style>
    <style:style style:family="graphic" style:name="a136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3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4" style:parent-style-name="Graphics">
      <style:graphic-properties draw:fill="none" fo:clip="rect(0in, 0in, 0in, 0in)" draw:stroke="none" draw:image-opacity="100%"/>
    </style:style>
    <style:style style:family="presentation" style:name="a7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1" style:parent-style-name="Graphics">
      <style:graphic-properties draw:fill="none" fo:clip="rect(0in, 0in, 0in, 0in)" draw:stroke="none" draw:image-opacity="100%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6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31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4" style:parent-style-name="Graphics">
      <style:graphic-properties draw:fill="none" fo:clip="rect(0in, 0in, 0in, 0in)" draw:stroke="none" draw:image-opacity="100%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 style:parent-style-name="Graphics">
      <style:graphic-properties draw:fill="none" fo:clip="rect(0in, 0in, 0in, 0in)" draw:stroke="none" draw:image-opacity="100%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2" style:parent-style-name="Graphics">
      <style:graphic-properties draw:fill="none" fo:clip="rect(0in, 0in, 0in, 0in)" draw:stroke="none" draw:image-opacity="100%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35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12" style:parent-style-name="Graphics">
      <style:graphic-properties draw:fill="none" fo:clip="rect(0in, 0in, 0in, 0in)" draw:stroke="none" draw:imag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1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5" style:parent-style-name="Graphics">
      <style:graphic-properties draw:fill="none" fo:clip="rect(0in, 0in, 0in, 0in)" draw:stroke="none" draw:imag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62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8" style:parent-style-name="Graphics">
      <style:graphic-properties draw:fill="none" fo:clip="rect(0in, 0in, 0in, 0in)" draw:stroke="none" draw:image-opacity="100%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70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 style:parent-style-name="Graphics">
      <style:graphic-properties draw:fill="none" fo:clip="rect(0in, 0in, 0in, 0in)" draw:stroke="none" draw:image-opacity="100%"/>
    </style:style>
    <style:style style:family="graphic" style:name="a123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3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4" style:parent-style-name="Graphics">
      <style:graphic-properties draw:fill="none" fo:clip="rect(0in, 0in, 0in, 0in)" draw:stroke="none" draw:image-opacity="100%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9">
      <style:graphic-properties draw:fill="none" draw:stroke="solid" svg:stroke-width="0.01042in" svg:stroke-color="#cccccc" svg:stroke-opacity="100%" draw:stroke-linejoin="round" svg:stroke-linecap="butt"/>
    </style:style>
    <style:style style:family="paragraph" style:name="a1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240" style:parent-style-name="Graphics">
      <style:graphic-properties draw:fill="none" fo:clip="rect(0in, 0in, 0in, 0in)" draw:stroke="none" draw:image-opacity="100%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90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" style:parent-style-name="Graphics">
      <style:graphic-properties draw:fill="none" fo:clip="rect(0in, 0in, 0in, 0in)" draw:stroke="none" draw:image-opacity="100%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0" style:parent-style-name="Graphics">
      <style:graphic-properties draw:fill="none" fo:clip="rect(0in, 0in, 0in, 0in)" draw:stroke="none" draw:image-opacity="100%"/>
    </style:style>
    <style:style style:family="presentation" style:name="a2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5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8" style:parent-style-name="Graphics">
      <style:graphic-properties draw:fill="none" fo:clip="rect(0in, 0in, 0in, 0in)" draw:stroke="none" draw:image-opacity="100%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11" style:parent-style-name="Graphics">
      <style:graphic-properties draw:fill="none" fo:clip="rect(0in, 0in, 0in, 0in)" draw:stroke="none" draw:image-opacity="100%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" style:parent-style-name="Graphics">
      <style:graphic-properties draw:fill="none" fo:clip="rect(0in, 0in, 0in, 0in)" draw:stroke="none" draw:image-opacity="100%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2" style:parent-style-name="Graphics">
      <style:graphic-properties draw:fill="none" fo:clip="rect(0in, 0in, 0in, 0in)" draw:stroke="none" draw:image-opacity="100%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7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92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" style:parent-style-name="Graphics">
      <style:graphic-properties draw:fill="none" fo:clip="rect(0in, 0in, 0in, 0in)" draw:stroke="none" draw:image-opacity="100%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7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7" style:parent-style-name="Graphics">
      <style:graphic-properties draw:fill="none" fo:clip="rect(0in, 0in, 0in, 0in)" draw:stroke="none" draw:image-opacity="100%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5" style:parent-style-name="Graphics">
      <style:graphic-properties draw:fill="none" fo:clip="rect(0in, 0in, 0in, 0in)" draw:stroke="none" draw:image-opacity="100%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 style:parent-style-name="Graphics">
      <style:graphic-properties draw:fill="none" fo:clip="rect(0in, 0in, 0in, 0in)" draw:stroke="none" draw:image-opacity="100%"/>
    </style:style>
    <style:style style:family="presentation" style:name="a5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94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8" style:parent-style-name="Graphics">
      <style:graphic-properties draw:fill="none" fo:clip="rect(0in, 0in, 0in, 0in)" draw:stroke="none" draw:image-opacity="100%"/>
    </style:style>
    <style:style style:family="paragraph" style:name="a6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" style:parent-style-name="Graphics">
      <style:graphic-properties draw:fill="none" fo:clip="rect(0in, 0in, 0in, 0in)" draw:stroke="none" draw:image-opacity="100%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 style:parent-style-name="Graphics">
      <style:graphic-properties draw:fill="none" fo:clip="rect(0in, 0in, 0in, 0in)" draw:stroke="none" draw:image-opacity="100%"/>
    </style:style>
    <style:style style:family="presentation" style:name="a12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3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 style:parent-style-name="Graphics">
      <style:graphic-properties draw:fill="none" fo:clip="rect(0in, 0in, 0in, 0in)" draw:stroke="none" draw:image-opacity="100%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8" style:parent-style-name="Graphics">
      <style:graphic-properties draw:fill="none" fo:clip="rect(0in, 0in, 0in, 0in)" draw:stroke="none" draw:image-opacity="100%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 style:parent-style-name="Graphics">
      <style:graphic-properties draw:fill="none" fo:clip="rect(0in, 0in, 0in, 0in)" draw:stroke="none" draw:image-opacity="100%"/>
    </style:style>
    <style:style style:family="paragraph" style:name="a21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8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3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6" style:parent-style-name="Graphics">
      <style:graphic-properties draw:fill="none" fo:clip="rect(0in, 0in, 0in, 0in)" draw:stroke="none" draw:image-opacity="100%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64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2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5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0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31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0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6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6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8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8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47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09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7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28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65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1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9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7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4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32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0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7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09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4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7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3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00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7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5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8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5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0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29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34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8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47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5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29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1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0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4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5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47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2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8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7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4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5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47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2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8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33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4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3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9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6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9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6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5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7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6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8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40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3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21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9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3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40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2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4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34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5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2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73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6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7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49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4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2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7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6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03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1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6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03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1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8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69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8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37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69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42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5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37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74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8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2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36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5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60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8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23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5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7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4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60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1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2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4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1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9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9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4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8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5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9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3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0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75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9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6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0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9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0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6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2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0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3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6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9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5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4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1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9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38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44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25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9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62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06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4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9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06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4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9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1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4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0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6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7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5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5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8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6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7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5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31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2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44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8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07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39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26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07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2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5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2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0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8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6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3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7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9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78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9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27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3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</draw:layer-set>
    <style:master-page style:name="Master1-Office-Theme" style:page-layout-name="pageLayout1" draw:style-name="a0">
      <draw:frame draw:id="id0" draw:style-name="a1" draw:name="Google Shape;6;p1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1" draw:style-name="a5" draw:name="Google Shape;7;p1">
        <svg:title/>
        <svg:desc/>
        <text:p text:style-name="a4" text:class-names="" text:cond-style-name=""><text:span text:style-name="a2" text:class-names="">臺灣國際資訊奧林匹亞競賽 (TOI) 推廣計畫<text:s text:c="1"/></text:span><text:span text:style-name="a3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" presentation:style-name="a8" draw:name="Google Shape;8;p1" svg:x="2.40079in" svg:y="2.09488in" svg:width="5.80472in" svg:height="1.2685in" presentation:class="title" presentation:placeholder="false">
        <draw:text-box>
          <text:p text:style-name="a7" text:class-names="" text:cond-style-name=""><text:span text:style-name="a6" text:class-names=""/></text:p>
        </draw:text-box>
        <svg:title/>
        <svg:desc/>
      </draw:frame>
      <draw:frame draw:id="id3" presentation:style-name="a12" draw:name="Google Shape;9;p1" svg:x="0.5in" svg:y="1.31614in" svg:width="8.99961in" svg:height="3.26181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/></text:p>
            </text:list-item>
          </text:list>
        </draw:text-box>
        <svg:title/>
        <svg:desc/>
      </draw:frame>
      <presentation:notes style:page-layout-name="pageLayout2" draw:style-name="a18">
        <draw:page-thumbnail svg:x="1.25025in" svg:y="0.75in" svg:width="5.00025in" svg:height="3.75in" presentation:class="page" draw:id="id4" presentation:style-name="a13" draw:name="Google Shape;3;n">
          <svg:title/>
          <svg:desc/>
        </draw:page-thumbnail>
        <draw:frame draw:id="id5" presentation:style-name="a17" draw:name="Google Shape;4;n" svg:x="0.75in" svg:y="4.75in" svg:width="6in" svg:height="4.5in" presentation:class="notes" presentation:placeholder="false">
          <draw:text-box>
            <text:list text:style-name="a16">
              <text:list-item>
                <text:p text:style-name="a15" text:class-names="" text:cond-style-name=""><text:span text:style-name="a1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Only-TITLE_ONLY" style:page-layout-name="pageLayout1" draw:style-name="a19">
      <draw:frame draw:id="id6" draw:layer="Master1-bg" draw:style-name="a20" draw:name="Google Shape;6;p1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7" draw:layer="Master1-bg" draw:style-name="a24" draw:name="Google Shape;7;p1">
        <svg:title/>
        <svg:desc/>
        <text:p text:style-name="a23" text:class-names="" text:cond-style-name=""><text:span text:style-name="a21" text:class-names="">臺灣國際資訊奧林匹亞競賽 (TOI) 推廣計畫<text:s text:c="1"/></text:span><text:span text:style-name="a22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8" presentation:style-name="a27" draw:name="Google Shape;11;p2" svg:x="0.5in" svg:y="0.22441in" svg:width="8.99961in" svg:height="0.93858in" presentation:class="title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presentation:notes style:page-layout-name="pageLayout2" draw:style-name="a33">
        <draw:page-thumbnail svg:x="1.25025in" svg:y="0.75in" svg:width="5.00025in" svg:height="3.75in" presentation:class="page" draw:id="id4" presentation:style-name="a28" draw:name="Google Shape;3;n">
          <svg:title/>
          <svg:desc/>
        </draw:page-thumbnail>
        <draw:frame draw:id="id5" presentation:style-name="a32" draw:name="Google Shape;4;n" svg:x="0.75in" svg:y="4.75in" svg:width="6in" svg:height="4.5in" presentation:class="notes" presentation:placeholder="false">
          <draw:text-box>
            <text:list text:style-name="a31">
              <text:list-item>
                <text:p text:style-name="a30" text:class-names="" text:cond-style-name=""><text:span text:style-name="a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blank-BLANK" style:page-layout-name="pageLayout1" draw:style-name="a34">
      <draw:frame draw:id="id9" draw:layer="Master1-bg" draw:style-name="a35" draw:name="Google Shape;6;p1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10" draw:layer="Master1-bg" draw:style-name="a39" draw:name="Google Shape;7;p1">
        <svg:title/>
        <svg:desc/>
        <text:p text:style-name="a38" text:class-names="" text:cond-style-name=""><text:span text:style-name="a36" text:class-names="">臺灣國際資訊奧林匹亞競賽 (TOI) 推廣計畫<text:s text:c="1"/></text:span><text:span text:style-name="a37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presentation:notes style:page-layout-name="pageLayout2" draw:style-name="a45">
        <draw:page-thumbnail svg:x="1.25025in" svg:y="0.75in" svg:width="5.00025in" svg:height="3.75in" presentation:class="page" draw:id="id4" presentation:style-name="a40" draw:name="Google Shape;3;n">
          <svg:title/>
          <svg:desc/>
        </draw:page-thumbnail>
        <draw:frame draw:id="id5" presentation:style-name="a44" draw:name="Google Shape;4;n" svg:x="0.75in" svg:y="4.75in" svg:width="6in" svg:height="4.5in" presentation:class="notes" presentation:placeholder="false">
          <draw:text-box>
            <text:list text:style-name="a43">
              <text:list-item>
                <text:p text:style-name="a42" text:class-names="" text:cond-style-name=""><text:span text:style-name="a4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x-TITLE_AND_BODY" style:page-layout-name="pageLayout1" draw:style-name="a46">
      <draw:frame draw:id="id11" draw:layer="Master1-bg" draw:style-name="a47" draw:name="Google Shape;6;p1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12" draw:layer="Master1-bg" draw:style-name="a51" draw:name="Google Shape;7;p1">
        <svg:title/>
        <svg:desc/>
        <text:p text:style-name="a50" text:class-names="" text:cond-style-name=""><text:span text:style-name="a48" text:class-names="">臺灣國際資訊奧林匹亞競賽 (TOI) 推廣計畫<text:s text:c="1"/></text:span><text:span text:style-name="a49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3" presentation:style-name="a54" draw:name="Google Shape;14;p4" svg:x="0.5in" svg:y="0.22441in" svg:width="8.99961in" svg:height="0.93858in" presentation:class="title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4" presentation:style-name="a57" draw:name="Google Shape;15;p4" svg:x="0.5in" svg:y="1.31614in" svg:width="8.99961in" svg:height="3.26181in" presentation:class="subtitl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presentation:notes style:page-layout-name="pageLayout2" draw:style-name="a63">
        <draw:page-thumbnail svg:x="1.25025in" svg:y="0.75in" svg:width="5.00025in" svg:height="3.75in" presentation:class="page" draw:id="id4" presentation:style-name="a58" draw:name="Google Shape;3;n">
          <svg:title/>
          <svg:desc/>
        </draw:page-thumbnail>
        <draw:frame draw:id="id5" presentation:style-name="a62" draw:name="Google Shape;4;n" svg:x="0.75in" svg:y="4.75in" svg:width="6in" svg:height="4.5in" presentation:class="notes" presentation:placeholder="false">
          <draw:text-box>
            <text:list text:style-name="a61">
              <text:list-item>
                <text:p text:style-name="a60" text:class-names="" text:cond-style-name=""><text:span text:style-name="a5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obj-OBJECT" style:page-layout-name="pageLayout1" draw:style-name="a64">
      <draw:frame draw:id="id15" draw:layer="Master1-bg" draw:style-name="a65" draw:name="Google Shape;6;p1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16" draw:layer="Master1-bg" draw:style-name="a69" draw:name="Google Shape;7;p1">
        <svg:title/>
        <svg:desc/>
        <text:p text:style-name="a68" text:class-names="" text:cond-style-name=""><text:span text:style-name="a66" text:class-names="">臺灣國際資訊奧林匹亞競賽 (TOI) 推廣計畫<text:s text:c="1"/></text:span><text:span text:style-name="a67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7" presentation:style-name="a72" draw:name="Google Shape;17;p5" svg:x="0.5in" svg:y="0.22441in" svg:width="8.99961in" svg:height="0.93858in" presentation:class="title" presentation:placeholder="false">
        <draw:text-box>
          <text:p text:style-name="a71" text:class-names="" text:cond-style-name=""><text:span text:style-name="a70" text:class-names=""/></text:p>
        </draw:text-box>
        <svg:title/>
        <svg:desc/>
      </draw:frame>
      <draw:frame draw:id="id18" presentation:style-name="a76" draw:name="Google Shape;18;p5" svg:x="0.5in" svg:y="1.31614in" svg:width="8.99961in" svg:height="3.26181in" presentation:class="outline" presentation:placeholder="false">
        <draw:text-box>
          <text:list text:style-name="a75">
            <text:list-item>
              <text:p text:style-name="a74" text:class-names="" text:cond-style-name=""><text:span text:style-name="a73" text:class-names=""/></text:p>
            </text:list-item>
          </text:list>
        </draw:text-box>
        <svg:title/>
        <svg:desc/>
      </draw:frame>
      <presentation:notes style:page-layout-name="pageLayout2" draw:style-name="a82">
        <draw:page-thumbnail svg:x="1.25025in" svg:y="0.75in" svg:width="5.00025in" svg:height="3.75in" presentation:class="page" draw:id="id4" presentation:style-name="a77" draw:name="Google Shape;3;n">
          <svg:title/>
          <svg:desc/>
        </draw:page-thumbnail>
        <draw:frame draw:id="id5" presentation:style-name="a81" draw:name="Google Shape;4;n" svg:x="0.75in" svg:y="4.75in" svg:width="6in" svg:height="4.5in" presentation:class="notes" presentation:placeholder="false">
          <draw:text-box>
            <text:list text:style-name="a80">
              <text:list-item>
                <text:p text:style-name="a79" text:class-names="" text:cond-style-name=""><text:span text:style-name="a7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woObj-TWO_OBJECTS" style:page-layout-name="pageLayout1" draw:style-name="a83">
      <draw:frame draw:id="id19" draw:layer="Master1-bg" draw:style-name="a84" draw:name="Google Shape;6;p1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20" draw:layer="Master1-bg" draw:style-name="a88" draw:name="Google Shape;7;p1">
        <svg:title/>
        <svg:desc/>
        <text:p text:style-name="a87" text:class-names="" text:cond-style-name=""><text:span text:style-name="a85" text:class-names="">臺灣國際資訊奧林匹亞競賽 (TOI) 推廣計畫<text:s text:c="1"/></text:span><text:span text:style-name="a86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1" presentation:style-name="a91" draw:name="Google Shape;20;p6" svg:x="0.5in" svg:y="0.22441in" svg:width="8.99961in" svg:height="0.93858in" presentation:class="titl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2" presentation:style-name="a95" draw:name="Google Shape;21;p6" svg:x="0.5in" svg:y="1.31614in" svg:width="4.39173in" svg:height="3.26181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/></text:p>
            </text:list-item>
          </text:list>
        </draw:text-box>
        <svg:title/>
        <svg:desc/>
      </draw:frame>
      <draw:frame draw:id="id23" presentation:style-name="a99" draw:name="Google Shape;22;p6" svg:x="5.11181in" svg:y="1.31614in" svg:width="4.39173in" svg:height="3.26181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/></text:p>
            </text:list-item>
          </text:list>
        </draw:text-box>
        <svg:title/>
        <svg:desc/>
      </draw:frame>
      <presentation:notes style:page-layout-name="pageLayout2" draw:style-name="a105">
        <draw:page-thumbnail svg:x="1.25025in" svg:y="0.75in" svg:width="5.00025in" svg:height="3.75in" presentation:class="page" draw:id="id4" presentation:style-name="a100" draw:name="Google Shape;3;n">
          <svg:title/>
          <svg:desc/>
        </draw:page-thumbnail>
        <draw:frame draw:id="id5" presentation:style-name="a104" draw:name="Google Shape;4;n" svg:x="0.75in" svg:y="4.75in" svg:width="6in" svg:height="4.5in" presentation:class="notes" presentation:placeholder="false">
          <draw:text-box>
            <text:list text:style-name="a103">
              <text:list-item>
                <text:p text:style-name="a102" text:class-names="" text:cond-style-name=""><text:span text:style-name="a10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objOnly-OBJECT_ONLY" style:page-layout-name="pageLayout1" draw:style-name="a106">
      <draw:frame draw:id="id24" draw:layer="Master1-bg" draw:style-name="a107" draw:name="Google Shape;6;p1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25" draw:layer="Master1-bg" draw:style-name="a111" draw:name="Google Shape;7;p1">
        <svg:title/>
        <svg:desc/>
        <text:p text:style-name="a110" text:class-names="" text:cond-style-name=""><text:span text:style-name="a108" text:class-names="">臺灣國際資訊奧林匹亞競賽 (TOI) 推廣計畫<text:s text:c="1"/></text:span><text:span text:style-name="a109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6" presentation:style-name="a114" draw:name="Google Shape;24;p7" svg:x="0.5in" svg:y="0.22441in" svg:width="8.99961in" svg:height="4.35197in" presentation:class="subtitle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presentation:notes style:page-layout-name="pageLayout2" draw:style-name="a120">
        <draw:page-thumbnail svg:x="1.25025in" svg:y="0.75in" svg:width="5.00025in" svg:height="3.75in" presentation:class="page" draw:id="id4" presentation:style-name="a115" draw:name="Google Shape;3;n">
          <svg:title/>
          <svg:desc/>
        </draw:page-thumbnail>
        <draw:frame draw:id="id5" presentation:style-name="a119" draw:name="Google Shape;4;n" svg:x="0.75in" svg:y="4.75in" svg:width="6in" svg:height="4.5in" presentation:class="notes" presentation:placeholder="false">
          <draw:text-box>
            <text:list text:style-name="a118">
              <text:list-item>
                <text:p text:style-name="a117" text:class-names="" text:cond-style-name=""><text:span text:style-name="a1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twoObjAndObj-TWO_OBJECTS_AND_OBJECT" style:page-layout-name="pageLayout1" draw:style-name="a121">
      <draw:frame draw:id="id27" draw:layer="Master1-bg" draw:style-name="a122" draw:name="Google Shape;6;p1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28" draw:layer="Master1-bg" draw:style-name="a126" draw:name="Google Shape;7;p1">
        <svg:title/>
        <svg:desc/>
        <text:p text:style-name="a125" text:class-names="" text:cond-style-name=""><text:span text:style-name="a123" text:class-names="">臺灣國際資訊奧林匹亞競賽 (TOI) 推廣計畫<text:s text:c="1"/></text:span><text:span text:style-name="a124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9" presentation:style-name="a129" draw:name="Google Shape;26;p8" svg:x="0.5in" svg:y="0.22441in" svg:width="8.99961in" svg:height="0.93858in" presentation:class="title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30" presentation:style-name="a133" draw:name="Google Shape;27;p8" svg:x="0.5in" svg:y="1.31614in" svg:width="4.39173in" svg:height="1.55551in" presentation:class="outline" presentation:placeholder="false">
        <draw:text-box>
          <text:list text:style-name="a132">
            <text:list-item>
              <text:p text:style-name="a131" text:class-names="" text:cond-style-name=""><text:span text:style-name="a130" text:class-names=""/></text:p>
            </text:list-item>
          </text:list>
        </draw:text-box>
        <svg:title/>
        <svg:desc/>
      </draw:frame>
      <draw:frame draw:id="id31" presentation:style-name="a137" draw:name="Google Shape;28;p8" svg:x="5.11181in" svg:y="1.31614in" svg:width="4.39173in" svg:height="3.26181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/></text:p>
            </text:list-item>
          </text:list>
        </draw:text-box>
        <svg:title/>
        <svg:desc/>
      </draw:frame>
      <draw:frame draw:id="id32" presentation:style-name="a141" draw:name="Google Shape;29;p8" svg:x="0.5in" svg:y="3.01969in" svg:width="4.39173in" svg:height="1.55551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/></text:p>
            </text:list-item>
          </text:list>
        </draw:text-box>
        <svg:title/>
        <svg:desc/>
      </draw:frame>
      <presentation:notes style:page-layout-name="pageLayout2" draw:style-name="a147">
        <draw:page-thumbnail svg:x="1.25025in" svg:y="0.75in" svg:width="5.00025in" svg:height="3.75in" presentation:class="page" draw:id="id4" presentation:style-name="a142" draw:name="Google Shape;3;n">
          <svg:title/>
          <svg:desc/>
        </draw:page-thumbnail>
        <draw:frame draw:id="id5" presentation:style-name="a146" draw:name="Google Shape;4;n" svg:x="0.75in" svg:y="4.75in" svg:width="6in" svg:height="4.5in" presentation:class="notes" presentation:placeholder="false">
          <draw:text-box>
            <text:list text:style-name="a145">
              <text:list-item>
                <text:p text:style-name="a144" text:class-names="" text:cond-style-name=""><text:span text:style-name="a14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objAndTwoObj-OBJECT_AND_TWO_OBJECTS" style:page-layout-name="pageLayout1" draw:style-name="a148">
      <draw:frame draw:id="id33" draw:layer="Master1-bg" draw:style-name="a149" draw:name="Google Shape;6;p1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34" draw:layer="Master1-bg" draw:style-name="a153" draw:name="Google Shape;7;p1">
        <svg:title/>
        <svg:desc/>
        <text:p text:style-name="a152" text:class-names="" text:cond-style-name=""><text:span text:style-name="a150" text:class-names="">臺灣國際資訊奧林匹亞競賽 (TOI) 推廣計畫<text:s text:c="1"/></text:span><text:span text:style-name="a151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5" presentation:style-name="a156" draw:name="Google Shape;31;p9" svg:x="0.5in" svg:y="0.22441in" svg:width="8.99961in" svg:height="0.93858in" presentation:class="title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6" presentation:style-name="a160" draw:name="Google Shape;32;p9" svg:x="0.5in" svg:y="1.31614in" svg:width="4.39173in" svg:height="3.26181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/></text:p>
            </text:list-item>
          </text:list>
        </draw:text-box>
        <svg:title/>
        <svg:desc/>
      </draw:frame>
      <draw:frame draw:id="id37" presentation:style-name="a164" draw:name="Google Shape;33;p9" svg:x="5.11181in" svg:y="1.31614in" svg:width="4.39173in" svg:height="1.55551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/></text:p>
            </text:list-item>
          </text:list>
        </draw:text-box>
        <svg:title/>
        <svg:desc/>
      </draw:frame>
      <draw:frame draw:id="id38" presentation:style-name="a168" draw:name="Google Shape;34;p9" svg:x="5.11181in" svg:y="3.01969in" svg:width="4.39173in" svg:height="1.55551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/></text:p>
            </text:list-item>
          </text:list>
        </draw:text-box>
        <svg:title/>
        <svg:desc/>
      </draw:frame>
      <presentation:notes style:page-layout-name="pageLayout2" draw:style-name="a174">
        <draw:page-thumbnail svg:x="1.25025in" svg:y="0.75in" svg:width="5.00025in" svg:height="3.75in" presentation:class="page" draw:id="id4" presentation:style-name="a169" draw:name="Google Shape;3;n">
          <svg:title/>
          <svg:desc/>
        </draw:page-thumbnail>
        <draw:frame draw:id="id5" presentation:style-name="a173" draw:name="Google Shape;4;n" svg:x="0.75in" svg:y="4.75in" svg:width="6in" svg:height="4.5in" presentation:class="notes" presentation:placeholder="false">
          <draw:text-box>
            <text:list text:style-name="a172">
              <text:list-item>
                <text:p text:style-name="a171" text:class-names="" text:cond-style-name=""><text:span text:style-name="a17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twoObjOverTx-TWO_OBJECTS_OVER_TEXT" style:page-layout-name="pageLayout1" draw:style-name="a175">
      <draw:frame draw:id="id39" draw:layer="Master1-bg" draw:style-name="a176" draw:name="Google Shape;6;p1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40" draw:layer="Master1-bg" draw:style-name="a180" draw:name="Google Shape;7;p1">
        <svg:title/>
        <svg:desc/>
        <text:p text:style-name="a179" text:class-names="" text:cond-style-name=""><text:span text:style-name="a177" text:class-names="">臺灣國際資訊奧林匹亞競賽 (TOI) 推廣計畫<text:s text:c="1"/></text:span><text:span text:style-name="a178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41" presentation:style-name="a183" draw:name="Google Shape;36;p10" svg:x="0.5in" svg:y="0.22441in" svg:width="8.99961in" svg:height="0.93858in" presentation:class="title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42" presentation:style-name="a187" draw:name="Google Shape;37;p10" svg:x="0.5in" svg:y="1.31614in" svg:width="4.39173in" svg:height="1.55551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/></text:p>
            </text:list-item>
          </text:list>
        </draw:text-box>
        <svg:title/>
        <svg:desc/>
      </draw:frame>
      <draw:frame draw:id="id43" presentation:style-name="a191" draw:name="Google Shape;38;p10" svg:x="5.11181in" svg:y="1.31614in" svg:width="4.39173in" svg:height="1.55551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/></text:p>
            </text:list-item>
          </text:list>
        </draw:text-box>
        <svg:title/>
        <svg:desc/>
      </draw:frame>
      <draw:frame draw:id="id44" presentation:style-name="a195" draw:name="Google Shape;39;p10" svg:x="0.5in" svg:y="3.01969in" svg:width="8.99961in" svg:height="1.55551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/></text:p>
            </text:list-item>
          </text:list>
        </draw:text-box>
        <svg:title/>
        <svg:desc/>
      </draw:frame>
      <presentation:notes style:page-layout-name="pageLayout2" draw:style-name="a201">
        <draw:page-thumbnail svg:x="1.25025in" svg:y="0.75in" svg:width="5.00025in" svg:height="3.75in" presentation:class="page" draw:id="id4" presentation:style-name="a196" draw:name="Google Shape;3;n">
          <svg:title/>
          <svg:desc/>
        </draw:page-thumbnail>
        <draw:frame draw:id="id5" presentation:style-name="a200" draw:name="Google Shape;4;n" svg:x="0.75in" svg:y="4.75in" svg:width="6in" svg:height="4.5in" presentation:class="notes" presentation:placeholder="false">
          <draw:text-box>
            <text:list text:style-name="a199">
              <text:list-item>
                <text:p text:style-name="a198" text:class-names="" text:cond-style-name=""><text:span text:style-name="a19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objOverTx-OBJECT_OVER_TEXT" style:page-layout-name="pageLayout1" draw:style-name="a202">
      <draw:frame draw:id="id45" draw:layer="Master1-bg" draw:style-name="a203" draw:name="Google Shape;6;p1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46" draw:layer="Master1-bg" draw:style-name="a207" draw:name="Google Shape;7;p1">
        <svg:title/>
        <svg:desc/>
        <text:p text:style-name="a206" text:class-names="" text:cond-style-name=""><text:span text:style-name="a204" text:class-names="">臺灣國際資訊奧林匹亞競賽 (TOI) 推廣計畫<text:s text:c="1"/></text:span><text:span text:style-name="a205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47" presentation:style-name="a210" draw:name="Google Shape;41;p11" svg:x="0.5in" svg:y="0.22441in" svg:width="8.99961in" svg:height="0.93858in" presentation:class="title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48" presentation:style-name="a214" draw:name="Google Shape;42;p11" svg:x="0.5in" svg:y="1.31614in" svg:width="8.99961in" svg:height="1.55551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/></text:p>
            </text:list-item>
          </text:list>
        </draw:text-box>
        <svg:title/>
        <svg:desc/>
      </draw:frame>
      <draw:frame draw:id="id49" presentation:style-name="a218" draw:name="Google Shape;43;p11" svg:x="0.5in" svg:y="3.01969in" svg:width="8.99961in" svg:height="1.55551in" presentation:class="outline" presentation:placeholder="false">
        <draw:text-box>
          <text:list text:style-name="a217">
            <text:list-item>
              <text:p text:style-name="a216" text:class-names="" text:cond-style-name=""><text:span text:style-name="a215" text:class-names=""/></text:p>
            </text:list-item>
          </text:list>
        </draw:text-box>
        <svg:title/>
        <svg:desc/>
      </draw:frame>
      <presentation:notes style:page-layout-name="pageLayout2" draw:style-name="a224">
        <draw:page-thumbnail svg:x="1.25025in" svg:y="0.75in" svg:width="5.00025in" svg:height="3.75in" presentation:class="page" draw:id="id4" presentation:style-name="a219" draw:name="Google Shape;3;n">
          <svg:title/>
          <svg:desc/>
        </draw:page-thumbnail>
        <draw:frame draw:id="id5" presentation:style-name="a223" draw:name="Google Shape;4;n" svg:x="0.75in" svg:y="4.75in" svg:width="6in" svg:height="4.5in" presentation:class="notes" presentation:placeholder="false">
          <draw:text-box>
            <text:list text:style-name="a222">
              <text:list-item>
                <text:p text:style-name="a221" text:class-names="" text:cond-style-name=""><text:span text:style-name="a22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fourObj-FOUR_OBJECTS" style:page-layout-name="pageLayout1" draw:style-name="a225">
      <draw:frame draw:id="id50" draw:layer="Master1-bg" draw:style-name="a226" draw:name="Google Shape;6;p1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51" draw:layer="Master1-bg" draw:style-name="a230" draw:name="Google Shape;7;p1">
        <svg:title/>
        <svg:desc/>
        <text:p text:style-name="a229" text:class-names="" text:cond-style-name=""><text:span text:style-name="a227" text:class-names="">臺灣國際資訊奧林匹亞競賽 (TOI) 推廣計畫<text:s text:c="1"/></text:span><text:span text:style-name="a228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52" presentation:style-name="a233" draw:name="Google Shape;45;p12" svg:x="0.5in" svg:y="0.22441in" svg:width="8.99961in" svg:height="0.93858in" presentation:class="title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3" presentation:style-name="a237" draw:name="Google Shape;46;p12" svg:x="0.5in" svg:y="1.31614in" svg:width="4.39173in" svg:height="1.55551in" presentation:class="outline" presentation:placeholder="false">
        <draw:text-box>
          <text:list text:style-name="a236">
            <text:list-item>
              <text:p text:style-name="a235" text:class-names="" text:cond-style-name=""><text:span text:style-name="a234" text:class-names=""/></text:p>
            </text:list-item>
          </text:list>
        </draw:text-box>
        <svg:title/>
        <svg:desc/>
      </draw:frame>
      <draw:frame draw:id="id54" presentation:style-name="a241" draw:name="Google Shape;47;p12" svg:x="5.11181in" svg:y="1.31614in" svg:width="4.39173in" svg:height="1.55551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/></text:p>
            </text:list-item>
          </text:list>
        </draw:text-box>
        <svg:title/>
        <svg:desc/>
      </draw:frame>
      <draw:frame draw:id="id55" presentation:style-name="a245" draw:name="Google Shape;48;p12" svg:x="0.5in" svg:y="3.01969in" svg:width="4.39173in" svg:height="1.55551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/></text:p>
            </text:list-item>
          </text:list>
        </draw:text-box>
        <svg:title/>
        <svg:desc/>
      </draw:frame>
      <draw:frame draw:id="id56" presentation:style-name="a249" draw:name="Google Shape;49;p12" svg:x="5.11181in" svg:y="3.01969in" svg:width="4.39173in" svg:height="1.55551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/></text:p>
            </text:list-item>
          </text:list>
        </draw:text-box>
        <svg:title/>
        <svg:desc/>
      </draw:frame>
      <presentation:notes style:page-layout-name="pageLayout2" draw:style-name="a255">
        <draw:page-thumbnail svg:x="1.25025in" svg:y="0.75in" svg:width="5.00025in" svg:height="3.75in" presentation:class="page" draw:id="id4" presentation:style-name="a250" draw:name="Google Shape;3;n">
          <svg:title/>
          <svg:desc/>
        </draw:page-thumbnail>
        <draw:frame draw:id="id5" presentation:style-name="a254" draw:name="Google Shape;4;n" svg:x="0.75in" svg:y="4.75in" svg:width="6in" svg:height="4.5in" presentation:class="notes" presentation:placeholder="false">
          <draw:text-box>
            <text:list text:style-name="a253">
              <text:list-item>
                <text:p text:style-name="a252" text:class-names="" text:cond-style-name=""><text:span text:style-name="a25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cust-Title,-6-Content" style:page-layout-name="pageLayout1" draw:style-name="a256">
      <draw:frame draw:id="id57" draw:layer="Master1-bg" draw:style-name="a257" draw:name="Google Shape;6;p1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58" draw:layer="Master1-bg" draw:style-name="a261" draw:name="Google Shape;7;p1">
        <svg:title/>
        <svg:desc/>
        <text:p text:style-name="a260" text:class-names="" text:cond-style-name=""><text:span text:style-name="a258" text:class-names="">臺灣國際資訊奧林匹亞競賽 (TOI) 推廣計畫<text:s text:c="1"/></text:span><text:span text:style-name="a259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59" presentation:style-name="a264" draw:name="Google Shape;51;p13" svg:x="0.5in" svg:y="0.22441in" svg:width="8.99961in" svg:height="0.93858in" presentation:class="title" presentation:placeholder="false">
        <draw:text-box>
          <text:p text:style-name="a263" text:class-names="" text:cond-style-name=""><text:span text:style-name="a262" text:class-names=""/></text:p>
        </draw:text-box>
        <svg:title/>
        <svg:desc/>
      </draw:frame>
      <draw:frame draw:id="id60" presentation:style-name="a268" draw:name="Google Shape;52;p13" svg:x="0.5in" svg:y="1.31614in" svg:width="2.89764in" svg:height="1.55551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/></text:p>
            </text:list-item>
          </text:list>
        </draw:text-box>
        <svg:title/>
        <svg:desc/>
      </draw:frame>
      <draw:frame draw:id="id61" presentation:style-name="a272" draw:name="Google Shape;53;p13" svg:x="3.54291in" svg:y="1.31614in" svg:width="2.89764in" svg:height="1.55551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/></text:p>
            </text:list-item>
          </text:list>
        </draw:text-box>
        <svg:title/>
        <svg:desc/>
      </draw:frame>
      <draw:frame draw:id="id62" presentation:style-name="a276" draw:name="Google Shape;54;p13" svg:x="6.58583in" svg:y="1.31614in" svg:width="2.89764in" svg:height="1.55551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/></text:p>
            </text:list-item>
          </text:list>
        </draw:text-box>
        <svg:title/>
        <svg:desc/>
      </draw:frame>
      <draw:frame draw:id="id63" presentation:style-name="a280" draw:name="Google Shape;55;p13" svg:x="0.5in" svg:y="3.01969in" svg:width="2.89764in" svg:height="1.55551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/></text:p>
            </text:list-item>
          </text:list>
        </draw:text-box>
        <svg:title/>
        <svg:desc/>
      </draw:frame>
      <draw:frame draw:id="id64" presentation:style-name="a284" draw:name="Google Shape;56;p13" svg:x="3.54291in" svg:y="3.01969in" svg:width="2.89764in" svg:height="1.55551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/></text:p>
            </text:list-item>
          </text:list>
        </draw:text-box>
        <svg:title/>
        <svg:desc/>
      </draw:frame>
      <draw:frame draw:id="id65" presentation:style-name="a288" draw:name="Google Shape;57;p13" svg:x="6.58583in" svg:y="3.01969in" svg:width="2.89764in" svg:height="1.55551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/></text:p>
            </text:list-item>
          </text:list>
        </draw:text-box>
        <svg:title/>
        <svg:desc/>
      </draw:frame>
      <presentation:notes style:page-layout-name="pageLayout2" draw:style-name="a294">
        <draw:page-thumbnail svg:x="1.25025in" svg:y="0.75in" svg:width="5.00025in" svg:height="3.75in" presentation:class="page" draw:id="id4" presentation:style-name="a289" draw:name="Google Shape;3;n">
          <svg:title/>
          <svg:desc/>
        </draw:page-thumbnail>
        <draw:frame draw:id="id5" presentation:style-name="a293" draw:name="Google Shape;4;n" svg:x="0.75in" svg:y="4.75in" svg:width="6in" svg:height="4.5in" presentation:class="notes" presentation:placeholder="false">
          <draw:text-box>
            <text:list text:style-name="a292">
              <text:list-item>
                <text:p text:style-name="a291" text:class-names="" text:cond-style-name=""><text:span text:style-name="a290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Office-Theme" style:page-layout-name="pageLayout1" draw:style-name="a295">
      <draw:frame draw:id="id66" draw:style-name="a296" draw:name="Google Shape;59;p14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67" draw:style-name="a300" draw:name="Google Shape;60;p14">
        <svg:title/>
        <svg:desc/>
        <text:p text:style-name="a299" text:class-names="" text:cond-style-name=""><text:span text:style-name="a297" text:class-names="">臺灣國際資訊奧林匹亞競賽 (TOI) 推廣計畫<text:s text:c="1"/></text:span><text:span text:style-name="a298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68" presentation:style-name="a303" draw:name="Google Shape;61;p14" svg:x="1.70197in" svg:y="0.78661in" svg:width="7.23622in" svg:height="0.76535in" presentation:class="title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69" presentation:style-name="a307" draw:name="Google Shape;62;p14" svg:x="1.70197in" svg:y="1.61772in" svg:width="3.5126in" svg:height="3.93583in" presentation:class="outline" presentation:placeholder="false">
        <draw:text-box>
          <text:list text:style-name="a306">
            <text:list-item>
              <text:p text:style-name="a305" text:class-names="" text:cond-style-name=""><text:span text:style-name="a304" text:class-names=""/></text:p>
            </text:list-item>
          </text:list>
        </draw:text-box>
        <svg:title/>
        <svg:desc/>
      </draw:frame>
      <draw:frame draw:id="id70" presentation:style-name="a311" draw:name="Google Shape;63;p14" svg:x="5.42559in" svg:y="1.61772in" svg:width="3.5126in" svg:height="3.93583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/></text:p>
            </text:list-item>
          </text:list>
        </draw:text-box>
        <svg:title/>
        <svg:desc/>
      </draw:frame>
      <draw:frame draw:id="id71" presentation:style-name="a315" draw:name="Google Shape;64;p14" svg:x="8.63898in" svg:y="4.48228in" svg:width="0.6in" svg:height="0.43031in" presentation:class="page-number" presentation:placeholder="false">
        <draw:text-box>
          <text:p text:style-name="a314" text:class-names="" text:cond-style-name=""><text:span text:style-name="a312" text:class-names=""><text:page-number style:num-format="1" text:fixed="false">‹#›</text:page-number></text:span><text:span text:style-name="a313" text:class-names=""/></text:p>
        </draw:text-box>
        <svg:title/>
        <svg:desc/>
      </draw:frame>
      <draw:connector draw:type="line" svg:x1="1.82047in" svg:y1="1.48425in" svg:x2="8.95827in" svg:y2="1.48465in" draw:id="id72" draw:style-name="a316" draw:name="Google Shape;65;p14">
        <svg:title/>
        <svg:desc/>
      </draw:connector>
      <presentation:notes style:page-layout-name="pageLayout2" draw:style-name="a322">
        <draw:page-thumbnail svg:x="1.25025in" svg:y="0.75in" svg:width="5.00025in" svg:height="3.75in" presentation:class="page" draw:id="id4" presentation:style-name="a317" draw:name="Google Shape;3;n">
          <svg:title/>
          <svg:desc/>
        </draw:page-thumbnail>
        <draw:frame draw:id="id5" presentation:style-name="a321" draw:name="Google Shape;4;n" svg:x="0.75in" svg:y="4.75in" svg:width="6in" svg:height="4.5in" presentation:class="notes" presentation:placeholder="false">
          <draw:text-box>
            <text:list text:style-name="a320">
              <text:list-item>
                <text:p text:style-name="a319" text:class-names="" text:cond-style-name=""><text:span text:style-name="a318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1-objAndTwoObj-OBJECT_AND_TWO_OBJECTS" style:page-layout-name="pageLayout1" draw:style-name="a323">
      <draw:frame draw:id="id73" draw:layer="Master2-bg" draw:style-name="a324" draw:name="Google Shape;59;p14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74" draw:layer="Master2-bg" draw:style-name="a328" draw:name="Google Shape;60;p14">
        <svg:title/>
        <svg:desc/>
        <text:p text:style-name="a327" text:class-names="" text:cond-style-name=""><text:span text:style-name="a325" text:class-names="">臺灣國際資訊奧林匹亞競賽 (TOI) 推廣計畫<text:s text:c="1"/></text:span><text:span text:style-name="a326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75" draw:layer="Master2-bg" draw:style-name="a329" draw:name="Google Shape;65;p14">
        <svg:title/>
        <svg:desc/>
      </draw:connector>
      <draw:frame draw:id="id76" presentation:style-name="a332" draw:name="Google Shape;67;p15" svg:x="0.5in" svg:y="0.22441in" svg:width="8.99961in" svg:height="0.93858in" presentation:class="titl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77" presentation:style-name="a336" draw:name="Google Shape;68;p15" svg:x="0.5in" svg:y="1.31614in" svg:width="4.39173in" svg:height="3.26181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/></text:p>
            </text:list-item>
          </text:list>
        </draw:text-box>
        <svg:title/>
        <svg:desc/>
      </draw:frame>
      <draw:frame draw:id="id78" presentation:style-name="a340" draw:name="Google Shape;69;p15" svg:x="5.11181in" svg:y="1.31614in" svg:width="4.39173in" svg:height="1.55551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/></text:p>
            </text:list-item>
          </text:list>
        </draw:text-box>
        <svg:title/>
        <svg:desc/>
      </draw:frame>
      <draw:frame draw:id="id79" presentation:style-name="a344" draw:name="Google Shape;70;p15" svg:x="5.11181in" svg:y="3.01969in" svg:width="4.39173in" svg:height="1.55551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/></text:p>
            </text:list-item>
          </text:list>
        </draw:text-box>
        <svg:title/>
        <svg:desc/>
      </draw:frame>
      <presentation:notes style:page-layout-name="pageLayout2" draw:style-name="a350">
        <draw:page-thumbnail svg:x="1.25025in" svg:y="0.75in" svg:width="5.00025in" svg:height="3.75in" presentation:class="page" draw:id="id4" presentation:style-name="a345" draw:name="Google Shape;3;n">
          <svg:title/>
          <svg:desc/>
        </draw:page-thumbnail>
        <draw:frame draw:id="id5" presentation:style-name="a349" draw:name="Google Shape;4;n" svg:x="0.75in" svg:y="4.75in" svg:width="6in" svg:height="4.5in" presentation:class="notes" presentation:placeholder="false">
          <draw:text-box>
            <text:list text:style-name="a348">
              <text:list-item>
                <text:p text:style-name="a347" text:class-names="" text:cond-style-name=""><text:span text:style-name="a346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2-blank-BLANK" style:page-layout-name="pageLayout1" draw:style-name="a351">
      <draw:frame draw:id="id80" draw:layer="Master2-bg" draw:style-name="a352" draw:name="Google Shape;59;p14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81" draw:layer="Master2-bg" draw:style-name="a356" draw:name="Google Shape;60;p14">
        <svg:title/>
        <svg:desc/>
        <text:p text:style-name="a355" text:class-names="" text:cond-style-name=""><text:span text:style-name="a353" text:class-names="">臺灣國際資訊奧林匹亞競賽 (TOI) 推廣計畫<text:s text:c="1"/></text:span><text:span text:style-name="a354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82" draw:layer="Master2-bg" draw:style-name="a357" draw:name="Google Shape;65;p14">
        <svg:title/>
        <svg:desc/>
      </draw:connector>
      <presentation:notes style:page-layout-name="pageLayout2" draw:style-name="a363">
        <draw:page-thumbnail svg:x="1.25025in" svg:y="0.75in" svg:width="5.00025in" svg:height="3.75in" presentation:class="page" draw:id="id4" presentation:style-name="a358" draw:name="Google Shape;3;n">
          <svg:title/>
          <svg:desc/>
        </draw:page-thumbnail>
        <draw:frame draw:id="id5" presentation:style-name="a362" draw:name="Google Shape;4;n" svg:x="0.75in" svg:y="4.75in" svg:width="6in" svg:height="4.5in" presentation:class="notes" presentation:placeholder="false">
          <draw:text-box>
            <text:list text:style-name="a361">
              <text:list-item>
                <text:p text:style-name="a360" text:class-names="" text:cond-style-name=""><text:span text:style-name="a359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3-tx-TITLE_AND_BODY" style:page-layout-name="pageLayout1" draw:style-name="a364">
      <draw:frame draw:id="id83" draw:layer="Master2-bg" draw:style-name="a365" draw:name="Google Shape;59;p14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84" draw:layer="Master2-bg" draw:style-name="a369" draw:name="Google Shape;60;p14">
        <svg:title/>
        <svg:desc/>
        <text:p text:style-name="a368" text:class-names="" text:cond-style-name=""><text:span text:style-name="a366" text:class-names="">臺灣國際資訊奧林匹亞競賽 (TOI) 推廣計畫<text:s text:c="1"/></text:span><text:span text:style-name="a367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85" draw:layer="Master2-bg" draw:style-name="a370" draw:name="Google Shape;65;p14">
        <svg:title/>
        <svg:desc/>
      </draw:connector>
      <draw:frame draw:id="id86" presentation:style-name="a373" draw:name="Google Shape;73;p17" svg:x="0.5in" svg:y="0.22441in" svg:width="8.99961in" svg:height="0.93858in" presentation:class="title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87" presentation:style-name="a376" draw:name="Google Shape;74;p17" svg:x="0.5in" svg:y="1.31614in" svg:width="8.99961in" svg:height="3.26181in" presentation:class="subtitle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presentation:notes style:page-layout-name="pageLayout2" draw:style-name="a382">
        <draw:page-thumbnail svg:x="1.25025in" svg:y="0.75in" svg:width="5.00025in" svg:height="3.75in" presentation:class="page" draw:id="id4" presentation:style-name="a377" draw:name="Google Shape;3;n">
          <svg:title/>
          <svg:desc/>
        </draw:page-thumbnail>
        <draw:frame draw:id="id5" presentation:style-name="a381" draw:name="Google Shape;4;n" svg:x="0.75in" svg:y="4.75in" svg:width="6in" svg:height="4.5in" presentation:class="notes" presentation:placeholder="false">
          <draw:text-box>
            <text:list text:style-name="a380">
              <text:list-item>
                <text:p text:style-name="a379" text:class-names="" text:cond-style-name=""><text:span text:style-name="a378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4-obj-OBJECT" style:page-layout-name="pageLayout1" draw:style-name="a383">
      <draw:frame draw:id="id88" draw:layer="Master2-bg" draw:style-name="a384" draw:name="Google Shape;59;p14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89" draw:layer="Master2-bg" draw:style-name="a388" draw:name="Google Shape;60;p14">
        <svg:title/>
        <svg:desc/>
        <text:p text:style-name="a387" text:class-names="" text:cond-style-name=""><text:span text:style-name="a385" text:class-names="">臺灣國際資訊奧林匹亞競賽 (TOI) 推廣計畫<text:s text:c="1"/></text:span><text:span text:style-name="a386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90" draw:layer="Master2-bg" draw:style-name="a389" draw:name="Google Shape;65;p14">
        <svg:title/>
        <svg:desc/>
      </draw:connector>
      <draw:frame draw:id="id91" presentation:style-name="a392" draw:name="Google Shape;76;p18" svg:x="0.5in" svg:y="0.22441in" svg:width="8.99961in" svg:height="0.93858in" presentation:class="title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92" presentation:style-name="a396" draw:name="Google Shape;77;p18" svg:x="0.5in" svg:y="1.31614in" svg:width="8.99961in" svg:height="3.26181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/></text:p>
            </text:list-item>
          </text:list>
        </draw:text-box>
        <svg:title/>
        <svg:desc/>
      </draw:frame>
      <presentation:notes style:page-layout-name="pageLayout2" draw:style-name="a402">
        <draw:page-thumbnail svg:x="1.25025in" svg:y="0.75in" svg:width="5.00025in" svg:height="3.75in" presentation:class="page" draw:id="id4" presentation:style-name="a397" draw:name="Google Shape;3;n">
          <svg:title/>
          <svg:desc/>
        </draw:page-thumbnail>
        <draw:frame draw:id="id5" presentation:style-name="a401" draw:name="Google Shape;4;n" svg:x="0.75in" svg:y="4.75in" svg:width="6in" svg:height="4.5in" presentation:class="notes" presentation:placeholder="false">
          <draw:text-box>
            <text:list text:style-name="a400">
              <text:list-item>
                <text:p text:style-name="a399" text:class-names="" text:cond-style-name=""><text:span text:style-name="a398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5-twoObj-TWO_OBJECTS" style:page-layout-name="pageLayout1" draw:style-name="a403">
      <draw:frame draw:id="id93" draw:layer="Master2-bg" draw:style-name="a404" draw:name="Google Shape;59;p14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94" draw:layer="Master2-bg" draw:style-name="a408" draw:name="Google Shape;60;p14">
        <svg:title/>
        <svg:desc/>
        <text:p text:style-name="a407" text:class-names="" text:cond-style-name=""><text:span text:style-name="a405" text:class-names="">臺灣國際資訊奧林匹亞競賽 (TOI) 推廣計畫<text:s text:c="1"/></text:span><text:span text:style-name="a406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95" draw:layer="Master2-bg" draw:style-name="a409" draw:name="Google Shape;65;p14">
        <svg:title/>
        <svg:desc/>
      </draw:connector>
      <draw:frame draw:id="id96" presentation:style-name="a412" draw:name="Google Shape;79;p19" svg:x="0.5in" svg:y="0.22441in" svg:width="8.99961in" svg:height="0.93858in" presentation:class="title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97" presentation:style-name="a416" draw:name="Google Shape;80;p19" svg:x="0.5in" svg:y="1.31614in" svg:width="4.39173in" svg:height="3.26181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/></text:p>
            </text:list-item>
          </text:list>
        </draw:text-box>
        <svg:title/>
        <svg:desc/>
      </draw:frame>
      <draw:frame draw:id="id98" presentation:style-name="a420" draw:name="Google Shape;81;p19" svg:x="5.11181in" svg:y="1.31614in" svg:width="4.39173in" svg:height="3.26181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/></text:p>
            </text:list-item>
          </text:list>
        </draw:text-box>
        <svg:title/>
        <svg:desc/>
      </draw:frame>
      <presentation:notes style:page-layout-name="pageLayout2" draw:style-name="a426">
        <draw:page-thumbnail svg:x="1.25025in" svg:y="0.75in" svg:width="5.00025in" svg:height="3.75in" presentation:class="page" draw:id="id4" presentation:style-name="a421" draw:name="Google Shape;3;n">
          <svg:title/>
          <svg:desc/>
        </draw:page-thumbnail>
        <draw:frame draw:id="id5" presentation:style-name="a425" draw:name="Google Shape;4;n" svg:x="0.75in" svg:y="4.75in" svg:width="6in" svg:height="4.5in" presentation:class="notes" presentation:placeholder="false">
          <draw:text-box>
            <text:list text:style-name="a424">
              <text:list-item>
                <text:p text:style-name="a423" text:class-names="" text:cond-style-name=""><text:span text:style-name="a422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6-titleOnly-TITLE_ONLY" style:page-layout-name="pageLayout1" draw:style-name="a427">
      <draw:frame draw:id="id99" draw:layer="Master2-bg" draw:style-name="a428" draw:name="Google Shape;59;p14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100" draw:layer="Master2-bg" draw:style-name="a432" draw:name="Google Shape;60;p14">
        <svg:title/>
        <svg:desc/>
        <text:p text:style-name="a431" text:class-names="" text:cond-style-name=""><text:span text:style-name="a429" text:class-names="">臺灣國際資訊奧林匹亞競賽 (TOI) 推廣計畫<text:s text:c="1"/></text:span><text:span text:style-name="a430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101" draw:layer="Master2-bg" draw:style-name="a433" draw:name="Google Shape;65;p14">
        <svg:title/>
        <svg:desc/>
      </draw:connector>
      <draw:frame draw:id="id102" presentation:style-name="a436" draw:name="Google Shape;83;p20" svg:x="0.5in" svg:y="0.22441in" svg:width="8.99961in" svg:height="0.93858in" presentation:class="title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presentation:notes style:page-layout-name="pageLayout2" draw:style-name="a442">
        <draw:page-thumbnail svg:x="1.25025in" svg:y="0.75in" svg:width="5.00025in" svg:height="3.75in" presentation:class="page" draw:id="id4" presentation:style-name="a437" draw:name="Google Shape;3;n">
          <svg:title/>
          <svg:desc/>
        </draw:page-thumbnail>
        <draw:frame draw:id="id5" presentation:style-name="a441" draw:name="Google Shape;4;n" svg:x="0.75in" svg:y="4.75in" svg:width="6in" svg:height="4.5in" presentation:class="notes" presentation:placeholder="false">
          <draw:text-box>
            <text:list text:style-name="a440">
              <text:list-item>
                <text:p text:style-name="a439" text:class-names="" text:cond-style-name=""><text:span text:style-name="a438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7-objOnly-OBJECT_ONLY" style:page-layout-name="pageLayout1" draw:style-name="a443">
      <draw:frame draw:id="id103" draw:layer="Master2-bg" draw:style-name="a444" draw:name="Google Shape;59;p14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104" draw:layer="Master2-bg" draw:style-name="a448" draw:name="Google Shape;60;p14">
        <svg:title/>
        <svg:desc/>
        <text:p text:style-name="a447" text:class-names="" text:cond-style-name=""><text:span text:style-name="a445" text:class-names="">臺灣國際資訊奧林匹亞競賽 (TOI) 推廣計畫<text:s text:c="1"/></text:span><text:span text:style-name="a446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105" draw:layer="Master2-bg" draw:style-name="a449" draw:name="Google Shape;65;p14">
        <svg:title/>
        <svg:desc/>
      </draw:connector>
      <draw:frame draw:id="id106" presentation:style-name="a452" draw:name="Google Shape;85;p21" svg:x="0.5in" svg:y="0.22441in" svg:width="8.99961in" svg:height="4.35197in" presentation:class="subtitl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presentation:notes style:page-layout-name="pageLayout2" draw:style-name="a458">
        <draw:page-thumbnail svg:x="1.25025in" svg:y="0.75in" svg:width="5.00025in" svg:height="3.75in" presentation:class="page" draw:id="id4" presentation:style-name="a453" draw:name="Google Shape;3;n">
          <svg:title/>
          <svg:desc/>
        </draw:page-thumbnail>
        <draw:frame draw:id="id5" presentation:style-name="a457" draw:name="Google Shape;4;n" svg:x="0.75in" svg:y="4.75in" svg:width="6in" svg:height="4.5in" presentation:class="notes" presentation:placeholder="false">
          <draw:text-box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8-twoObjAndObj-TWO_OBJECTS_AND_OBJECT" style:page-layout-name="pageLayout1" draw:style-name="a459">
      <draw:frame draw:id="id107" draw:layer="Master2-bg" draw:style-name="a460" draw:name="Google Shape;59;p14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108" draw:layer="Master2-bg" draw:style-name="a464" draw:name="Google Shape;60;p14">
        <svg:title/>
        <svg:desc/>
        <text:p text:style-name="a463" text:class-names="" text:cond-style-name=""><text:span text:style-name="a461" text:class-names="">臺灣國際資訊奧林匹亞競賽 (TOI) 推廣計畫<text:s text:c="1"/></text:span><text:span text:style-name="a462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109" draw:layer="Master2-bg" draw:style-name="a465" draw:name="Google Shape;65;p14">
        <svg:title/>
        <svg:desc/>
      </draw:connector>
      <draw:frame draw:id="id110" presentation:style-name="a468" draw:name="Google Shape;87;p22" svg:x="0.5in" svg:y="0.22441in" svg:width="8.99961in" svg:height="0.93858in" presentation:class="titl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111" presentation:style-name="a472" draw:name="Google Shape;88;p22" svg:x="0.5in" svg:y="1.31614in" svg:width="4.39173in" svg:height="1.55551in" presentation:class="outline" presentation:placeholder="false">
        <draw:text-box>
          <text:list text:style-name="a471">
            <text:list-item>
              <text:p text:style-name="a470" text:class-names="" text:cond-style-name=""><text:span text:style-name="a469" text:class-names=""/></text:p>
            </text:list-item>
          </text:list>
        </draw:text-box>
        <svg:title/>
        <svg:desc/>
      </draw:frame>
      <draw:frame draw:id="id112" presentation:style-name="a476" draw:name="Google Shape;89;p22" svg:x="5.11181in" svg:y="1.31614in" svg:width="4.39173in" svg:height="3.26181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/></text:p>
            </text:list-item>
          </text:list>
        </draw:text-box>
        <svg:title/>
        <svg:desc/>
      </draw:frame>
      <draw:frame draw:id="id113" presentation:style-name="a480" draw:name="Google Shape;90;p22" svg:x="0.5in" svg:y="3.01969in" svg:width="4.39173in" svg:height="1.55551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/></text:p>
            </text:list-item>
          </text:list>
        </draw:text-box>
        <svg:title/>
        <svg:desc/>
      </draw:frame>
      <presentation:notes style:page-layout-name="pageLayout2" draw:style-name="a486">
        <draw:page-thumbnail svg:x="1.25025in" svg:y="0.75in" svg:width="5.00025in" svg:height="3.75in" presentation:class="page" draw:id="id4" presentation:style-name="a481" draw:name="Google Shape;3;n">
          <svg:title/>
          <svg:desc/>
        </draw:page-thumbnail>
        <draw:frame draw:id="id5" presentation:style-name="a485" draw:name="Google Shape;4;n" svg:x="0.75in" svg:y="4.75in" svg:width="6in" svg:height="4.5in" presentation:class="notes" presentation:placeholder="false">
          <draw:text-box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9-twoObjOverTx-TWO_OBJECTS_OVER_TEXT" style:page-layout-name="pageLayout1" draw:style-name="a487">
      <draw:frame draw:id="id114" draw:layer="Master2-bg" draw:style-name="a488" draw:name="Google Shape;59;p14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115" draw:layer="Master2-bg" draw:style-name="a492" draw:name="Google Shape;60;p14">
        <svg:title/>
        <svg:desc/>
        <text:p text:style-name="a491" text:class-names="" text:cond-style-name=""><text:span text:style-name="a489" text:class-names="">臺灣國際資訊奧林匹亞競賽 (TOI) 推廣計畫<text:s text:c="1"/></text:span><text:span text:style-name="a490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116" draw:layer="Master2-bg" draw:style-name="a493" draw:name="Google Shape;65;p14">
        <svg:title/>
        <svg:desc/>
      </draw:connector>
      <draw:frame draw:id="id117" presentation:style-name="a496" draw:name="Google Shape;92;p23" svg:x="0.5in" svg:y="0.22441in" svg:width="8.99961in" svg:height="0.93858in" presentation:class="title" presentation:placeholder="false">
        <draw:text-box>
          <text:p text:style-name="a495" text:class-names="" text:cond-style-name=""><text:span text:style-name="a494" text:class-names=""/></text:p>
        </draw:text-box>
        <svg:title/>
        <svg:desc/>
      </draw:frame>
      <draw:frame draw:id="id118" presentation:style-name="a500" draw:name="Google Shape;93;p23" svg:x="0.5in" svg:y="1.31614in" svg:width="4.39173in" svg:height="1.55551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/></text:p>
            </text:list-item>
          </text:list>
        </draw:text-box>
        <svg:title/>
        <svg:desc/>
      </draw:frame>
      <draw:frame draw:id="id119" presentation:style-name="a504" draw:name="Google Shape;94;p23" svg:x="5.11181in" svg:y="1.31614in" svg:width="4.39173in" svg:height="1.55551in" presentation:class="outline" presentation:placeholder="false">
        <draw:text-box>
          <text:list text:style-name="a503">
            <text:list-item>
              <text:p text:style-name="a502" text:class-names="" text:cond-style-name=""><text:span text:style-name="a501" text:class-names=""/></text:p>
            </text:list-item>
          </text:list>
        </draw:text-box>
        <svg:title/>
        <svg:desc/>
      </draw:frame>
      <draw:frame draw:id="id120" presentation:style-name="a508" draw:name="Google Shape;95;p23" svg:x="0.5in" svg:y="3.01969in" svg:width="8.99961in" svg:height="1.55551in" presentation:class="outline" presentation:placeholder="false">
        <draw:text-box>
          <text:list text:style-name="a507">
            <text:list-item>
              <text:p text:style-name="a506" text:class-names="" text:cond-style-name=""><text:span text:style-name="a505" text:class-names=""/></text:p>
            </text:list-item>
          </text:list>
        </draw:text-box>
        <svg:title/>
        <svg:desc/>
      </draw:frame>
      <presentation:notes style:page-layout-name="pageLayout2" draw:style-name="a514">
        <draw:page-thumbnail svg:x="1.25025in" svg:y="0.75in" svg:width="5.00025in" svg:height="3.75in" presentation:class="page" draw:id="id4" presentation:style-name="a509" draw:name="Google Shape;3;n">
          <svg:title/>
          <svg:desc/>
        </draw:page-thumbnail>
        <draw:frame draw:id="id5" presentation:style-name="a513" draw:name="Google Shape;4;n" svg:x="0.75in" svg:y="4.75in" svg:width="6in" svg:height="4.5in" presentation:class="notes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10-objOverTx-OBJECT_OVER_TEXT" style:page-layout-name="pageLayout1" draw:style-name="a515">
      <draw:frame draw:id="id121" draw:layer="Master2-bg" draw:style-name="a516" draw:name="Google Shape;59;p14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122" draw:layer="Master2-bg" draw:style-name="a520" draw:name="Google Shape;60;p14">
        <svg:title/>
        <svg:desc/>
        <text:p text:style-name="a519" text:class-names="" text:cond-style-name=""><text:span text:style-name="a517" text:class-names="">臺灣國際資訊奧林匹亞競賽 (TOI) 推廣計畫<text:s text:c="1"/></text:span><text:span text:style-name="a518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123" draw:layer="Master2-bg" draw:style-name="a521" draw:name="Google Shape;65;p14">
        <svg:title/>
        <svg:desc/>
      </draw:connector>
      <draw:frame draw:id="id124" presentation:style-name="a524" draw:name="Google Shape;97;p24" svg:x="0.5in" svg:y="0.22441in" svg:width="8.99961in" svg:height="0.93858in" presentation:class="title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125" presentation:style-name="a528" draw:name="Google Shape;98;p24" svg:x="0.5in" svg:y="1.31614in" svg:width="8.99961in" svg:height="1.55551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/></text:p>
            </text:list-item>
          </text:list>
        </draw:text-box>
        <svg:title/>
        <svg:desc/>
      </draw:frame>
      <draw:frame draw:id="id126" presentation:style-name="a532" draw:name="Google Shape;99;p24" svg:x="0.5in" svg:y="3.01969in" svg:width="8.99961in" svg:height="1.55551in" presentation:class="outline" presentation:placeholder="false">
        <draw:text-box>
          <text:list text:style-name="a531">
            <text:list-item>
              <text:p text:style-name="a530" text:class-names="" text:cond-style-name=""><text:span text:style-name="a529" text:class-names=""/></text:p>
            </text:list-item>
          </text:list>
        </draw:text-box>
        <svg:title/>
        <svg:desc/>
      </draw:frame>
      <presentation:notes style:page-layout-name="pageLayout2" draw:style-name="a538">
        <draw:page-thumbnail svg:x="1.25025in" svg:y="0.75in" svg:width="5.00025in" svg:height="3.75in" presentation:class="page" draw:id="id4" presentation:style-name="a533" draw:name="Google Shape;3;n">
          <svg:title/>
          <svg:desc/>
        </draw:page-thumbnail>
        <draw:frame draw:id="id5" presentation:style-name="a537" draw:name="Google Shape;4;n" svg:x="0.75in" svg:y="4.75in" svg:width="6in" svg:height="4.5in" presentation:class="notes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11-fourObj-FOUR_OBJECTS" style:page-layout-name="pageLayout1" draw:style-name="a539">
      <draw:frame draw:id="id127" draw:layer="Master2-bg" draw:style-name="a540" draw:name="Google Shape;59;p14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128" draw:layer="Master2-bg" draw:style-name="a544" draw:name="Google Shape;60;p14">
        <svg:title/>
        <svg:desc/>
        <text:p text:style-name="a543" text:class-names="" text:cond-style-name=""><text:span text:style-name="a541" text:class-names="">臺灣國際資訊奧林匹亞競賽 (TOI) 推廣計畫<text:s text:c="1"/></text:span><text:span text:style-name="a542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129" draw:layer="Master2-bg" draw:style-name="a545" draw:name="Google Shape;65;p14">
        <svg:title/>
        <svg:desc/>
      </draw:connector>
      <draw:frame draw:id="id130" presentation:style-name="a548" draw:name="Google Shape;101;p25" svg:x="0.5in" svg:y="0.22441in" svg:width="8.99961in" svg:height="0.93858in" presentation:class="title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131" presentation:style-name="a552" draw:name="Google Shape;102;p25" svg:x="0.5in" svg:y="1.31614in" svg:width="4.39173in" svg:height="1.55551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/></text:p>
            </text:list-item>
          </text:list>
        </draw:text-box>
        <svg:title/>
        <svg:desc/>
      </draw:frame>
      <draw:frame draw:id="id132" presentation:style-name="a556" draw:name="Google Shape;103;p25" svg:x="5.11181in" svg:y="1.31614in" svg:width="4.39173in" svg:height="1.55551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/></text:p>
            </text:list-item>
          </text:list>
        </draw:text-box>
        <svg:title/>
        <svg:desc/>
      </draw:frame>
      <draw:frame draw:id="id133" presentation:style-name="a560" draw:name="Google Shape;104;p25" svg:x="0.5in" svg:y="3.01969in" svg:width="4.39173in" svg:height="1.55551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/></text:p>
            </text:list-item>
          </text:list>
        </draw:text-box>
        <svg:title/>
        <svg:desc/>
      </draw:frame>
      <draw:frame draw:id="id134" presentation:style-name="a564" draw:name="Google Shape;105;p25" svg:x="5.11181in" svg:y="3.01969in" svg:width="4.39173in" svg:height="1.55551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/></text:p>
            </text:list-item>
          </text:list>
        </draw:text-box>
        <svg:title/>
        <svg:desc/>
      </draw:frame>
      <presentation:notes style:page-layout-name="pageLayout2" draw:style-name="a570">
        <draw:page-thumbnail svg:x="1.25025in" svg:y="0.75in" svg:width="5.00025in" svg:height="3.75in" presentation:class="page" draw:id="id4" presentation:style-name="a565" draw:name="Google Shape;3;n">
          <svg:title/>
          <svg:desc/>
        </draw:page-thumbnail>
        <draw:frame draw:id="id5" presentation:style-name="a569" draw:name="Google Shape;4;n" svg:x="0.75in" svg:y="4.75in" svg:width="6in" svg:height="4.5in" presentation:class="notes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12-cust-Title,-6-Content" style:page-layout-name="pageLayout1" draw:style-name="a571">
      <draw:frame draw:id="id135" draw:layer="Master2-bg" draw:style-name="a572" draw:name="Google Shape;59;p14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136" draw:layer="Master2-bg" draw:style-name="a576" draw:name="Google Shape;60;p14">
        <svg:title/>
        <svg:desc/>
        <text:p text:style-name="a575" text:class-names="" text:cond-style-name=""><text:span text:style-name="a573" text:class-names="">臺灣國際資訊奧林匹亞競賽 (TOI) 推廣計畫<text:s text:c="1"/></text:span><text:span text:style-name="a574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137" draw:layer="Master2-bg" draw:style-name="a577" draw:name="Google Shape;65;p14">
        <svg:title/>
        <svg:desc/>
      </draw:connector>
      <draw:frame draw:id="id138" presentation:style-name="a580" draw:name="Google Shape;107;p26" svg:x="0.5in" svg:y="0.22441in" svg:width="8.99961in" svg:height="0.93858in" presentation:class="title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139" presentation:style-name="a584" draw:name="Google Shape;108;p26" svg:x="0.5in" svg:y="1.31614in" svg:width="2.89764in" svg:height="1.55551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/></text:p>
            </text:list-item>
          </text:list>
        </draw:text-box>
        <svg:title/>
        <svg:desc/>
      </draw:frame>
      <draw:frame draw:id="id140" presentation:style-name="a588" draw:name="Google Shape;109;p26" svg:x="3.54291in" svg:y="1.31614in" svg:width="2.89764in" svg:height="1.55551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/></text:p>
            </text:list-item>
          </text:list>
        </draw:text-box>
        <svg:title/>
        <svg:desc/>
      </draw:frame>
      <draw:frame draw:id="id141" presentation:style-name="a592" draw:name="Google Shape;110;p26" svg:x="6.58583in" svg:y="1.31614in" svg:width="2.89764in" svg:height="1.55551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/></text:p>
            </text:list-item>
          </text:list>
        </draw:text-box>
        <svg:title/>
        <svg:desc/>
      </draw:frame>
      <draw:frame draw:id="id142" presentation:style-name="a596" draw:name="Google Shape;111;p26" svg:x="0.5in" svg:y="3.01969in" svg:width="2.89764in" svg:height="1.55551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/></text:p>
            </text:list-item>
          </text:list>
        </draw:text-box>
        <svg:title/>
        <svg:desc/>
      </draw:frame>
      <draw:frame draw:id="id143" presentation:style-name="a600" draw:name="Google Shape;112;p26" svg:x="3.54291in" svg:y="3.01969in" svg:width="2.89764in" svg:height="1.55551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/></text:p>
            </text:list-item>
          </text:list>
        </draw:text-box>
        <svg:title/>
        <svg:desc/>
      </draw:frame>
      <draw:frame draw:id="id144" presentation:style-name="a604" draw:name="Google Shape;113;p26" svg:x="6.58583in" svg:y="3.01969in" svg:width="2.89764in" svg:height="1.55551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/></text:p>
            </text:list-item>
          </text:list>
        </draw:text-box>
        <svg:title/>
        <svg:desc/>
      </draw:frame>
      <presentation:notes style:page-layout-name="pageLayout2" draw:style-name="a610">
        <draw:page-thumbnail svg:x="1.25025in" svg:y="0.75in" svg:width="5.00025in" svg:height="3.75in" presentation:class="page" draw:id="id4" presentation:style-name="a605" draw:name="Google Shape;3;n">
          <svg:title/>
          <svg:desc/>
        </draw:page-thumbnail>
        <draw:frame draw:id="id5" presentation:style-name="a609" draw:name="Google Shape;4;n" svg:x="0.75in" svg:y="4.75in" svg:width="6in" svg:height="4.5in" presentation:class="notes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Office-Theme" style:page-layout-name="pageLayout1" draw:style-name="a611">
      <draw:frame draw:id="id145" draw:style-name="a612" draw:name="Google Shape;115;p27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146" draw:style-name="a616" draw:name="Google Shape;116;p27">
        <svg:title/>
        <svg:desc/>
        <text:p text:style-name="a615" text:class-names="" text:cond-style-name=""><text:span text:style-name="a613" text:class-names="">臺灣國際資訊奧林匹亞競賽 (TOI) 推廣計畫<text:s text:c="1"/></text:span><text:span text:style-name="a614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47" presentation:style-name="a620" draw:name="Google Shape;117;p27" svg:x="8.63898in" svg:y="4.48228in" svg:width="0.6in" svg:height="0.43031in" presentation:class="page-number" presentation:placeholder="false">
        <draw:text-box>
          <text:p text:style-name="a619" text:class-names="" text:cond-style-name=""><text:span text:style-name="a617" text:class-names=""><text:page-number style:num-format="1" text:fixed="false">‹#›</text:page-number></text:span><text:span text:style-name="a618" text:class-names=""/></text:p>
        </draw:text-box>
        <svg:title/>
        <svg:desc/>
      </draw:frame>
      <draw:frame draw:id="id148" presentation:style-name="a623" draw:name="Google Shape;118;p27" svg:x="0.5in" svg:y="0.22441in" svg:width="8.99961in" svg:height="0.93858in" presentation:class="title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149" presentation:style-name="a627" draw:name="Google Shape;119;p27" svg:x="0.5in" svg:y="1.31614in" svg:width="8.99961in" svg:height="3.26181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/></text:p>
            </text:list-item>
          </text:list>
        </draw:text-box>
        <svg:title/>
        <svg:desc/>
      </draw:frame>
      <presentation:notes style:page-layout-name="pageLayout2" draw:style-name="a633">
        <draw:page-thumbnail svg:x="1.25025in" svg:y="0.75in" svg:width="5.00025in" svg:height="3.75in" presentation:class="page" draw:id="id4" presentation:style-name="a628" draw:name="Google Shape;3;n">
          <svg:title/>
          <svg:desc/>
        </draw:page-thumbnail>
        <draw:frame draw:id="id5" presentation:style-name="a632" draw:name="Google Shape;4;n" svg:x="0.75in" svg:y="4.75in" svg:width="6in" svg:height="4.5in" presentation:class="notes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1-objOnly-OBJECT_ONLY" style:page-layout-name="pageLayout1" draw:style-name="a634">
      <draw:frame draw:id="id150" draw:layer="Master3-bg" draw:style-name="a635" draw:name="Google Shape;115;p27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151" draw:layer="Master3-bg" draw:style-name="a639" draw:name="Google Shape;116;p27">
        <svg:title/>
        <svg:desc/>
        <text:p text:style-name="a638" text:class-names="" text:cond-style-name=""><text:span text:style-name="a636" text:class-names="">臺灣國際資訊奧林匹亞競賽 (TOI) 推廣計畫<text:s text:c="1"/></text:span><text:span text:style-name="a637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52" presentation:style-name="a642" draw:name="Google Shape;121;p28" svg:x="0.5in" svg:y="0.22441in" svg:width="8.99961in" svg:height="4.35197in" presentation:class="subtitle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presentation:notes style:page-layout-name="pageLayout2" draw:style-name="a648">
        <draw:page-thumbnail svg:x="1.25025in" svg:y="0.75in" svg:width="5.00025in" svg:height="3.75in" presentation:class="page" draw:id="id4" presentation:style-name="a643" draw:name="Google Shape;3;n">
          <svg:title/>
          <svg:desc/>
        </draw:page-thumbnail>
        <draw:frame draw:id="id5" presentation:style-name="a647" draw:name="Google Shape;4;n" svg:x="0.75in" svg:y="4.75in" svg:width="6in" svg:height="4.5in" presentation:class="notes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2-blank-BLANK" style:page-layout-name="pageLayout1" draw:style-name="a649">
      <draw:frame draw:id="id153" draw:layer="Master3-bg" draw:style-name="a650" draw:name="Google Shape;115;p27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154" draw:layer="Master3-bg" draw:style-name="a654" draw:name="Google Shape;116;p27">
        <svg:title/>
        <svg:desc/>
        <text:p text:style-name="a653" text:class-names="" text:cond-style-name=""><text:span text:style-name="a651" text:class-names="">臺灣國際資訊奧林匹亞競賽 (TOI) 推廣計畫<text:s text:c="1"/></text:span><text:span text:style-name="a652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presentation:notes style:page-layout-name="pageLayout2" draw:style-name="a660">
        <draw:page-thumbnail svg:x="1.25025in" svg:y="0.75in" svg:width="5.00025in" svg:height="3.75in" presentation:class="page" draw:id="id4" presentation:style-name="a655" draw:name="Google Shape;3;n">
          <svg:title/>
          <svg:desc/>
        </draw:page-thumbnail>
        <draw:frame draw:id="id5" presentation:style-name="a659" draw:name="Google Shape;4;n" svg:x="0.75in" svg:y="4.75in" svg:width="6in" svg:height="4.5in" presentation:class="notes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3-tx-TITLE_AND_BODY" style:page-layout-name="pageLayout1" draw:style-name="a661">
      <draw:frame draw:id="id155" draw:layer="Master3-bg" draw:style-name="a662" draw:name="Google Shape;115;p27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156" draw:layer="Master3-bg" draw:style-name="a666" draw:name="Google Shape;116;p27">
        <svg:title/>
        <svg:desc/>
        <text:p text:style-name="a665" text:class-names="" text:cond-style-name=""><text:span text:style-name="a663" text:class-names="">臺灣國際資訊奧林匹亞競賽 (TOI) 推廣計畫<text:s text:c="1"/></text:span><text:span text:style-name="a664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57" presentation:style-name="a669" draw:name="Google Shape;124;p30" svg:x="0.5in" svg:y="0.22441in" svg:width="8.99961in" svg:height="0.93858in" presentation:class="title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158" presentation:style-name="a672" draw:name="Google Shape;125;p30" svg:x="0.5in" svg:y="1.31614in" svg:width="8.99961in" svg:height="3.26181in" presentation:class="subtitle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presentation:notes style:page-layout-name="pageLayout2" draw:style-name="a678">
        <draw:page-thumbnail svg:x="1.25025in" svg:y="0.75in" svg:width="5.00025in" svg:height="3.75in" presentation:class="page" draw:id="id4" presentation:style-name="a673" draw:name="Google Shape;3;n">
          <svg:title/>
          <svg:desc/>
        </draw:page-thumbnail>
        <draw:frame draw:id="id5" presentation:style-name="a677" draw:name="Google Shape;4;n" svg:x="0.75in" svg:y="4.75in" svg:width="6in" svg:height="4.5in" presentation:class="notes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4-obj-OBJECT" style:page-layout-name="pageLayout1" draw:style-name="a679">
      <draw:frame draw:id="id159" draw:layer="Master3-bg" draw:style-name="a680" draw:name="Google Shape;115;p27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160" draw:layer="Master3-bg" draw:style-name="a684" draw:name="Google Shape;116;p27">
        <svg:title/>
        <svg:desc/>
        <text:p text:style-name="a683" text:class-names="" text:cond-style-name=""><text:span text:style-name="a681" text:class-names="">臺灣國際資訊奧林匹亞競賽 (TOI) 推廣計畫<text:s text:c="1"/></text:span><text:span text:style-name="a682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61" presentation:style-name="a687" draw:name="Google Shape;127;p31" svg:x="0.5in" svg:y="0.22441in" svg:width="8.99961in" svg:height="0.93858in" presentation:class="title" presentation:placeholder="false">
        <draw:text-box>
          <text:p text:style-name="a686" text:class-names="" text:cond-style-name=""><text:span text:style-name="a685" text:class-names=""/></text:p>
        </draw:text-box>
        <svg:title/>
        <svg:desc/>
      </draw:frame>
      <draw:frame draw:id="id162" presentation:style-name="a691" draw:name="Google Shape;128;p31" svg:x="0.5in" svg:y="1.31614in" svg:width="8.99961in" svg:height="3.26181in" presentation:class="outline" presentation:placeholder="false">
        <draw:text-box>
          <text:list text:style-name="a690">
            <text:list-item>
              <text:p text:style-name="a689" text:class-names="" text:cond-style-name=""><text:span text:style-name="a688" text:class-names=""/></text:p>
            </text:list-item>
          </text:list>
        </draw:text-box>
        <svg:title/>
        <svg:desc/>
      </draw:frame>
      <presentation:notes style:page-layout-name="pageLayout2" draw:style-name="a697">
        <draw:page-thumbnail svg:x="1.25025in" svg:y="0.75in" svg:width="5.00025in" svg:height="3.75in" presentation:class="page" draw:id="id4" presentation:style-name="a692" draw:name="Google Shape;3;n">
          <svg:title/>
          <svg:desc/>
        </draw:page-thumbnail>
        <draw:frame draw:id="id5" presentation:style-name="a696" draw:name="Google Shape;4;n" svg:x="0.75in" svg:y="4.75in" svg:width="6in" svg:height="4.5in" presentation:class="notes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5-twoObj-TWO_OBJECTS" style:page-layout-name="pageLayout1" draw:style-name="a698">
      <draw:frame draw:id="id163" draw:layer="Master3-bg" draw:style-name="a699" draw:name="Google Shape;115;p27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164" draw:layer="Master3-bg" draw:style-name="a703" draw:name="Google Shape;116;p27">
        <svg:title/>
        <svg:desc/>
        <text:p text:style-name="a702" text:class-names="" text:cond-style-name=""><text:span text:style-name="a700" text:class-names="">臺灣國際資訊奧林匹亞競賽 (TOI) 推廣計畫<text:s text:c="1"/></text:span><text:span text:style-name="a701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65" presentation:style-name="a706" draw:name="Google Shape;130;p32" svg:x="0.5in" svg:y="0.22441in" svg:width="8.99961in" svg:height="0.93858in" presentation:class="title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166" presentation:style-name="a710" draw:name="Google Shape;131;p32" svg:x="0.5in" svg:y="1.31614in" svg:width="4.39173in" svg:height="3.26181in" presentation:class="outline" presentation:placeholder="false">
        <draw:text-box>
          <text:list text:style-name="a709">
            <text:list-item>
              <text:p text:style-name="a708" text:class-names="" text:cond-style-name=""><text:span text:style-name="a707" text:class-names=""/></text:p>
            </text:list-item>
          </text:list>
        </draw:text-box>
        <svg:title/>
        <svg:desc/>
      </draw:frame>
      <draw:frame draw:id="id167" presentation:style-name="a714" draw:name="Google Shape;132;p32" svg:x="5.11181in" svg:y="1.31614in" svg:width="4.39173in" svg:height="3.26181in" presentation:class="outline" presentation:placeholder="false">
        <draw:text-box>
          <text:list text:style-name="a713">
            <text:list-item>
              <text:p text:style-name="a712" text:class-names="" text:cond-style-name=""><text:span text:style-name="a711" text:class-names=""/></text:p>
            </text:list-item>
          </text:list>
        </draw:text-box>
        <svg:title/>
        <svg:desc/>
      </draw:frame>
      <presentation:notes style:page-layout-name="pageLayout2" draw:style-name="a720">
        <draw:page-thumbnail svg:x="1.25025in" svg:y="0.75in" svg:width="5.00025in" svg:height="3.75in" presentation:class="page" draw:id="id4" presentation:style-name="a715" draw:name="Google Shape;3;n">
          <svg:title/>
          <svg:desc/>
        </draw:page-thumbnail>
        <draw:frame draw:id="id5" presentation:style-name="a719" draw:name="Google Shape;4;n" svg:x="0.75in" svg:y="4.75in" svg:width="6in" svg:height="4.5in" presentation:class="notes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6-titleOnly-TITLE_ONLY" style:page-layout-name="pageLayout1" draw:style-name="a721">
      <draw:frame draw:id="id168" draw:layer="Master3-bg" draw:style-name="a722" draw:name="Google Shape;115;p27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169" draw:layer="Master3-bg" draw:style-name="a726" draw:name="Google Shape;116;p27">
        <svg:title/>
        <svg:desc/>
        <text:p text:style-name="a725" text:class-names="" text:cond-style-name=""><text:span text:style-name="a723" text:class-names="">臺灣國際資訊奧林匹亞競賽 (TOI) 推廣計畫<text:s text:c="1"/></text:span><text:span text:style-name="a724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70" presentation:style-name="a729" draw:name="Google Shape;134;p33" svg:x="0.5in" svg:y="0.22441in" svg:width="8.99961in" svg:height="0.93858in" presentation:class="title" presentation:placeholder="false">
        <draw:text-box>
          <text:p text:style-name="a728" text:class-names="" text:cond-style-name=""><text:span text:style-name="a727" text:class-names=""/></text:p>
        </draw:text-box>
        <svg:title/>
        <svg:desc/>
      </draw:frame>
      <presentation:notes style:page-layout-name="pageLayout2" draw:style-name="a735">
        <draw:page-thumbnail svg:x="1.25025in" svg:y="0.75in" svg:width="5.00025in" svg:height="3.75in" presentation:class="page" draw:id="id4" presentation:style-name="a730" draw:name="Google Shape;3;n">
          <svg:title/>
          <svg:desc/>
        </draw:page-thumbnail>
        <draw:frame draw:id="id5" presentation:style-name="a734" draw:name="Google Shape;4;n" svg:x="0.75in" svg:y="4.75in" svg:width="6in" svg:height="4.5in" presentation:class="notes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7-twoObjAndObj-TWO_OBJECTS_AND_OBJECT" style:page-layout-name="pageLayout1" draw:style-name="a736">
      <draw:frame draw:id="id171" draw:layer="Master3-bg" draw:style-name="a737" draw:name="Google Shape;115;p27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172" draw:layer="Master3-bg" draw:style-name="a741" draw:name="Google Shape;116;p27">
        <svg:title/>
        <svg:desc/>
        <text:p text:style-name="a740" text:class-names="" text:cond-style-name=""><text:span text:style-name="a738" text:class-names="">臺灣國際資訊奧林匹亞競賽 (TOI) 推廣計畫<text:s text:c="1"/></text:span><text:span text:style-name="a739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73" presentation:style-name="a744" draw:name="Google Shape;136;p34" svg:x="0.5in" svg:y="0.22441in" svg:width="8.99961in" svg:height="0.93858in" presentation:class="title" presentation:placeholder="false">
        <draw:text-box>
          <text:p text:style-name="a743" text:class-names="" text:cond-style-name=""><text:span text:style-name="a742" text:class-names=""/></text:p>
        </draw:text-box>
        <svg:title/>
        <svg:desc/>
      </draw:frame>
      <draw:frame draw:id="id174" presentation:style-name="a748" draw:name="Google Shape;137;p34" svg:x="0.5in" svg:y="1.31614in" svg:width="4.39173in" svg:height="1.55551in" presentation:class="outline" presentation:placeholder="false">
        <draw:text-box>
          <text:list text:style-name="a747">
            <text:list-item>
              <text:p text:style-name="a746" text:class-names="" text:cond-style-name=""><text:span text:style-name="a745" text:class-names=""/></text:p>
            </text:list-item>
          </text:list>
        </draw:text-box>
        <svg:title/>
        <svg:desc/>
      </draw:frame>
      <draw:frame draw:id="id175" presentation:style-name="a752" draw:name="Google Shape;138;p34" svg:x="5.11181in" svg:y="1.31614in" svg:width="4.39173in" svg:height="3.26181in" presentation:class="outline" presentation:placeholder="false">
        <draw:text-box>
          <text:list text:style-name="a751">
            <text:list-item>
              <text:p text:style-name="a750" text:class-names="" text:cond-style-name=""><text:span text:style-name="a749" text:class-names=""/></text:p>
            </text:list-item>
          </text:list>
        </draw:text-box>
        <svg:title/>
        <svg:desc/>
      </draw:frame>
      <draw:frame draw:id="id176" presentation:style-name="a756" draw:name="Google Shape;139;p34" svg:x="0.5in" svg:y="3.01969in" svg:width="4.39173in" svg:height="1.55551in" presentation:class="outline" presentation:placeholder="false">
        <draw:text-box>
          <text:list text:style-name="a755">
            <text:list-item>
              <text:p text:style-name="a754" text:class-names="" text:cond-style-name=""><text:span text:style-name="a753" text:class-names=""/></text:p>
            </text:list-item>
          </text:list>
        </draw:text-box>
        <svg:title/>
        <svg:desc/>
      </draw:frame>
      <presentation:notes style:page-layout-name="pageLayout2" draw:style-name="a762">
        <draw:page-thumbnail svg:x="1.25025in" svg:y="0.75in" svg:width="5.00025in" svg:height="3.75in" presentation:class="page" draw:id="id4" presentation:style-name="a757" draw:name="Google Shape;3;n">
          <svg:title/>
          <svg:desc/>
        </draw:page-thumbnail>
        <draw:frame draw:id="id5" presentation:style-name="a761" draw:name="Google Shape;4;n" svg:x="0.75in" svg:y="4.75in" svg:width="6in" svg:height="4.5in" presentation:class="notes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8-objAndTwoObj-OBJECT_AND_TWO_OBJECTS" style:page-layout-name="pageLayout1" draw:style-name="a763">
      <draw:frame draw:id="id177" draw:layer="Master3-bg" draw:style-name="a764" draw:name="Google Shape;115;p27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178" draw:layer="Master3-bg" draw:style-name="a768" draw:name="Google Shape;116;p27">
        <svg:title/>
        <svg:desc/>
        <text:p text:style-name="a767" text:class-names="" text:cond-style-name=""><text:span text:style-name="a765" text:class-names="">臺灣國際資訊奧林匹亞競賽 (TOI) 推廣計畫<text:s text:c="1"/></text:span><text:span text:style-name="a766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79" presentation:style-name="a771" draw:name="Google Shape;141;p35" svg:x="0.5in" svg:y="0.22441in" svg:width="8.99961in" svg:height="0.93858in" presentation:class="title" presentation:placeholder="false">
        <draw:text-box>
          <text:p text:style-name="a770" text:class-names="" text:cond-style-name=""><text:span text:style-name="a769" text:class-names=""/></text:p>
        </draw:text-box>
        <svg:title/>
        <svg:desc/>
      </draw:frame>
      <draw:frame draw:id="id180" presentation:style-name="a775" draw:name="Google Shape;142;p35" svg:x="0.5in" svg:y="1.31614in" svg:width="4.39173in" svg:height="3.26181in" presentation:class="outline" presentation:placeholder="false">
        <draw:text-box>
          <text:list text:style-name="a774">
            <text:list-item>
              <text:p text:style-name="a773" text:class-names="" text:cond-style-name=""><text:span text:style-name="a772" text:class-names=""/></text:p>
            </text:list-item>
          </text:list>
        </draw:text-box>
        <svg:title/>
        <svg:desc/>
      </draw:frame>
      <draw:frame draw:id="id181" presentation:style-name="a779" draw:name="Google Shape;143;p35" svg:x="5.11181in" svg:y="1.31614in" svg:width="4.39173in" svg:height="1.55551in" presentation:class="outline" presentation:placeholder="false">
        <draw:text-box>
          <text:list text:style-name="a778">
            <text:list-item>
              <text:p text:style-name="a777" text:class-names="" text:cond-style-name=""><text:span text:style-name="a776" text:class-names=""/></text:p>
            </text:list-item>
          </text:list>
        </draw:text-box>
        <svg:title/>
        <svg:desc/>
      </draw:frame>
      <draw:frame draw:id="id182" presentation:style-name="a783" draw:name="Google Shape;144;p35" svg:x="5.11181in" svg:y="3.01969in" svg:width="4.39173in" svg:height="1.55551in" presentation:class="outline" presentation:placeholder="false">
        <draw:text-box>
          <text:list text:style-name="a782">
            <text:list-item>
              <text:p text:style-name="a781" text:class-names="" text:cond-style-name=""><text:span text:style-name="a780" text:class-names=""/></text:p>
            </text:list-item>
          </text:list>
        </draw:text-box>
        <svg:title/>
        <svg:desc/>
      </draw:frame>
      <presentation:notes style:page-layout-name="pageLayout2" draw:style-name="a789">
        <draw:page-thumbnail svg:x="1.25025in" svg:y="0.75in" svg:width="5.00025in" svg:height="3.75in" presentation:class="page" draw:id="id4" presentation:style-name="a784" draw:name="Google Shape;3;n">
          <svg:title/>
          <svg:desc/>
        </draw:page-thumbnail>
        <draw:frame draw:id="id5" presentation:style-name="a788" draw:name="Google Shape;4;n" svg:x="0.75in" svg:y="4.75in" svg:width="6in" svg:height="4.5in" presentation:class="notes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9-twoObjOverTx-TWO_OBJECTS_OVER_TEXT" style:page-layout-name="pageLayout1" draw:style-name="a790">
      <draw:frame draw:id="id183" draw:layer="Master3-bg" draw:style-name="a791" draw:name="Google Shape;115;p27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184" draw:layer="Master3-bg" draw:style-name="a795" draw:name="Google Shape;116;p27">
        <svg:title/>
        <svg:desc/>
        <text:p text:style-name="a794" text:class-names="" text:cond-style-name=""><text:span text:style-name="a792" text:class-names="">臺灣國際資訊奧林匹亞競賽 (TOI) 推廣計畫<text:s text:c="1"/></text:span><text:span text:style-name="a793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85" presentation:style-name="a798" draw:name="Google Shape;146;p36" svg:x="0.5in" svg:y="0.22441in" svg:width="8.99961in" svg:height="0.93858in" presentation:class="title" presentation:placeholder="false">
        <draw:text-box>
          <text:p text:style-name="a797" text:class-names="" text:cond-style-name=""><text:span text:style-name="a796" text:class-names=""/></text:p>
        </draw:text-box>
        <svg:title/>
        <svg:desc/>
      </draw:frame>
      <draw:frame draw:id="id186" presentation:style-name="a802" draw:name="Google Shape;147;p36" svg:x="0.5in" svg:y="1.31614in" svg:width="4.39173in" svg:height="1.55551in" presentation:class="outline" presentation:placeholder="false">
        <draw:text-box>
          <text:list text:style-name="a801">
            <text:list-item>
              <text:p text:style-name="a800" text:class-names="" text:cond-style-name=""><text:span text:style-name="a799" text:class-names=""/></text:p>
            </text:list-item>
          </text:list>
        </draw:text-box>
        <svg:title/>
        <svg:desc/>
      </draw:frame>
      <draw:frame draw:id="id187" presentation:style-name="a806" draw:name="Google Shape;148;p36" svg:x="5.11181in" svg:y="1.31614in" svg:width="4.39173in" svg:height="1.55551in" presentation:class="outline" presentation:placeholder="false">
        <draw:text-box>
          <text:list text:style-name="a805">
            <text:list-item>
              <text:p text:style-name="a804" text:class-names="" text:cond-style-name=""><text:span text:style-name="a803" text:class-names=""/></text:p>
            </text:list-item>
          </text:list>
        </draw:text-box>
        <svg:title/>
        <svg:desc/>
      </draw:frame>
      <draw:frame draw:id="id188" presentation:style-name="a810" draw:name="Google Shape;149;p36" svg:x="0.5in" svg:y="3.01969in" svg:width="8.99961in" svg:height="1.55551in" presentation:class="outline" presentation:placeholder="false">
        <draw:text-box>
          <text:list text:style-name="a809">
            <text:list-item>
              <text:p text:style-name="a808" text:class-names="" text:cond-style-name=""><text:span text:style-name="a807" text:class-names=""/></text:p>
            </text:list-item>
          </text:list>
        </draw:text-box>
        <svg:title/>
        <svg:desc/>
      </draw:frame>
      <presentation:notes style:page-layout-name="pageLayout2" draw:style-name="a816">
        <draw:page-thumbnail svg:x="1.25025in" svg:y="0.75in" svg:width="5.00025in" svg:height="3.75in" presentation:class="page" draw:id="id4" presentation:style-name="a811" draw:name="Google Shape;3;n">
          <svg:title/>
          <svg:desc/>
        </draw:page-thumbnail>
        <draw:frame draw:id="id5" presentation:style-name="a815" draw:name="Google Shape;4;n" svg:x="0.75in" svg:y="4.75in" svg:width="6in" svg:height="4.5in" presentation:class="notes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10-objOverTx-OBJECT_OVER_TEXT" style:page-layout-name="pageLayout1" draw:style-name="a817">
      <draw:frame draw:id="id189" draw:layer="Master3-bg" draw:style-name="a818" draw:name="Google Shape;115;p27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190" draw:layer="Master3-bg" draw:style-name="a822" draw:name="Google Shape;116;p27">
        <svg:title/>
        <svg:desc/>
        <text:p text:style-name="a821" text:class-names="" text:cond-style-name=""><text:span text:style-name="a819" text:class-names="">臺灣國際資訊奧林匹亞競賽 (TOI) 推廣計畫<text:s text:c="1"/></text:span><text:span text:style-name="a820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91" presentation:style-name="a825" draw:name="Google Shape;151;p37" svg:x="0.5in" svg:y="0.22441in" svg:width="8.99961in" svg:height="0.93858in" presentation:class="title" presentation:placeholder="false">
        <draw:text-box>
          <text:p text:style-name="a824" text:class-names="" text:cond-style-name=""><text:span text:style-name="a823" text:class-names=""/></text:p>
        </draw:text-box>
        <svg:title/>
        <svg:desc/>
      </draw:frame>
      <draw:frame draw:id="id192" presentation:style-name="a829" draw:name="Google Shape;152;p37" svg:x="0.5in" svg:y="1.31614in" svg:width="8.99961in" svg:height="1.55551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/></text:p>
            </text:list-item>
          </text:list>
        </draw:text-box>
        <svg:title/>
        <svg:desc/>
      </draw:frame>
      <draw:frame draw:id="id193" presentation:style-name="a833" draw:name="Google Shape;153;p37" svg:x="0.5in" svg:y="3.01969in" svg:width="8.99961in" svg:height="1.55551in" presentation:class="outline" presentation:placeholder="false">
        <draw:text-box>
          <text:list text:style-name="a832">
            <text:list-item>
              <text:p text:style-name="a831" text:class-names="" text:cond-style-name=""><text:span text:style-name="a830" text:class-names=""/></text:p>
            </text:list-item>
          </text:list>
        </draw:text-box>
        <svg:title/>
        <svg:desc/>
      </draw:frame>
      <presentation:notes style:page-layout-name="pageLayout2" draw:style-name="a839">
        <draw:page-thumbnail svg:x="1.25025in" svg:y="0.75in" svg:width="5.00025in" svg:height="3.75in" presentation:class="page" draw:id="id4" presentation:style-name="a834" draw:name="Google Shape;3;n">
          <svg:title/>
          <svg:desc/>
        </draw:page-thumbnail>
        <draw:frame draw:id="id5" presentation:style-name="a838" draw:name="Google Shape;4;n" svg:x="0.75in" svg:y="4.75in" svg:width="6in" svg:height="4.5in" presentation:class="notes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11-fourObj-FOUR_OBJECTS" style:page-layout-name="pageLayout1" draw:style-name="a840">
      <draw:frame draw:id="id194" draw:layer="Master3-bg" draw:style-name="a841" draw:name="Google Shape;115;p27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195" draw:layer="Master3-bg" draw:style-name="a845" draw:name="Google Shape;116;p27">
        <svg:title/>
        <svg:desc/>
        <text:p text:style-name="a844" text:class-names="" text:cond-style-name=""><text:span text:style-name="a842" text:class-names="">臺灣國際資訊奧林匹亞競賽 (TOI) 推廣計畫<text:s text:c="1"/></text:span><text:span text:style-name="a843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96" presentation:style-name="a848" draw:name="Google Shape;155;p38" svg:x="0.5in" svg:y="0.22441in" svg:width="8.99961in" svg:height="0.93858in" presentation:class="title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97" presentation:style-name="a852" draw:name="Google Shape;156;p38" svg:x="0.5in" svg:y="1.31614in" svg:width="4.39173in" svg:height="1.55551in" presentation:class="outline" presentation:placeholder="false">
        <draw:text-box>
          <text:list text:style-name="a851">
            <text:list-item>
              <text:p text:style-name="a850" text:class-names="" text:cond-style-name=""><text:span text:style-name="a849" text:class-names=""/></text:p>
            </text:list-item>
          </text:list>
        </draw:text-box>
        <svg:title/>
        <svg:desc/>
      </draw:frame>
      <draw:frame draw:id="id198" presentation:style-name="a856" draw:name="Google Shape;157;p38" svg:x="5.11181in" svg:y="1.31614in" svg:width="4.39173in" svg:height="1.55551in" presentation:class="outline" presentation:placeholder="false">
        <draw:text-box>
          <text:list text:style-name="a855">
            <text:list-item>
              <text:p text:style-name="a854" text:class-names="" text:cond-style-name=""><text:span text:style-name="a853" text:class-names=""/></text:p>
            </text:list-item>
          </text:list>
        </draw:text-box>
        <svg:title/>
        <svg:desc/>
      </draw:frame>
      <draw:frame draw:id="id199" presentation:style-name="a860" draw:name="Google Shape;158;p38" svg:x="0.5in" svg:y="3.01969in" svg:width="4.39173in" svg:height="1.55551in" presentation:class="outline" presentation:placeholder="false">
        <draw:text-box>
          <text:list text:style-name="a859">
            <text:list-item>
              <text:p text:style-name="a858" text:class-names="" text:cond-style-name=""><text:span text:style-name="a857" text:class-names=""/></text:p>
            </text:list-item>
          </text:list>
        </draw:text-box>
        <svg:title/>
        <svg:desc/>
      </draw:frame>
      <draw:frame draw:id="id200" presentation:style-name="a864" draw:name="Google Shape;159;p38" svg:x="5.11181in" svg:y="3.01969in" svg:width="4.39173in" svg:height="1.55551in" presentation:class="outline" presentation:placeholder="false">
        <draw:text-box>
          <text:list text:style-name="a863">
            <text:list-item>
              <text:p text:style-name="a862" text:class-names="" text:cond-style-name=""><text:span text:style-name="a861" text:class-names=""/></text:p>
            </text:list-item>
          </text:list>
        </draw:text-box>
        <svg:title/>
        <svg:desc/>
      </draw:frame>
      <presentation:notes style:page-layout-name="pageLayout2" draw:style-name="a870">
        <draw:page-thumbnail svg:x="1.25025in" svg:y="0.75in" svg:width="5.00025in" svg:height="3.75in" presentation:class="page" draw:id="id4" presentation:style-name="a865" draw:name="Google Shape;3;n">
          <svg:title/>
          <svg:desc/>
        </draw:page-thumbnail>
        <draw:frame draw:id="id5" presentation:style-name="a869" draw:name="Google Shape;4;n" svg:x="0.75in" svg:y="4.75in" svg:width="6in" svg:height="4.5in" presentation:class="notes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12-cust-Title,-6-Content" style:page-layout-name="pageLayout1" draw:style-name="a871">
      <draw:frame draw:id="id201" draw:layer="Master3-bg" draw:style-name="a872" draw:name="Google Shape;115;p27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202" draw:layer="Master3-bg" draw:style-name="a876" draw:name="Google Shape;116;p27">
        <svg:title/>
        <svg:desc/>
        <text:p text:style-name="a875" text:class-names="" text:cond-style-name=""><text:span text:style-name="a873" text:class-names="">臺灣國際資訊奧林匹亞競賽 (TOI) 推廣計畫<text:s text:c="1"/></text:span><text:span text:style-name="a874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03" presentation:style-name="a879" draw:name="Google Shape;161;p39" svg:x="0.5in" svg:y="0.22441in" svg:width="8.99961in" svg:height="0.93858in" presentation:class="title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204" presentation:style-name="a883" draw:name="Google Shape;162;p39" svg:x="0.5in" svg:y="1.31614in" svg:width="2.89764in" svg:height="1.55551in" presentation:class="outline" presentation:placeholder="false">
        <draw:text-box>
          <text:list text:style-name="a882">
            <text:list-item>
              <text:p text:style-name="a881" text:class-names="" text:cond-style-name=""><text:span text:style-name="a880" text:class-names=""/></text:p>
            </text:list-item>
          </text:list>
        </draw:text-box>
        <svg:title/>
        <svg:desc/>
      </draw:frame>
      <draw:frame draw:id="id205" presentation:style-name="a887" draw:name="Google Shape;163;p39" svg:x="3.54291in" svg:y="1.31614in" svg:width="2.89764in" svg:height="1.55551in" presentation:class="outline" presentation:placeholder="false">
        <draw:text-box>
          <text:list text:style-name="a886">
            <text:list-item>
              <text:p text:style-name="a885" text:class-names="" text:cond-style-name=""><text:span text:style-name="a884" text:class-names=""/></text:p>
            </text:list-item>
          </text:list>
        </draw:text-box>
        <svg:title/>
        <svg:desc/>
      </draw:frame>
      <draw:frame draw:id="id206" presentation:style-name="a891" draw:name="Google Shape;164;p39" svg:x="6.58583in" svg:y="1.31614in" svg:width="2.89764in" svg:height="1.55551in" presentation:class="outline" presentation:placeholder="false">
        <draw:text-box>
          <text:list text:style-name="a890">
            <text:list-item>
              <text:p text:style-name="a889" text:class-names="" text:cond-style-name=""><text:span text:style-name="a888" text:class-names=""/></text:p>
            </text:list-item>
          </text:list>
        </draw:text-box>
        <svg:title/>
        <svg:desc/>
      </draw:frame>
      <draw:frame draw:id="id207" presentation:style-name="a895" draw:name="Google Shape;165;p39" svg:x="0.5in" svg:y="3.01969in" svg:width="2.89764in" svg:height="1.55551in" presentation:class="outline" presentation:placeholder="false">
        <draw:text-box>
          <text:list text:style-name="a894">
            <text:list-item>
              <text:p text:style-name="a893" text:class-names="" text:cond-style-name=""><text:span text:style-name="a892" text:class-names=""/></text:p>
            </text:list-item>
          </text:list>
        </draw:text-box>
        <svg:title/>
        <svg:desc/>
      </draw:frame>
      <draw:frame draw:id="id208" presentation:style-name="a899" draw:name="Google Shape;166;p39" svg:x="3.54291in" svg:y="3.01969in" svg:width="2.89764in" svg:height="1.55551in" presentation:class="outline" presentation:placeholder="false">
        <draw:text-box>
          <text:list text:style-name="a898">
            <text:list-item>
              <text:p text:style-name="a897" text:class-names="" text:cond-style-name=""><text:span text:style-name="a896" text:class-names=""/></text:p>
            </text:list-item>
          </text:list>
        </draw:text-box>
        <svg:title/>
        <svg:desc/>
      </draw:frame>
      <draw:frame draw:id="id209" presentation:style-name="a903" draw:name="Google Shape;167;p39" svg:x="6.58583in" svg:y="3.01969in" svg:width="2.89764in" svg:height="1.55551in" presentation:class="outline" presentation:placeholder="false">
        <draw:text-box>
          <text:list text:style-name="a902">
            <text:list-item>
              <text:p text:style-name="a901" text:class-names="" text:cond-style-name=""><text:span text:style-name="a900" text:class-names=""/></text:p>
            </text:list-item>
          </text:list>
        </draw:text-box>
        <svg:title/>
        <svg:desc/>
      </draw:frame>
      <presentation:notes style:page-layout-name="pageLayout2" draw:style-name="a909">
        <draw:page-thumbnail svg:x="1.25025in" svg:y="0.75in" svg:width="5.00025in" svg:height="3.75in" presentation:class="page" draw:id="id4" presentation:style-name="a904" draw:name="Google Shape;3;n">
          <svg:title/>
          <svg:desc/>
        </draw:page-thumbnail>
        <draw:frame draw:id="id5" presentation:style-name="a908" draw:name="Google Shape;4;n" svg:x="0.75in" svg:y="4.75in" svg:width="6in" svg:height="4.5in" presentation:class="notes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Office-Theme" style:page-layout-name="pageLayout1" draw:style-name="a910">
      <draw:frame draw:id="id210" draw:style-name="a911" draw:name="Google Shape;169;p40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211" draw:style-name="a915" draw:name="Google Shape;170;p40">
        <svg:title/>
        <svg:desc/>
        <text:p text:style-name="a914" text:class-names="" text:cond-style-name=""><text:span text:style-name="a912" text:class-names="">臺灣國際資訊奧林匹亞競賽 (TOI) 推廣計畫<text:s text:c="1"/></text:span><text:span text:style-name="a913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12" presentation:style-name="a918" draw:name="Google Shape;171;p40" svg:x="1.70197in" svg:y="0.78661in" svg:width="7.23622in" svg:height="0.76535in" presentation:class="title" presentation:placeholder="false">
        <draw:text-box>
          <text:p text:style-name="a917" text:class-names="" text:cond-style-name=""><text:span text:style-name="a916" text:class-names=""/></text:p>
        </draw:text-box>
        <svg:title/>
        <svg:desc/>
      </draw:frame>
      <draw:frame draw:id="id213" presentation:style-name="a922" draw:name="Google Shape;172;p40" svg:x="1.70197in" svg:y="1.50787in" svg:width="7.23622in" svg:height="3.32717in" presentation:class="outline" presentation:placeholder="false">
        <draw:text-box>
          <text:list text:style-name="a921">
            <text:list-item>
              <text:p text:style-name="a920" text:class-names="" text:cond-style-name=""><text:span text:style-name="a919" text:class-names=""/></text:p>
            </text:list-item>
          </text:list>
        </draw:text-box>
        <svg:title/>
        <svg:desc/>
      </draw:frame>
      <draw:frame draw:id="id214" presentation:style-name="a926" draw:name="Google Shape;173;p40" svg:x="8.63898in" svg:y="4.48228in" svg:width="0.6in" svg:height="0.43031in" presentation:class="page-number" presentation:placeholder="false">
        <draw:text-box>
          <text:p text:style-name="a925" text:class-names="" text:cond-style-name=""><text:span text:style-name="a923" text:class-names=""><text:page-number style:num-format="1" text:fixed="false">‹#›</text:page-number></text:span><text:span text:style-name="a924" text:class-names=""/></text:p>
        </draw:text-box>
        <svg:title/>
        <svg:desc/>
      </draw:frame>
      <draw:connector draw:type="line" svg:x1="1.82047in" svg:y1="1.48425in" svg:x2="8.95827in" svg:y2="1.48465in" draw:id="id215" draw:style-name="a927" draw:name="Google Shape;174;p40">
        <svg:title/>
        <svg:desc/>
      </draw:connector>
      <presentation:notes style:page-layout-name="pageLayout2" draw:style-name="a933">
        <draw:page-thumbnail svg:x="1.25025in" svg:y="0.75in" svg:width="5.00025in" svg:height="3.75in" presentation:class="page" draw:id="id4" presentation:style-name="a928" draw:name="Google Shape;3;n">
          <svg:title/>
          <svg:desc/>
        </draw:page-thumbnail>
        <draw:frame draw:id="id5" presentation:style-name="a932" draw:name="Google Shape;4;n" svg:x="0.75in" svg:y="4.75in" svg:width="6in" svg:height="4.5in" presentation:class="notes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1-blank-BLANK" style:page-layout-name="pageLayout1" draw:style-name="a934">
      <draw:frame draw:id="id216" draw:layer="Master4-bg" draw:style-name="a935" draw:name="Google Shape;169;p40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217" draw:layer="Master4-bg" draw:style-name="a939" draw:name="Google Shape;170;p40">
        <svg:title/>
        <svg:desc/>
        <text:p text:style-name="a938" text:class-names="" text:cond-style-name=""><text:span text:style-name="a936" text:class-names="">臺灣國際資訊奧林匹亞競賽 (TOI) 推廣計畫<text:s text:c="1"/></text:span><text:span text:style-name="a937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218" draw:layer="Master4-bg" draw:style-name="a940" draw:name="Google Shape;174;p40">
        <svg:title/>
        <svg:desc/>
      </draw:connector>
      <presentation:notes style:page-layout-name="pageLayout2" draw:style-name="a946">
        <draw:page-thumbnail svg:x="1.25025in" svg:y="0.75in" svg:width="5.00025in" svg:height="3.75in" presentation:class="page" draw:id="id4" presentation:style-name="a941" draw:name="Google Shape;3;n">
          <svg:title/>
          <svg:desc/>
        </draw:page-thumbnail>
        <draw:frame draw:id="id5" presentation:style-name="a945" draw:name="Google Shape;4;n" svg:x="0.75in" svg:y="4.75in" svg:width="6in" svg:height="4.5in" presentation:class="notes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2-obj-OBJECT" style:page-layout-name="pageLayout1" draw:style-name="a947">
      <draw:frame draw:id="id219" draw:layer="Master4-bg" draw:style-name="a948" draw:name="Google Shape;169;p40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220" draw:layer="Master4-bg" draw:style-name="a952" draw:name="Google Shape;170;p40">
        <svg:title/>
        <svg:desc/>
        <text:p text:style-name="a951" text:class-names="" text:cond-style-name=""><text:span text:style-name="a949" text:class-names="">臺灣國際資訊奧林匹亞競賽 (TOI) 推廣計畫<text:s text:c="1"/></text:span><text:span text:style-name="a950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221" draw:layer="Master4-bg" draw:style-name="a953" draw:name="Google Shape;174;p40">
        <svg:title/>
        <svg:desc/>
      </draw:connector>
      <draw:frame draw:id="id222" presentation:style-name="a956" draw:name="Google Shape;180;p43" svg:x="0.5in" svg:y="0.22441in" svg:width="8.99961in" svg:height="0.93858in" presentation:class="title" presentation:placeholder="false">
        <draw:text-box>
          <text:p text:style-name="a955" text:class-names="" text:cond-style-name=""><text:span text:style-name="a954" text:class-names=""/></text:p>
        </draw:text-box>
        <svg:title/>
        <svg:desc/>
      </draw:frame>
      <draw:frame draw:id="id223" presentation:style-name="a960" draw:name="Google Shape;181;p43" svg:x="0.5in" svg:y="1.31614in" svg:width="8.99961in" svg:height="3.26181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/></text:p>
            </text:list-item>
          </text:list>
        </draw:text-box>
        <svg:title/>
        <svg:desc/>
      </draw:frame>
      <presentation:notes style:page-layout-name="pageLayout2" draw:style-name="a966">
        <draw:page-thumbnail svg:x="1.25025in" svg:y="0.75in" svg:width="5.00025in" svg:height="3.75in" presentation:class="page" draw:id="id4" presentation:style-name="a961" draw:name="Google Shape;3;n">
          <svg:title/>
          <svg:desc/>
        </draw:page-thumbnail>
        <draw:frame draw:id="id5" presentation:style-name="a965" draw:name="Google Shape;4;n" svg:x="0.75in" svg:y="4.75in" svg:width="6in" svg:height="4.5in" presentation:class="notes" presentation:placeholder="false">
          <draw:text-box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3-twoObj-TWO_OBJECTS" style:page-layout-name="pageLayout1" draw:style-name="a967">
      <draw:frame draw:id="id224" draw:layer="Master4-bg" draw:style-name="a968" draw:name="Google Shape;169;p40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225" draw:layer="Master4-bg" draw:style-name="a972" draw:name="Google Shape;170;p40">
        <svg:title/>
        <svg:desc/>
        <text:p text:style-name="a971" text:class-names="" text:cond-style-name=""><text:span text:style-name="a969" text:class-names="">臺灣國際資訊奧林匹亞競賽 (TOI) 推廣計畫<text:s text:c="1"/></text:span><text:span text:style-name="a970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226" draw:layer="Master4-bg" draw:style-name="a973" draw:name="Google Shape;174;p40">
        <svg:title/>
        <svg:desc/>
      </draw:connector>
      <draw:frame draw:id="id227" presentation:style-name="a976" draw:name="Google Shape;183;p44" svg:x="0.5in" svg:y="0.22441in" svg:width="8.99961in" svg:height="0.93858in" presentation:class="title" presentation:placeholder="false">
        <draw:text-box>
          <text:p text:style-name="a975" text:class-names="" text:cond-style-name=""><text:span text:style-name="a974" text:class-names=""/></text:p>
        </draw:text-box>
        <svg:title/>
        <svg:desc/>
      </draw:frame>
      <draw:frame draw:id="id228" presentation:style-name="a980" draw:name="Google Shape;184;p44" svg:x="0.5in" svg:y="1.31614in" svg:width="4.39173in" svg:height="3.26181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/></text:p>
            </text:list-item>
          </text:list>
        </draw:text-box>
        <svg:title/>
        <svg:desc/>
      </draw:frame>
      <draw:frame draw:id="id229" presentation:style-name="a984" draw:name="Google Shape;185;p44" svg:x="5.11181in" svg:y="1.31614in" svg:width="4.39173in" svg:height="3.26181in" presentation:class="outline" presentation:placeholder="false">
        <draw:text-box>
          <text:list text:style-name="a983">
            <text:list-item>
              <text:p text:style-name="a982" text:class-names="" text:cond-style-name=""><text:span text:style-name="a981" text:class-names=""/></text:p>
            </text:list-item>
          </text:list>
        </draw:text-box>
        <svg:title/>
        <svg:desc/>
      </draw:frame>
      <presentation:notes style:page-layout-name="pageLayout2" draw:style-name="a990">
        <draw:page-thumbnail svg:x="1.25025in" svg:y="0.75in" svg:width="5.00025in" svg:height="3.75in" presentation:class="page" draw:id="id4" presentation:style-name="a985" draw:name="Google Shape;3;n">
          <svg:title/>
          <svg:desc/>
        </draw:page-thumbnail>
        <draw:frame draw:id="id5" presentation:style-name="a989" draw:name="Google Shape;4;n" svg:x="0.75in" svg:y="4.75in" svg:width="6in" svg:height="4.5in" presentation:class="notes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4-titleOnly-TITLE_ONLY" style:page-layout-name="pageLayout1" draw:style-name="a991">
      <draw:frame draw:id="id230" draw:layer="Master4-bg" draw:style-name="a992" draw:name="Google Shape;169;p40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231" draw:layer="Master4-bg" draw:style-name="a996" draw:name="Google Shape;170;p40">
        <svg:title/>
        <svg:desc/>
        <text:p text:style-name="a995" text:class-names="" text:cond-style-name=""><text:span text:style-name="a993" text:class-names="">臺灣國際資訊奧林匹亞競賽 (TOI) 推廣計畫<text:s text:c="1"/></text:span><text:span text:style-name="a994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232" draw:layer="Master4-bg" draw:style-name="a997" draw:name="Google Shape;174;p40">
        <svg:title/>
        <svg:desc/>
      </draw:connector>
      <draw:frame draw:id="id233" presentation:style-name="a1000" draw:name="Google Shape;187;p45" svg:x="0.5in" svg:y="0.22441in" svg:width="8.99961in" svg:height="0.93858in" presentation:class="title" presentation:placeholder="false">
        <draw:text-box>
          <text:p text:style-name="a999" text:class-names="" text:cond-style-name=""><text:span text:style-name="a998" text:class-names=""/></text:p>
        </draw:text-box>
        <svg:title/>
        <svg:desc/>
      </draw:frame>
      <presentation:notes style:page-layout-name="pageLayout2" draw:style-name="a1006">
        <draw:page-thumbnail svg:x="1.25025in" svg:y="0.75in" svg:width="5.00025in" svg:height="3.75in" presentation:class="page" draw:id="id4" presentation:style-name="a1001" draw:name="Google Shape;3;n">
          <svg:title/>
          <svg:desc/>
        </draw:page-thumbnail>
        <draw:frame draw:id="id5" presentation:style-name="a1005" draw:name="Google Shape;4;n" svg:x="0.75in" svg:y="4.75in" svg:width="6in" svg:height="4.5in" presentation:class="notes" presentation:placeholder="false">
          <draw:text-box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5-objOnly-OBJECT_ONLY" style:page-layout-name="pageLayout1" draw:style-name="a1007">
      <draw:frame draw:id="id234" draw:layer="Master4-bg" draw:style-name="a1008" draw:name="Google Shape;169;p40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235" draw:layer="Master4-bg" draw:style-name="a1012" draw:name="Google Shape;170;p40">
        <svg:title/>
        <svg:desc/>
        <text:p text:style-name="a1011" text:class-names="" text:cond-style-name=""><text:span text:style-name="a1009" text:class-names="">臺灣國際資訊奧林匹亞競賽 (TOI) 推廣計畫<text:s text:c="1"/></text:span><text:span text:style-name="a1010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236" draw:layer="Master4-bg" draw:style-name="a1013" draw:name="Google Shape;174;p40">
        <svg:title/>
        <svg:desc/>
      </draw:connector>
      <draw:frame draw:id="id237" presentation:style-name="a1016" draw:name="Google Shape;189;p46" svg:x="0.5in" svg:y="0.22441in" svg:width="8.99961in" svg:height="4.35197in" presentation:class="subtitle" presentation:placeholder="false">
        <draw:text-box>
          <text:p text:style-name="a1015" text:class-names="" text:cond-style-name=""><text:span text:style-name="a1014" text:class-names=""/></text:p>
        </draw:text-box>
        <svg:title/>
        <svg:desc/>
      </draw:frame>
      <presentation:notes style:page-layout-name="pageLayout2" draw:style-name="a1022">
        <draw:page-thumbnail svg:x="1.25025in" svg:y="0.75in" svg:width="5.00025in" svg:height="3.75in" presentation:class="page" draw:id="id4" presentation:style-name="a1017" draw:name="Google Shape;3;n">
          <svg:title/>
          <svg:desc/>
        </draw:page-thumbnail>
        <draw:frame draw:id="id5" presentation:style-name="a1021" draw:name="Google Shape;4;n" svg:x="0.75in" svg:y="4.75in" svg:width="6in" svg:height="4.5in" presentation:class="notes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6-twoObjAndObj-TWO_OBJECTS_AND_OBJECT" style:page-layout-name="pageLayout1" draw:style-name="a1023">
      <draw:frame draw:id="id238" draw:layer="Master4-bg" draw:style-name="a1024" draw:name="Google Shape;169;p40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239" draw:layer="Master4-bg" draw:style-name="a1028" draw:name="Google Shape;170;p40">
        <svg:title/>
        <svg:desc/>
        <text:p text:style-name="a1027" text:class-names="" text:cond-style-name=""><text:span text:style-name="a1025" text:class-names="">臺灣國際資訊奧林匹亞競賽 (TOI) 推廣計畫<text:s text:c="1"/></text:span><text:span text:style-name="a1026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240" draw:layer="Master4-bg" draw:style-name="a1029" draw:name="Google Shape;174;p40">
        <svg:title/>
        <svg:desc/>
      </draw:connector>
      <draw:frame draw:id="id241" presentation:style-name="a1032" draw:name="Google Shape;191;p47" svg:x="0.5in" svg:y="0.22441in" svg:width="8.99961in" svg:height="0.93858in" presentation:class="title" presentation:placeholder="false">
        <draw:text-box>
          <text:p text:style-name="a1031" text:class-names="" text:cond-style-name=""><text:span text:style-name="a1030" text:class-names=""/></text:p>
        </draw:text-box>
        <svg:title/>
        <svg:desc/>
      </draw:frame>
      <draw:frame draw:id="id242" presentation:style-name="a1036" draw:name="Google Shape;192;p47" svg:x="0.5in" svg:y="1.31614in" svg:width="4.39173in" svg:height="1.55551in" presentation:class="outline" presentation:placeholder="false">
        <draw:text-box>
          <text:list text:style-name="a1035">
            <text:list-item>
              <text:p text:style-name="a1034" text:class-names="" text:cond-style-name=""><text:span text:style-name="a1033" text:class-names=""/></text:p>
            </text:list-item>
          </text:list>
        </draw:text-box>
        <svg:title/>
        <svg:desc/>
      </draw:frame>
      <draw:frame draw:id="id243" presentation:style-name="a1040" draw:name="Google Shape;193;p47" svg:x="5.11181in" svg:y="1.31614in" svg:width="4.39173in" svg:height="3.26181in" presentation:class="outline" presentation:placeholder="false">
        <draw:text-box>
          <text:list text:style-name="a1039">
            <text:list-item>
              <text:p text:style-name="a1038" text:class-names="" text:cond-style-name=""><text:span text:style-name="a1037" text:class-names=""/></text:p>
            </text:list-item>
          </text:list>
        </draw:text-box>
        <svg:title/>
        <svg:desc/>
      </draw:frame>
      <draw:frame draw:id="id244" presentation:style-name="a1044" draw:name="Google Shape;194;p47" svg:x="0.5in" svg:y="3.01969in" svg:width="4.39173in" svg:height="1.55551in" presentation:class="outline" presentation:placeholder="false">
        <draw:text-box>
          <text:list text:style-name="a1043">
            <text:list-item>
              <text:p text:style-name="a1042" text:class-names="" text:cond-style-name=""><text:span text:style-name="a1041" text:class-names=""/></text:p>
            </text:list-item>
          </text:list>
        </draw:text-box>
        <svg:title/>
        <svg:desc/>
      </draw:frame>
      <presentation:notes style:page-layout-name="pageLayout2" draw:style-name="a1050">
        <draw:page-thumbnail svg:x="1.25025in" svg:y="0.75in" svg:width="5.00025in" svg:height="3.75in" presentation:class="page" draw:id="id4" presentation:style-name="a1045" draw:name="Google Shape;3;n">
          <svg:title/>
          <svg:desc/>
        </draw:page-thumbnail>
        <draw:frame draw:id="id5" presentation:style-name="a1049" draw:name="Google Shape;4;n" svg:x="0.75in" svg:y="4.75in" svg:width="6in" svg:height="4.5in" presentation:class="notes" presentation:placeholder="false">
          <draw:text-box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7-objAndTwoObj-OBJECT_AND_TWO_OBJECTS" style:page-layout-name="pageLayout1" draw:style-name="a1051">
      <draw:frame draw:id="id245" draw:layer="Master4-bg" draw:style-name="a1052" draw:name="Google Shape;169;p40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246" draw:layer="Master4-bg" draw:style-name="a1056" draw:name="Google Shape;170;p40">
        <svg:title/>
        <svg:desc/>
        <text:p text:style-name="a1055" text:class-names="" text:cond-style-name=""><text:span text:style-name="a1053" text:class-names="">臺灣國際資訊奧林匹亞競賽 (TOI) 推廣計畫<text:s text:c="1"/></text:span><text:span text:style-name="a1054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247" draw:layer="Master4-bg" draw:style-name="a1057" draw:name="Google Shape;174;p40">
        <svg:title/>
        <svg:desc/>
      </draw:connector>
      <draw:frame draw:id="id248" presentation:style-name="a1060" draw:name="Google Shape;196;p48" svg:x="0.5in" svg:y="0.22441in" svg:width="8.99961in" svg:height="0.93858in" presentation:class="title" presentation:placeholder="false">
        <draw:text-box>
          <text:p text:style-name="a1059" text:class-names="" text:cond-style-name=""><text:span text:style-name="a1058" text:class-names=""/></text:p>
        </draw:text-box>
        <svg:title/>
        <svg:desc/>
      </draw:frame>
      <draw:frame draw:id="id249" presentation:style-name="a1064" draw:name="Google Shape;197;p48" svg:x="0.5in" svg:y="1.31614in" svg:width="4.39173in" svg:height="3.26181in" presentation:class="outline" presentation:placeholder="false">
        <draw:text-box>
          <text:list text:style-name="a1063">
            <text:list-item>
              <text:p text:style-name="a1062" text:class-names="" text:cond-style-name=""><text:span text:style-name="a1061" text:class-names=""/></text:p>
            </text:list-item>
          </text:list>
        </draw:text-box>
        <svg:title/>
        <svg:desc/>
      </draw:frame>
      <draw:frame draw:id="id250" presentation:style-name="a1068" draw:name="Google Shape;198;p48" svg:x="5.11181in" svg:y="1.31614in" svg:width="4.39173in" svg:height="1.55551in" presentation:class="outline" presentation:placeholder="false">
        <draw:text-box>
          <text:list text:style-name="a1067">
            <text:list-item>
              <text:p text:style-name="a1066" text:class-names="" text:cond-style-name=""><text:span text:style-name="a1065" text:class-names=""/></text:p>
            </text:list-item>
          </text:list>
        </draw:text-box>
        <svg:title/>
        <svg:desc/>
      </draw:frame>
      <draw:frame draw:id="id251" presentation:style-name="a1072" draw:name="Google Shape;199;p48" svg:x="5.11181in" svg:y="3.01969in" svg:width="4.39173in" svg:height="1.55551in" presentation:class="outline" presentation:placeholder="false">
        <draw:text-box>
          <text:list text:style-name="a1071">
            <text:list-item>
              <text:p text:style-name="a1070" text:class-names="" text:cond-style-name=""><text:span text:style-name="a1069" text:class-names=""/></text:p>
            </text:list-item>
          </text:list>
        </draw:text-box>
        <svg:title/>
        <svg:desc/>
      </draw:frame>
      <presentation:notes style:page-layout-name="pageLayout2" draw:style-name="a1078">
        <draw:page-thumbnail svg:x="1.25025in" svg:y="0.75in" svg:width="5.00025in" svg:height="3.75in" presentation:class="page" draw:id="id4" presentation:style-name="a1073" draw:name="Google Shape;3;n">
          <svg:title/>
          <svg:desc/>
        </draw:page-thumbnail>
        <draw:frame draw:id="id5" presentation:style-name="a1077" draw:name="Google Shape;4;n" svg:x="0.75in" svg:y="4.75in" svg:width="6in" svg:height="4.5in" presentation:class="notes" presentation:placeholder="false">
          <draw:text-box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8-twoObjOverTx-TWO_OBJECTS_OVER_TEXT" style:page-layout-name="pageLayout1" draw:style-name="a1079">
      <draw:frame draw:id="id252" draw:layer="Master4-bg" draw:style-name="a1080" draw:name="Google Shape;169;p40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253" draw:layer="Master4-bg" draw:style-name="a1084" draw:name="Google Shape;170;p40">
        <svg:title/>
        <svg:desc/>
        <text:p text:style-name="a1083" text:class-names="" text:cond-style-name=""><text:span text:style-name="a1081" text:class-names="">臺灣國際資訊奧林匹亞競賽 (TOI) 推廣計畫<text:s text:c="1"/></text:span><text:span text:style-name="a1082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254" draw:layer="Master4-bg" draw:style-name="a1085" draw:name="Google Shape;174;p40">
        <svg:title/>
        <svg:desc/>
      </draw:connector>
      <draw:frame draw:id="id255" presentation:style-name="a1088" draw:name="Google Shape;201;p49" svg:x="0.5in" svg:y="0.22441in" svg:width="8.99961in" svg:height="0.93858in" presentation:class="title" presentation:placeholder="false">
        <draw:text-box>
          <text:p text:style-name="a1087" text:class-names="" text:cond-style-name=""><text:span text:style-name="a1086" text:class-names=""/></text:p>
        </draw:text-box>
        <svg:title/>
        <svg:desc/>
      </draw:frame>
      <draw:frame draw:id="id256" presentation:style-name="a1092" draw:name="Google Shape;202;p49" svg:x="0.5in" svg:y="1.31614in" svg:width="4.39173in" svg:height="1.55551in" presentation:class="outline" presentation:placeholder="false">
        <draw:text-box>
          <text:list text:style-name="a1091">
            <text:list-item>
              <text:p text:style-name="a1090" text:class-names="" text:cond-style-name=""><text:span text:style-name="a1089" text:class-names=""/></text:p>
            </text:list-item>
          </text:list>
        </draw:text-box>
        <svg:title/>
        <svg:desc/>
      </draw:frame>
      <draw:frame draw:id="id257" presentation:style-name="a1096" draw:name="Google Shape;203;p49" svg:x="5.11181in" svg:y="1.31614in" svg:width="4.39173in" svg:height="1.55551in" presentation:class="outline" presentation:placeholder="false">
        <draw:text-box>
          <text:list text:style-name="a1095">
            <text:list-item>
              <text:p text:style-name="a1094" text:class-names="" text:cond-style-name=""><text:span text:style-name="a1093" text:class-names=""/></text:p>
            </text:list-item>
          </text:list>
        </draw:text-box>
        <svg:title/>
        <svg:desc/>
      </draw:frame>
      <draw:frame draw:id="id258" presentation:style-name="a1100" draw:name="Google Shape;204;p49" svg:x="0.5in" svg:y="3.01969in" svg:width="8.99961in" svg:height="1.55551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/></text:p>
            </text:list-item>
          </text:list>
        </draw:text-box>
        <svg:title/>
        <svg:desc/>
      </draw:frame>
      <presentation:notes style:page-layout-name="pageLayout2" draw:style-name="a1106">
        <draw:page-thumbnail svg:x="1.25025in" svg:y="0.75in" svg:width="5.00025in" svg:height="3.75in" presentation:class="page" draw:id="id4" presentation:style-name="a1101" draw:name="Google Shape;3;n">
          <svg:title/>
          <svg:desc/>
        </draw:page-thumbnail>
        <draw:frame draw:id="id5" presentation:style-name="a1105" draw:name="Google Shape;4;n" svg:x="0.75in" svg:y="4.75in" svg:width="6in" svg:height="4.5in" presentation:class="notes" presentation:placeholder="false">
          <draw:text-box>
            <text:list text:style-name="a1104">
              <text:list-item>
                <text:p text:style-name="a1103" text:class-names="" text:cond-style-name=""><text:span text:style-name="a1102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9-objOverTx-OBJECT_OVER_TEXT" style:page-layout-name="pageLayout1" draw:style-name="a1107">
      <draw:frame draw:id="id259" draw:layer="Master4-bg" draw:style-name="a1108" draw:name="Google Shape;169;p40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260" draw:layer="Master4-bg" draw:style-name="a1112" draw:name="Google Shape;170;p40">
        <svg:title/>
        <svg:desc/>
        <text:p text:style-name="a1111" text:class-names="" text:cond-style-name=""><text:span text:style-name="a1109" text:class-names="">臺灣國際資訊奧林匹亞競賽 (TOI) 推廣計畫<text:s text:c="1"/></text:span><text:span text:style-name="a1110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261" draw:layer="Master4-bg" draw:style-name="a1113" draw:name="Google Shape;174;p40">
        <svg:title/>
        <svg:desc/>
      </draw:connector>
      <draw:frame draw:id="id262" presentation:style-name="a1116" draw:name="Google Shape;206;p50" svg:x="0.5in" svg:y="0.22441in" svg:width="8.99961in" svg:height="0.93858in" presentation:class="title" presentation:placeholder="false">
        <draw:text-box>
          <text:p text:style-name="a1115" text:class-names="" text:cond-style-name=""><text:span text:style-name="a1114" text:class-names=""/></text:p>
        </draw:text-box>
        <svg:title/>
        <svg:desc/>
      </draw:frame>
      <draw:frame draw:id="id263" presentation:style-name="a1120" draw:name="Google Shape;207;p50" svg:x="0.5in" svg:y="1.31614in" svg:width="8.99961in" svg:height="1.55551in" presentation:class="outline" presentation:placeholder="false">
        <draw:text-box>
          <text:list text:style-name="a1119">
            <text:list-item>
              <text:p text:style-name="a1118" text:class-names="" text:cond-style-name=""><text:span text:style-name="a1117" text:class-names=""/></text:p>
            </text:list-item>
          </text:list>
        </draw:text-box>
        <svg:title/>
        <svg:desc/>
      </draw:frame>
      <draw:frame draw:id="id264" presentation:style-name="a1124" draw:name="Google Shape;208;p50" svg:x="0.5in" svg:y="3.01969in" svg:width="8.99961in" svg:height="1.55551in" presentation:class="outline" presentation:placeholder="false">
        <draw:text-box>
          <text:list text:style-name="a1123">
            <text:list-item>
              <text:p text:style-name="a1122" text:class-names="" text:cond-style-name=""><text:span text:style-name="a1121" text:class-names=""/></text:p>
            </text:list-item>
          </text:list>
        </draw:text-box>
        <svg:title/>
        <svg:desc/>
      </draw:frame>
      <presentation:notes style:page-layout-name="pageLayout2" draw:style-name="a1130">
        <draw:page-thumbnail svg:x="1.25025in" svg:y="0.75in" svg:width="5.00025in" svg:height="3.75in" presentation:class="page" draw:id="id4" presentation:style-name="a1125" draw:name="Google Shape;3;n">
          <svg:title/>
          <svg:desc/>
        </draw:page-thumbnail>
        <draw:frame draw:id="id5" presentation:style-name="a1129" draw:name="Google Shape;4;n" svg:x="0.75in" svg:y="4.75in" svg:width="6in" svg:height="4.5in" presentation:class="notes" presentation:placeholder="false">
          <draw:text-box>
            <text:list text:style-name="a1128">
              <text:list-item>
                <text:p text:style-name="a1127" text:class-names="" text:cond-style-name=""><text:span text:style-name="a1126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10-fourObj-FOUR_OBJECTS" style:page-layout-name="pageLayout1" draw:style-name="a1131">
      <draw:frame draw:id="id265" draw:layer="Master4-bg" draw:style-name="a1132" draw:name="Google Shape;169;p40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266" draw:layer="Master4-bg" draw:style-name="a1136" draw:name="Google Shape;170;p40">
        <svg:title/>
        <svg:desc/>
        <text:p text:style-name="a1135" text:class-names="" text:cond-style-name=""><text:span text:style-name="a1133" text:class-names="">臺灣國際資訊奧林匹亞競賽 (TOI) 推廣計畫<text:s text:c="1"/></text:span><text:span text:style-name="a1134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267" draw:layer="Master4-bg" draw:style-name="a1137" draw:name="Google Shape;174;p40">
        <svg:title/>
        <svg:desc/>
      </draw:connector>
      <draw:frame draw:id="id268" presentation:style-name="a1140" draw:name="Google Shape;210;p51" svg:x="0.5in" svg:y="0.22441in" svg:width="8.99961in" svg:height="0.93858in" presentation:class="title" presentation:placeholder="false">
        <draw:text-box>
          <text:p text:style-name="a1139" text:class-names="" text:cond-style-name=""><text:span text:style-name="a1138" text:class-names=""/></text:p>
        </draw:text-box>
        <svg:title/>
        <svg:desc/>
      </draw:frame>
      <draw:frame draw:id="id269" presentation:style-name="a1144" draw:name="Google Shape;211;p51" svg:x="0.5in" svg:y="1.31614in" svg:width="4.39173in" svg:height="1.55551in" presentation:class="outline" presentation:placeholder="false">
        <draw:text-box>
          <text:list text:style-name="a1143">
            <text:list-item>
              <text:p text:style-name="a1142" text:class-names="" text:cond-style-name=""><text:span text:style-name="a1141" text:class-names=""/></text:p>
            </text:list-item>
          </text:list>
        </draw:text-box>
        <svg:title/>
        <svg:desc/>
      </draw:frame>
      <draw:frame draw:id="id270" presentation:style-name="a1148" draw:name="Google Shape;212;p51" svg:x="5.11181in" svg:y="1.31614in" svg:width="4.39173in" svg:height="1.55551in" presentation:class="outline" presentation:placeholder="false">
        <draw:text-box>
          <text:list text:style-name="a1147">
            <text:list-item>
              <text:p text:style-name="a1146" text:class-names="" text:cond-style-name=""><text:span text:style-name="a1145" text:class-names=""/></text:p>
            </text:list-item>
          </text:list>
        </draw:text-box>
        <svg:title/>
        <svg:desc/>
      </draw:frame>
      <draw:frame draw:id="id271" presentation:style-name="a1152" draw:name="Google Shape;213;p51" svg:x="0.5in" svg:y="3.01969in" svg:width="4.39173in" svg:height="1.55551in" presentation:class="outline" presentation:placeholder="false">
        <draw:text-box>
          <text:list text:style-name="a1151">
            <text:list-item>
              <text:p text:style-name="a1150" text:class-names="" text:cond-style-name=""><text:span text:style-name="a1149" text:class-names=""/></text:p>
            </text:list-item>
          </text:list>
        </draw:text-box>
        <svg:title/>
        <svg:desc/>
      </draw:frame>
      <draw:frame draw:id="id272" presentation:style-name="a1156" draw:name="Google Shape;214;p51" svg:x="5.11181in" svg:y="3.01969in" svg:width="4.39173in" svg:height="1.55551in" presentation:class="outline" presentation:placeholder="false">
        <draw:text-box>
          <text:list text:style-name="a1155">
            <text:list-item>
              <text:p text:style-name="a1154" text:class-names="" text:cond-style-name=""><text:span text:style-name="a1153" text:class-names=""/></text:p>
            </text:list-item>
          </text:list>
        </draw:text-box>
        <svg:title/>
        <svg:desc/>
      </draw:frame>
      <presentation:notes style:page-layout-name="pageLayout2" draw:style-name="a1162">
        <draw:page-thumbnail svg:x="1.25025in" svg:y="0.75in" svg:width="5.00025in" svg:height="3.75in" presentation:class="page" draw:id="id4" presentation:style-name="a1157" draw:name="Google Shape;3;n">
          <svg:title/>
          <svg:desc/>
        </draw:page-thumbnail>
        <draw:frame draw:id="id5" presentation:style-name="a1161" draw:name="Google Shape;4;n" svg:x="0.75in" svg:y="4.75in" svg:width="6in" svg:height="4.5in" presentation:class="notes" presentation:placeholder="false">
          <draw:text-box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11-cust-Title,-6-Content" style:page-layout-name="pageLayout1" draw:style-name="a1163">
      <draw:frame draw:id="id273" draw:layer="Master4-bg" draw:style-name="a1164" draw:name="Google Shape;169;p40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274" draw:layer="Master4-bg" draw:style-name="a1168" draw:name="Google Shape;170;p40">
        <svg:title/>
        <svg:desc/>
        <text:p text:style-name="a1167" text:class-names="" text:cond-style-name=""><text:span text:style-name="a1165" text:class-names="">臺灣國際資訊奧林匹亞競賽 (TOI) 推廣計畫<text:s text:c="1"/></text:span><text:span text:style-name="a1166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275" draw:layer="Master4-bg" draw:style-name="a1169" draw:name="Google Shape;174;p40">
        <svg:title/>
        <svg:desc/>
      </draw:connector>
      <draw:frame draw:id="id276" presentation:style-name="a1172" draw:name="Google Shape;216;p52" svg:x="0.5in" svg:y="0.22441in" svg:width="8.99961in" svg:height="0.93858in" presentation:class="title" presentation:placeholder="false">
        <draw:text-box>
          <text:p text:style-name="a1171" text:class-names="" text:cond-style-name=""><text:span text:style-name="a1170" text:class-names=""/></text:p>
        </draw:text-box>
        <svg:title/>
        <svg:desc/>
      </draw:frame>
      <draw:frame draw:id="id277" presentation:style-name="a1176" draw:name="Google Shape;217;p52" svg:x="0.5in" svg:y="1.31614in" svg:width="2.89764in" svg:height="1.55551in" presentation:class="outline" presentation:placeholder="false">
        <draw:text-box>
          <text:list text:style-name="a1175">
            <text:list-item>
              <text:p text:style-name="a1174" text:class-names="" text:cond-style-name=""><text:span text:style-name="a1173" text:class-names=""/></text:p>
            </text:list-item>
          </text:list>
        </draw:text-box>
        <svg:title/>
        <svg:desc/>
      </draw:frame>
      <draw:frame draw:id="id278" presentation:style-name="a1180" draw:name="Google Shape;218;p52" svg:x="3.54291in" svg:y="1.31614in" svg:width="2.89764in" svg:height="1.55551in" presentation:class="outline" presentation:placeholder="false">
        <draw:text-box>
          <text:list text:style-name="a1179">
            <text:list-item>
              <text:p text:style-name="a1178" text:class-names="" text:cond-style-name=""><text:span text:style-name="a1177" text:class-names=""/></text:p>
            </text:list-item>
          </text:list>
        </draw:text-box>
        <svg:title/>
        <svg:desc/>
      </draw:frame>
      <draw:frame draw:id="id279" presentation:style-name="a1184" draw:name="Google Shape;219;p52" svg:x="6.58583in" svg:y="1.31614in" svg:width="2.89764in" svg:height="1.55551in" presentation:class="outline" presentation:placeholder="false">
        <draw:text-box>
          <text:list text:style-name="a1183">
            <text:list-item>
              <text:p text:style-name="a1182" text:class-names="" text:cond-style-name=""><text:span text:style-name="a1181" text:class-names=""/></text:p>
            </text:list-item>
          </text:list>
        </draw:text-box>
        <svg:title/>
        <svg:desc/>
      </draw:frame>
      <draw:frame draw:id="id280" presentation:style-name="a1188" draw:name="Google Shape;220;p52" svg:x="0.5in" svg:y="3.01969in" svg:width="2.89764in" svg:height="1.55551in" presentation:class="outline" presentation:placeholder="false">
        <draw:text-box>
          <text:list text:style-name="a1187">
            <text:list-item>
              <text:p text:style-name="a1186" text:class-names="" text:cond-style-name=""><text:span text:style-name="a1185" text:class-names=""/></text:p>
            </text:list-item>
          </text:list>
        </draw:text-box>
        <svg:title/>
        <svg:desc/>
      </draw:frame>
      <draw:frame draw:id="id281" presentation:style-name="a1192" draw:name="Google Shape;221;p52" svg:x="3.54291in" svg:y="3.01969in" svg:width="2.89764in" svg:height="1.55551in" presentation:class="outline" presentation:placeholder="false">
        <draw:text-box>
          <text:list text:style-name="a1191">
            <text:list-item>
              <text:p text:style-name="a1190" text:class-names="" text:cond-style-name=""><text:span text:style-name="a1189" text:class-names=""/></text:p>
            </text:list-item>
          </text:list>
        </draw:text-box>
        <svg:title/>
        <svg:desc/>
      </draw:frame>
      <draw:frame draw:id="id282" presentation:style-name="a1196" draw:name="Google Shape;222;p52" svg:x="6.58583in" svg:y="3.01969in" svg:width="2.89764in" svg:height="1.55551in" presentation:class="outline" presentation:placeholder="false">
        <draw:text-box>
          <text:list text:style-name="a1195">
            <text:list-item>
              <text:p text:style-name="a1194" text:class-names="" text:cond-style-name=""><text:span text:style-name="a1193" text:class-names=""/></text:p>
            </text:list-item>
          </text:list>
        </draw:text-box>
        <svg:title/>
        <svg:desc/>
      </draw:frame>
      <presentation:notes style:page-layout-name="pageLayout2" draw:style-name="a1202">
        <draw:page-thumbnail svg:x="1.25025in" svg:y="0.75in" svg:width="5.00025in" svg:height="3.75in" presentation:class="page" draw:id="id4" presentation:style-name="a1197" draw:name="Google Shape;3;n">
          <svg:title/>
          <svg:desc/>
        </draw:page-thumbnail>
        <draw:frame draw:id="id5" presentation:style-name="a1201" draw:name="Google Shape;4;n" svg:x="0.75in" svg:y="4.75in" svg:width="6in" svg:height="4.5in" presentation:class="notes" presentation:placeholder="false">
          <draw:text-box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Office-Theme" style:page-layout-name="pageLayout1" draw:style-name="a1203">
      <draw:frame draw:id="id283" draw:style-name="a1204" draw:name="Google Shape;224;p53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frame draw:id="id284" presentation:style-name="a1207" draw:name="Google Shape;225;p53" svg:x="1.70197in" svg:y="0.78661in" svg:width="7.23622in" svg:height="0.76535in" presentation:class="title" presentation:placeholder="false">
        <draw:text-box>
          <text:p text:style-name="a1206" text:class-names="" text:cond-style-name=""><text:span text:style-name="a1205" text:class-names=""/></text:p>
        </draw:text-box>
        <svg:title/>
        <svg:desc/>
      </draw:frame>
      <draw:frame draw:id="id285" presentation:style-name="a1211" draw:name="Google Shape;226;p53" svg:x="1.70197in" svg:y="1.50787in" svg:width="7.23622in" svg:height="2.96299in" presentation:class="outline" presentation:placeholder="false">
        <draw:text-box>
          <text:list text:style-name="a1210">
            <text:list-item>
              <text:p text:style-name="a1209" text:class-names="" text:cond-style-name=""><text:span text:style-name="a1208" text:class-names=""/></text:p>
            </text:list-item>
          </text:list>
        </draw:text-box>
        <svg:title/>
        <svg:desc/>
      </draw:frame>
      <draw:frame draw:id="id286" presentation:style-name="a1216" draw:name="Google Shape;227;p53" svg:x="8.73701in" svg:y="4.48228in" svg:width="0.50197in" svg:height="0.43031in" presentation:class="page-number" presentation:placeholder="false">
        <draw:text-box>
          <text:p text:style-name="a1215" text:class-names="" text:cond-style-name=""><text:span text:style-name="a1212" text:class-names=""><text:s text:c="1"/></text:span><text:span text:style-name="a1213" text:class-names=""><text:page-number style:num-format="1" text:fixed="false">‹#›</text:page-number></text:span><text:span text:style-name="a1214" text:class-names=""/></text:p>
        </draw:text-box>
        <svg:title/>
        <svg:desc/>
      </draw:frame>
      <draw:custom-shape svg:x="1.70197in" svg:y="4.48228in" svg:width="3.09252in" svg:height="0.31693in" draw:id="id287" draw:style-name="a1220" draw:name="Google Shape;228;p53">
        <svg:title/>
        <svg:desc/>
        <text:p text:style-name="a1219" text:class-names="" text:cond-style-name=""><text:span text:style-name="a1217" text:class-names="">臺灣國際資訊奧林匹亞競賽 (TOI) 推廣計畫<text:s text:c="1"/></text:span><text:span text:style-name="a1218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presentation:notes style:page-layout-name="pageLayout2" draw:style-name="a1226">
        <draw:page-thumbnail svg:x="1.25025in" svg:y="0.75in" svg:width="5.00025in" svg:height="3.75in" presentation:class="page" draw:id="id4" presentation:style-name="a1221" draw:name="Google Shape;3;n">
          <svg:title/>
          <svg:desc/>
        </draw:page-thumbnail>
        <draw:frame draw:id="id5" presentation:style-name="a1225" draw:name="Google Shape;4;n" svg:x="0.75in" svg:y="4.75in" svg:width="6in" svg:height="4.5in" presentation:class="notes" presentation:placeholder="false">
          <draw:text-box>
            <text:list text:style-name="a1224">
              <text:list-item>
                <text:p text:style-name="a1223" text:class-names="" text:cond-style-name=""><text:span text:style-name="a1222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1-blank-BLANK" style:page-layout-name="pageLayout1" draw:style-name="a1227">
      <draw:frame draw:id="id288" draw:layer="Master5-bg" draw:style-name="a1228" draw:name="Google Shape;224;p53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289" draw:layer="Master5-bg" draw:style-name="a1232" draw:name="Google Shape;228;p53">
        <svg:title/>
        <svg:desc/>
        <text:p text:style-name="a1231" text:class-names="" text:cond-style-name=""><text:span text:style-name="a1229" text:class-names="">臺灣國際資訊奧林匹亞競賽 (TOI) 推廣計畫<text:s text:c="1"/></text:span><text:span text:style-name="a1230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presentation:notes style:page-layout-name="pageLayout2" draw:style-name="a1238">
        <draw:page-thumbnail svg:x="1.25025in" svg:y="0.75in" svg:width="5.00025in" svg:height="3.75in" presentation:class="page" draw:id="id4" presentation:style-name="a1233" draw:name="Google Shape;3;n">
          <svg:title/>
          <svg:desc/>
        </draw:page-thumbnail>
        <draw:frame draw:id="id5" presentation:style-name="a1237" draw:name="Google Shape;4;n" svg:x="0.75in" svg:y="4.75in" svg:width="6in" svg:height="4.5in" presentation:class="notes" presentation:placeholder="false">
          <draw:text-box>
            <text:list text:style-name="a1236">
              <text:list-item>
                <text:p text:style-name="a1235" text:class-names="" text:cond-style-name=""><text:span text:style-name="a1234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2-tx-TITLE_AND_BODY" style:page-layout-name="pageLayout1" draw:style-name="a1239">
      <draw:frame draw:id="id290" draw:layer="Master5-bg" draw:style-name="a1240" draw:name="Google Shape;224;p53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291" draw:layer="Master5-bg" draw:style-name="a1244" draw:name="Google Shape;228;p53">
        <svg:title/>
        <svg:desc/>
        <text:p text:style-name="a1243" text:class-names="" text:cond-style-name=""><text:span text:style-name="a1241" text:class-names="">臺灣國際資訊奧林匹亞競賽 (TOI) 推廣計畫<text:s text:c="1"/></text:span><text:span text:style-name="a1242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92" presentation:style-name="a1247" draw:name="Google Shape;231;p55" svg:x="0.5in" svg:y="0.22441in" svg:width="8.99961in" svg:height="0.93858in" presentation:class="title" presentation:placeholder="false">
        <draw:text-box>
          <text:p text:style-name="a1246" text:class-names="" text:cond-style-name=""><text:span text:style-name="a1245" text:class-names=""/></text:p>
        </draw:text-box>
        <svg:title/>
        <svg:desc/>
      </draw:frame>
      <draw:frame draw:id="id293" presentation:style-name="a1250" draw:name="Google Shape;232;p55" svg:x="0.5in" svg:y="1.31614in" svg:width="8.99961in" svg:height="3.26181in" presentation:class="subtitle" presentation:placeholder="false">
        <draw:text-box>
          <text:p text:style-name="a1249" text:class-names="" text:cond-style-name=""><text:span text:style-name="a1248" text:class-names=""/></text:p>
        </draw:text-box>
        <svg:title/>
        <svg:desc/>
      </draw:frame>
      <presentation:notes style:page-layout-name="pageLayout2" draw:style-name="a1256">
        <draw:page-thumbnail svg:x="1.25025in" svg:y="0.75in" svg:width="5.00025in" svg:height="3.75in" presentation:class="page" draw:id="id4" presentation:style-name="a1251" draw:name="Google Shape;3;n">
          <svg:title/>
          <svg:desc/>
        </draw:page-thumbnail>
        <draw:frame draw:id="id5" presentation:style-name="a1255" draw:name="Google Shape;4;n" svg:x="0.75in" svg:y="4.75in" svg:width="6in" svg:height="4.5in" presentation:class="notes" presentation:placeholder="false">
          <draw:text-box>
            <text:list text:style-name="a1254">
              <text:list-item>
                <text:p text:style-name="a1253" text:class-names="" text:cond-style-name=""><text:span text:style-name="a1252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3-obj-OBJECT" style:page-layout-name="pageLayout1" draw:style-name="a1257">
      <draw:frame draw:id="id294" draw:layer="Master5-bg" draw:style-name="a1258" draw:name="Google Shape;224;p53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295" draw:layer="Master5-bg" draw:style-name="a1262" draw:name="Google Shape;228;p53">
        <svg:title/>
        <svg:desc/>
        <text:p text:style-name="a1261" text:class-names="" text:cond-style-name=""><text:span text:style-name="a1259" text:class-names="">臺灣國際資訊奧林匹亞競賽 (TOI) 推廣計畫<text:s text:c="1"/></text:span><text:span text:style-name="a1260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96" presentation:style-name="a1265" draw:name="Google Shape;234;p56" svg:x="0.5in" svg:y="0.22441in" svg:width="8.99961in" svg:height="0.93858in" presentation:class="title" presentation:placeholder="false">
        <draw:text-box>
          <text:p text:style-name="a1264" text:class-names="" text:cond-style-name=""><text:span text:style-name="a1263" text:class-names=""/></text:p>
        </draw:text-box>
        <svg:title/>
        <svg:desc/>
      </draw:frame>
      <draw:frame draw:id="id297" presentation:style-name="a1269" draw:name="Google Shape;235;p56" svg:x="0.5in" svg:y="1.31614in" svg:width="8.99961in" svg:height="3.26181in" presentation:class="outline" presentation:placeholder="false">
        <draw:text-box>
          <text:list text:style-name="a1268">
            <text:list-item>
              <text:p text:style-name="a1267" text:class-names="" text:cond-style-name=""><text:span text:style-name="a1266" text:class-names=""/></text:p>
            </text:list-item>
          </text:list>
        </draw:text-box>
        <svg:title/>
        <svg:desc/>
      </draw:frame>
      <presentation:notes style:page-layout-name="pageLayout2" draw:style-name="a1275">
        <draw:page-thumbnail svg:x="1.25025in" svg:y="0.75in" svg:width="5.00025in" svg:height="3.75in" presentation:class="page" draw:id="id4" presentation:style-name="a1270" draw:name="Google Shape;3;n">
          <svg:title/>
          <svg:desc/>
        </draw:page-thumbnail>
        <draw:frame draw:id="id5" presentation:style-name="a1274" draw:name="Google Shape;4;n" svg:x="0.75in" svg:y="4.75in" svg:width="6in" svg:height="4.5in" presentation:class="notes" presentation:placeholder="false">
          <draw:text-box>
            <text:list text:style-name="a1273">
              <text:list-item>
                <text:p text:style-name="a1272" text:class-names="" text:cond-style-name=""><text:span text:style-name="a1271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4-twoObj-TWO_OBJECTS" style:page-layout-name="pageLayout1" draw:style-name="a1276">
      <draw:frame draw:id="id298" draw:layer="Master5-bg" draw:style-name="a1277" draw:name="Google Shape;224;p53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299" draw:layer="Master5-bg" draw:style-name="a1281" draw:name="Google Shape;228;p53">
        <svg:title/>
        <svg:desc/>
        <text:p text:style-name="a1280" text:class-names="" text:cond-style-name=""><text:span text:style-name="a1278" text:class-names="">臺灣國際資訊奧林匹亞競賽 (TOI) 推廣計畫<text:s text:c="1"/></text:span><text:span text:style-name="a1279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00" presentation:style-name="a1284" draw:name="Google Shape;237;p57" svg:x="0.5in" svg:y="0.22441in" svg:width="8.99961in" svg:height="0.93858in" presentation:class="title" presentation:placeholder="false">
        <draw:text-box>
          <text:p text:style-name="a1283" text:class-names="" text:cond-style-name=""><text:span text:style-name="a1282" text:class-names=""/></text:p>
        </draw:text-box>
        <svg:title/>
        <svg:desc/>
      </draw:frame>
      <draw:frame draw:id="id301" presentation:style-name="a1288" draw:name="Google Shape;238;p57" svg:x="0.5in" svg:y="1.31614in" svg:width="4.39173in" svg:height="3.26181in" presentation:class="outline" presentation:placeholder="false">
        <draw:text-box>
          <text:list text:style-name="a1287">
            <text:list-item>
              <text:p text:style-name="a1286" text:class-names="" text:cond-style-name=""><text:span text:style-name="a1285" text:class-names=""/></text:p>
            </text:list-item>
          </text:list>
        </draw:text-box>
        <svg:title/>
        <svg:desc/>
      </draw:frame>
      <draw:frame draw:id="id302" presentation:style-name="a1292" draw:name="Google Shape;239;p57" svg:x="5.11181in" svg:y="1.31614in" svg:width="4.39173in" svg:height="3.26181in" presentation:class="outline" presentation:placeholder="false">
        <draw:text-box>
          <text:list text:style-name="a1291">
            <text:list-item>
              <text:p text:style-name="a1290" text:class-names="" text:cond-style-name=""><text:span text:style-name="a1289" text:class-names=""/></text:p>
            </text:list-item>
          </text:list>
        </draw:text-box>
        <svg:title/>
        <svg:desc/>
      </draw:frame>
      <presentation:notes style:page-layout-name="pageLayout2" draw:style-name="a1298">
        <draw:page-thumbnail svg:x="1.25025in" svg:y="0.75in" svg:width="5.00025in" svg:height="3.75in" presentation:class="page" draw:id="id4" presentation:style-name="a1293" draw:name="Google Shape;3;n">
          <svg:title/>
          <svg:desc/>
        </draw:page-thumbnail>
        <draw:frame draw:id="id5" presentation:style-name="a1297" draw:name="Google Shape;4;n" svg:x="0.75in" svg:y="4.75in" svg:width="6in" svg:height="4.5in" presentation:class="notes" presentation:placeholder="false">
          <draw:text-box>
            <text:list text:style-name="a1296">
              <text:list-item>
                <text:p text:style-name="a1295" text:class-names="" text:cond-style-name=""><text:span text:style-name="a1294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5-titleOnly-TITLE_ONLY" style:page-layout-name="pageLayout1" draw:style-name="a1299">
      <draw:frame draw:id="id303" draw:layer="Master5-bg" draw:style-name="a1300" draw:name="Google Shape;224;p53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304" draw:layer="Master5-bg" draw:style-name="a1304" draw:name="Google Shape;228;p53">
        <svg:title/>
        <svg:desc/>
        <text:p text:style-name="a1303" text:class-names="" text:cond-style-name=""><text:span text:style-name="a1301" text:class-names="">臺灣國際資訊奧林匹亞競賽 (TOI) 推廣計畫<text:s text:c="1"/></text:span><text:span text:style-name="a1302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05" presentation:style-name="a1307" draw:name="Google Shape;241;p58" svg:x="0.5in" svg:y="0.22441in" svg:width="8.99961in" svg:height="0.93858in" presentation:class="title" presentation:placeholder="false">
        <draw:text-box>
          <text:p text:style-name="a1306" text:class-names="" text:cond-style-name=""><text:span text:style-name="a1305" text:class-names=""/></text:p>
        </draw:text-box>
        <svg:title/>
        <svg:desc/>
      </draw:frame>
      <presentation:notes style:page-layout-name="pageLayout2" draw:style-name="a1313">
        <draw:page-thumbnail svg:x="1.25025in" svg:y="0.75in" svg:width="5.00025in" svg:height="3.75in" presentation:class="page" draw:id="id4" presentation:style-name="a1308" draw:name="Google Shape;3;n">
          <svg:title/>
          <svg:desc/>
        </draw:page-thumbnail>
        <draw:frame draw:id="id5" presentation:style-name="a1312" draw:name="Google Shape;4;n" svg:x="0.75in" svg:y="4.75in" svg:width="6in" svg:height="4.5in" presentation:class="notes" presentation:placeholder="false">
          <draw:text-box>
            <text:list text:style-name="a1311">
              <text:list-item>
                <text:p text:style-name="a1310" text:class-names="" text:cond-style-name=""><text:span text:style-name="a1309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6-objOnly-OBJECT_ONLY" style:page-layout-name="pageLayout1" draw:style-name="a1314">
      <draw:frame draw:id="id306" draw:layer="Master5-bg" draw:style-name="a1315" draw:name="Google Shape;224;p53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307" draw:layer="Master5-bg" draw:style-name="a1319" draw:name="Google Shape;228;p53">
        <svg:title/>
        <svg:desc/>
        <text:p text:style-name="a1318" text:class-names="" text:cond-style-name=""><text:span text:style-name="a1316" text:class-names="">臺灣國際資訊奧林匹亞競賽 (TOI) 推廣計畫<text:s text:c="1"/></text:span><text:span text:style-name="a1317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08" presentation:style-name="a1322" draw:name="Google Shape;243;p59" svg:x="0.5in" svg:y="0.22441in" svg:width="8.99961in" svg:height="4.35197in" presentation:class="subtitle" presentation:placeholder="false">
        <draw:text-box>
          <text:p text:style-name="a1321" text:class-names="" text:cond-style-name=""><text:span text:style-name="a1320" text:class-names=""/></text:p>
        </draw:text-box>
        <svg:title/>
        <svg:desc/>
      </draw:frame>
      <presentation:notes style:page-layout-name="pageLayout2" draw:style-name="a1328">
        <draw:page-thumbnail svg:x="1.25025in" svg:y="0.75in" svg:width="5.00025in" svg:height="3.75in" presentation:class="page" draw:id="id4" presentation:style-name="a1323" draw:name="Google Shape;3;n">
          <svg:title/>
          <svg:desc/>
        </draw:page-thumbnail>
        <draw:frame draw:id="id5" presentation:style-name="a1327" draw:name="Google Shape;4;n" svg:x="0.75in" svg:y="4.75in" svg:width="6in" svg:height="4.5in" presentation:class="notes" presentation:placeholder="false">
          <draw:text-box>
            <text:list text:style-name="a1326">
              <text:list-item>
                <text:p text:style-name="a1325" text:class-names="" text:cond-style-name=""><text:span text:style-name="a1324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7-twoObjAndObj-TWO_OBJECTS_AND_OBJECT" style:page-layout-name="pageLayout1" draw:style-name="a1329">
      <draw:frame draw:id="id309" draw:layer="Master5-bg" draw:style-name="a1330" draw:name="Google Shape;224;p53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310" draw:layer="Master5-bg" draw:style-name="a1334" draw:name="Google Shape;228;p53">
        <svg:title/>
        <svg:desc/>
        <text:p text:style-name="a1333" text:class-names="" text:cond-style-name=""><text:span text:style-name="a1331" text:class-names="">臺灣國際資訊奧林匹亞競賽 (TOI) 推廣計畫<text:s text:c="1"/></text:span><text:span text:style-name="a1332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11" presentation:style-name="a1337" draw:name="Google Shape;245;p60" svg:x="0.5in" svg:y="0.22441in" svg:width="8.99961in" svg:height="0.93858in" presentation:class="title" presentation:placeholder="false">
        <draw:text-box>
          <text:p text:style-name="a1336" text:class-names="" text:cond-style-name=""><text:span text:style-name="a1335" text:class-names=""/></text:p>
        </draw:text-box>
        <svg:title/>
        <svg:desc/>
      </draw:frame>
      <draw:frame draw:id="id312" presentation:style-name="a1341" draw:name="Google Shape;246;p60" svg:x="0.5in" svg:y="1.31614in" svg:width="4.39173in" svg:height="1.55551in" presentation:class="outline" presentation:placeholder="false">
        <draw:text-box>
          <text:list text:style-name="a1340">
            <text:list-item>
              <text:p text:style-name="a1339" text:class-names="" text:cond-style-name=""><text:span text:style-name="a1338" text:class-names=""/></text:p>
            </text:list-item>
          </text:list>
        </draw:text-box>
        <svg:title/>
        <svg:desc/>
      </draw:frame>
      <draw:frame draw:id="id313" presentation:style-name="a1345" draw:name="Google Shape;247;p60" svg:x="5.11181in" svg:y="1.31614in" svg:width="4.39173in" svg:height="3.26181in" presentation:class="outline" presentation:placeholder="false">
        <draw:text-box>
          <text:list text:style-name="a1344">
            <text:list-item>
              <text:p text:style-name="a1343" text:class-names="" text:cond-style-name=""><text:span text:style-name="a1342" text:class-names=""/></text:p>
            </text:list-item>
          </text:list>
        </draw:text-box>
        <svg:title/>
        <svg:desc/>
      </draw:frame>
      <draw:frame draw:id="id314" presentation:style-name="a1349" draw:name="Google Shape;248;p60" svg:x="0.5in" svg:y="3.01969in" svg:width="4.39173in" svg:height="1.55551in" presentation:class="outline" presentation:placeholder="false">
        <draw:text-box>
          <text:list text:style-name="a1348">
            <text:list-item>
              <text:p text:style-name="a1347" text:class-names="" text:cond-style-name=""><text:span text:style-name="a1346" text:class-names=""/></text:p>
            </text:list-item>
          </text:list>
        </draw:text-box>
        <svg:title/>
        <svg:desc/>
      </draw:frame>
      <presentation:notes style:page-layout-name="pageLayout2" draw:style-name="a1355">
        <draw:page-thumbnail svg:x="1.25025in" svg:y="0.75in" svg:width="5.00025in" svg:height="3.75in" presentation:class="page" draw:id="id4" presentation:style-name="a1350" draw:name="Google Shape;3;n">
          <svg:title/>
          <svg:desc/>
        </draw:page-thumbnail>
        <draw:frame draw:id="id5" presentation:style-name="a1354" draw:name="Google Shape;4;n" svg:x="0.75in" svg:y="4.75in" svg:width="6in" svg:height="4.5in" presentation:class="notes" presentation:placeholder="false">
          <draw:text-box>
            <text:list text:style-name="a1353">
              <text:list-item>
                <text:p text:style-name="a1352" text:class-names="" text:cond-style-name=""><text:span text:style-name="a1351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8-objAndTwoObj-OBJECT_AND_TWO_OBJECTS" style:page-layout-name="pageLayout1" draw:style-name="a1356">
      <draw:frame draw:id="id315" draw:layer="Master5-bg" draw:style-name="a1357" draw:name="Google Shape;224;p53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316" draw:layer="Master5-bg" draw:style-name="a1361" draw:name="Google Shape;228;p53">
        <svg:title/>
        <svg:desc/>
        <text:p text:style-name="a1360" text:class-names="" text:cond-style-name=""><text:span text:style-name="a1358" text:class-names="">臺灣國際資訊奧林匹亞競賽 (TOI) 推廣計畫<text:s text:c="1"/></text:span><text:span text:style-name="a1359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17" presentation:style-name="a1364" draw:name="Google Shape;250;p61" svg:x="0.5in" svg:y="0.22441in" svg:width="8.99961in" svg:height="0.93858in" presentation:class="title" presentation:placeholder="false">
        <draw:text-box>
          <text:p text:style-name="a1363" text:class-names="" text:cond-style-name=""><text:span text:style-name="a1362" text:class-names=""/></text:p>
        </draw:text-box>
        <svg:title/>
        <svg:desc/>
      </draw:frame>
      <draw:frame draw:id="id318" presentation:style-name="a1368" draw:name="Google Shape;251;p61" svg:x="0.5in" svg:y="1.31614in" svg:width="4.39173in" svg:height="3.26181in" presentation:class="outline" presentation:placeholder="false">
        <draw:text-box>
          <text:list text:style-name="a1367">
            <text:list-item>
              <text:p text:style-name="a1366" text:class-names="" text:cond-style-name=""><text:span text:style-name="a1365" text:class-names=""/></text:p>
            </text:list-item>
          </text:list>
        </draw:text-box>
        <svg:title/>
        <svg:desc/>
      </draw:frame>
      <draw:frame draw:id="id319" presentation:style-name="a1372" draw:name="Google Shape;252;p61" svg:x="5.11181in" svg:y="1.31614in" svg:width="4.39173in" svg:height="1.55551in" presentation:class="outline" presentation:placeholder="false">
        <draw:text-box>
          <text:list text:style-name="a1371">
            <text:list-item>
              <text:p text:style-name="a1370" text:class-names="" text:cond-style-name=""><text:span text:style-name="a1369" text:class-names=""/></text:p>
            </text:list-item>
          </text:list>
        </draw:text-box>
        <svg:title/>
        <svg:desc/>
      </draw:frame>
      <draw:frame draw:id="id320" presentation:style-name="a1376" draw:name="Google Shape;253;p61" svg:x="5.11181in" svg:y="3.01969in" svg:width="4.39173in" svg:height="1.55551in" presentation:class="outline" presentation:placeholder="false">
        <draw:text-box>
          <text:list text:style-name="a1375">
            <text:list-item>
              <text:p text:style-name="a1374" text:class-names="" text:cond-style-name=""><text:span text:style-name="a1373" text:class-names=""/></text:p>
            </text:list-item>
          </text:list>
        </draw:text-box>
        <svg:title/>
        <svg:desc/>
      </draw:frame>
      <presentation:notes style:page-layout-name="pageLayout2" draw:style-name="a1382">
        <draw:page-thumbnail svg:x="1.25025in" svg:y="0.75in" svg:width="5.00025in" svg:height="3.75in" presentation:class="page" draw:id="id4" presentation:style-name="a1377" draw:name="Google Shape;3;n">
          <svg:title/>
          <svg:desc/>
        </draw:page-thumbnail>
        <draw:frame draw:id="id5" presentation:style-name="a1381" draw:name="Google Shape;4;n" svg:x="0.75in" svg:y="4.75in" svg:width="6in" svg:height="4.5in" presentation:class="notes" presentation:placeholder="false">
          <draw:text-box>
            <text:list text:style-name="a1380">
              <text:list-item>
                <text:p text:style-name="a1379" text:class-names="" text:cond-style-name=""><text:span text:style-name="a1378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9-twoObjOverTx-TWO_OBJECTS_OVER_TEXT" style:page-layout-name="pageLayout1" draw:style-name="a1383">
      <draw:frame draw:id="id321" draw:layer="Master5-bg" draw:style-name="a1384" draw:name="Google Shape;224;p53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322" draw:layer="Master5-bg" draw:style-name="a1388" draw:name="Google Shape;228;p53">
        <svg:title/>
        <svg:desc/>
        <text:p text:style-name="a1387" text:class-names="" text:cond-style-name=""><text:span text:style-name="a1385" text:class-names="">臺灣國際資訊奧林匹亞競賽 (TOI) 推廣計畫<text:s text:c="1"/></text:span><text:span text:style-name="a1386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23" presentation:style-name="a1391" draw:name="Google Shape;255;p62" svg:x="0.5in" svg:y="0.22441in" svg:width="8.99961in" svg:height="0.93858in" presentation:class="title" presentation:placeholder="false">
        <draw:text-box>
          <text:p text:style-name="a1390" text:class-names="" text:cond-style-name=""><text:span text:style-name="a1389" text:class-names=""/></text:p>
        </draw:text-box>
        <svg:title/>
        <svg:desc/>
      </draw:frame>
      <draw:frame draw:id="id324" presentation:style-name="a1395" draw:name="Google Shape;256;p62" svg:x="0.5in" svg:y="1.31614in" svg:width="4.39173in" svg:height="1.55551in" presentation:class="outline" presentation:placeholder="false">
        <draw:text-box>
          <text:list text:style-name="a1394">
            <text:list-item>
              <text:p text:style-name="a1393" text:class-names="" text:cond-style-name=""><text:span text:style-name="a1392" text:class-names=""/></text:p>
            </text:list-item>
          </text:list>
        </draw:text-box>
        <svg:title/>
        <svg:desc/>
      </draw:frame>
      <draw:frame draw:id="id325" presentation:style-name="a1399" draw:name="Google Shape;257;p62" svg:x="5.11181in" svg:y="1.31614in" svg:width="4.39173in" svg:height="1.55551in" presentation:class="outline" presentation:placeholder="false">
        <draw:text-box>
          <text:list text:style-name="a1398">
            <text:list-item>
              <text:p text:style-name="a1397" text:class-names="" text:cond-style-name=""><text:span text:style-name="a1396" text:class-names=""/></text:p>
            </text:list-item>
          </text:list>
        </draw:text-box>
        <svg:title/>
        <svg:desc/>
      </draw:frame>
      <draw:frame draw:id="id326" presentation:style-name="a1403" draw:name="Google Shape;258;p62" svg:x="0.5in" svg:y="3.01969in" svg:width="8.99961in" svg:height="1.55551in" presentation:class="outline" presentation:placeholder="false">
        <draw:text-box>
          <text:list text:style-name="a1402">
            <text:list-item>
              <text:p text:style-name="a1401" text:class-names="" text:cond-style-name=""><text:span text:style-name="a1400" text:class-names=""/></text:p>
            </text:list-item>
          </text:list>
        </draw:text-box>
        <svg:title/>
        <svg:desc/>
      </draw:frame>
      <presentation:notes style:page-layout-name="pageLayout2" draw:style-name="a1409">
        <draw:page-thumbnail svg:x="1.25025in" svg:y="0.75in" svg:width="5.00025in" svg:height="3.75in" presentation:class="page" draw:id="id4" presentation:style-name="a1404" draw:name="Google Shape;3;n">
          <svg:title/>
          <svg:desc/>
        </draw:page-thumbnail>
        <draw:frame draw:id="id5" presentation:style-name="a1408" draw:name="Google Shape;4;n" svg:x="0.75in" svg:y="4.75in" svg:width="6in" svg:height="4.5in" presentation:class="notes" presentation:placeholder="false">
          <draw:text-box>
            <text:list text:style-name="a1407">
              <text:list-item>
                <text:p text:style-name="a1406" text:class-names="" text:cond-style-name=""><text:span text:style-name="a1405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10-objOverTx-OBJECT_OVER_TEXT" style:page-layout-name="pageLayout1" draw:style-name="a1410">
      <draw:frame draw:id="id327" draw:layer="Master5-bg" draw:style-name="a1411" draw:name="Google Shape;224;p53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328" draw:layer="Master5-bg" draw:style-name="a1415" draw:name="Google Shape;228;p53">
        <svg:title/>
        <svg:desc/>
        <text:p text:style-name="a1414" text:class-names="" text:cond-style-name=""><text:span text:style-name="a1412" text:class-names="">臺灣國際資訊奧林匹亞競賽 (TOI) 推廣計畫<text:s text:c="1"/></text:span><text:span text:style-name="a1413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29" presentation:style-name="a1418" draw:name="Google Shape;260;p63" svg:x="0.5in" svg:y="0.22441in" svg:width="8.99961in" svg:height="0.93858in" presentation:class="title" presentation:placeholder="false">
        <draw:text-box>
          <text:p text:style-name="a1417" text:class-names="" text:cond-style-name=""><text:span text:style-name="a1416" text:class-names=""/></text:p>
        </draw:text-box>
        <svg:title/>
        <svg:desc/>
      </draw:frame>
      <draw:frame draw:id="id330" presentation:style-name="a1422" draw:name="Google Shape;261;p63" svg:x="0.5in" svg:y="1.31614in" svg:width="8.99961in" svg:height="1.55551in" presentation:class="outline" presentation:placeholder="false">
        <draw:text-box>
          <text:list text:style-name="a1421">
            <text:list-item>
              <text:p text:style-name="a1420" text:class-names="" text:cond-style-name=""><text:span text:style-name="a1419" text:class-names=""/></text:p>
            </text:list-item>
          </text:list>
        </draw:text-box>
        <svg:title/>
        <svg:desc/>
      </draw:frame>
      <draw:frame draw:id="id331" presentation:style-name="a1426" draw:name="Google Shape;262;p63" svg:x="0.5in" svg:y="3.01969in" svg:width="8.99961in" svg:height="1.55551in" presentation:class="outline" presentation:placeholder="false">
        <draw:text-box>
          <text:list text:style-name="a1425">
            <text:list-item>
              <text:p text:style-name="a1424" text:class-names="" text:cond-style-name=""><text:span text:style-name="a1423" text:class-names=""/></text:p>
            </text:list-item>
          </text:list>
        </draw:text-box>
        <svg:title/>
        <svg:desc/>
      </draw:frame>
      <presentation:notes style:page-layout-name="pageLayout2" draw:style-name="a1432">
        <draw:page-thumbnail svg:x="1.25025in" svg:y="0.75in" svg:width="5.00025in" svg:height="3.75in" presentation:class="page" draw:id="id4" presentation:style-name="a1427" draw:name="Google Shape;3;n">
          <svg:title/>
          <svg:desc/>
        </draw:page-thumbnail>
        <draw:frame draw:id="id5" presentation:style-name="a1431" draw:name="Google Shape;4;n" svg:x="0.75in" svg:y="4.75in" svg:width="6in" svg:height="4.5in" presentation:class="notes" presentation:placeholder="false">
          <draw:text-box>
            <text:list text:style-name="a1430">
              <text:list-item>
                <text:p text:style-name="a1429" text:class-names="" text:cond-style-name=""><text:span text:style-name="a1428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11-fourObj-FOUR_OBJECTS" style:page-layout-name="pageLayout1" draw:style-name="a1433">
      <draw:frame draw:id="id332" draw:layer="Master5-bg" draw:style-name="a1434" draw:name="Google Shape;224;p53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333" draw:layer="Master5-bg" draw:style-name="a1438" draw:name="Google Shape;228;p53">
        <svg:title/>
        <svg:desc/>
        <text:p text:style-name="a1437" text:class-names="" text:cond-style-name=""><text:span text:style-name="a1435" text:class-names="">臺灣國際資訊奧林匹亞競賽 (TOI) 推廣計畫<text:s text:c="1"/></text:span><text:span text:style-name="a1436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34" presentation:style-name="a1441" draw:name="Google Shape;264;p64" svg:x="0.5in" svg:y="0.22441in" svg:width="8.99961in" svg:height="0.93858in" presentation:class="title" presentation:placeholder="false">
        <draw:text-box>
          <text:p text:style-name="a1440" text:class-names="" text:cond-style-name=""><text:span text:style-name="a1439" text:class-names=""/></text:p>
        </draw:text-box>
        <svg:title/>
        <svg:desc/>
      </draw:frame>
      <draw:frame draw:id="id335" presentation:style-name="a1445" draw:name="Google Shape;265;p64" svg:x="0.5in" svg:y="1.31614in" svg:width="4.39173in" svg:height="1.55551in" presentation:class="outline" presentation:placeholder="false">
        <draw:text-box>
          <text:list text:style-name="a1444">
            <text:list-item>
              <text:p text:style-name="a1443" text:class-names="" text:cond-style-name=""><text:span text:style-name="a1442" text:class-names=""/></text:p>
            </text:list-item>
          </text:list>
        </draw:text-box>
        <svg:title/>
        <svg:desc/>
      </draw:frame>
      <draw:frame draw:id="id336" presentation:style-name="a1449" draw:name="Google Shape;266;p64" svg:x="5.11181in" svg:y="1.31614in" svg:width="4.39173in" svg:height="1.55551in" presentation:class="outline" presentation:placeholder="false">
        <draw:text-box>
          <text:list text:style-name="a1448">
            <text:list-item>
              <text:p text:style-name="a1447" text:class-names="" text:cond-style-name=""><text:span text:style-name="a1446" text:class-names=""/></text:p>
            </text:list-item>
          </text:list>
        </draw:text-box>
        <svg:title/>
        <svg:desc/>
      </draw:frame>
      <draw:frame draw:id="id337" presentation:style-name="a1453" draw:name="Google Shape;267;p64" svg:x="0.5in" svg:y="3.01969in" svg:width="4.39173in" svg:height="1.55551in" presentation:class="outline" presentation:placeholder="false">
        <draw:text-box>
          <text:list text:style-name="a1452">
            <text:list-item>
              <text:p text:style-name="a1451" text:class-names="" text:cond-style-name=""><text:span text:style-name="a1450" text:class-names=""/></text:p>
            </text:list-item>
          </text:list>
        </draw:text-box>
        <svg:title/>
        <svg:desc/>
      </draw:frame>
      <draw:frame draw:id="id338" presentation:style-name="a1457" draw:name="Google Shape;268;p64" svg:x="5.11181in" svg:y="3.01969in" svg:width="4.39173in" svg:height="1.55551in" presentation:class="outline" presentation:placeholder="false">
        <draw:text-box>
          <text:list text:style-name="a1456">
            <text:list-item>
              <text:p text:style-name="a1455" text:class-names="" text:cond-style-name=""><text:span text:style-name="a1454" text:class-names=""/></text:p>
            </text:list-item>
          </text:list>
        </draw:text-box>
        <svg:title/>
        <svg:desc/>
      </draw:frame>
      <presentation:notes style:page-layout-name="pageLayout2" draw:style-name="a1463">
        <draw:page-thumbnail svg:x="1.25025in" svg:y="0.75in" svg:width="5.00025in" svg:height="3.75in" presentation:class="page" draw:id="id4" presentation:style-name="a1458" draw:name="Google Shape;3;n">
          <svg:title/>
          <svg:desc/>
        </draw:page-thumbnail>
        <draw:frame draw:id="id5" presentation:style-name="a1462" draw:name="Google Shape;4;n" svg:x="0.75in" svg:y="4.75in" svg:width="6in" svg:height="4.5in" presentation:class="notes" presentation:placeholder="false">
          <draw:text-box>
            <text:list text:style-name="a1461">
              <text:list-item>
                <text:p text:style-name="a1460" text:class-names="" text:cond-style-name=""><text:span text:style-name="a1459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12-cust-Title,-6-Content" style:page-layout-name="pageLayout1" draw:style-name="a1464">
      <draw:frame draw:id="id339" draw:layer="Master5-bg" draw:style-name="a1465" draw:name="Google Shape;224;p53" svg:x="0in" svg:y="0in" svg:width="10in" svg:height="5.6248in" style:rel-width="scale" style:rel-height="scale">
        <draw:image xlink:href="media/image5.png" xlink:type="simple" xlink:show="embed" xlink:actuate="onLoad"/>
        <svg:title/>
        <svg:desc>libro.png</svg:desc>
      </draw:frame>
      <draw:custom-shape svg:x="1.70197in" svg:y="4.48228in" svg:width="3.09252in" svg:height="0.31693in" draw:id="id340" draw:layer="Master5-bg" draw:style-name="a1469" draw:name="Google Shape;228;p53">
        <svg:title/>
        <svg:desc/>
        <text:p text:style-name="a1468" text:class-names="" text:cond-style-name=""><text:span text:style-name="a1466" text:class-names="">臺灣國際資訊奧林匹亞競賽 (TOI) 推廣計畫<text:s text:c="1"/></text:span><text:span text:style-name="a1467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41" presentation:style-name="a1472" draw:name="Google Shape;270;p65" svg:x="0.5in" svg:y="0.22441in" svg:width="8.99961in" svg:height="0.93858in" presentation:class="title" presentation:placeholder="false">
        <draw:text-box>
          <text:p text:style-name="a1471" text:class-names="" text:cond-style-name=""><text:span text:style-name="a1470" text:class-names=""/></text:p>
        </draw:text-box>
        <svg:title/>
        <svg:desc/>
      </draw:frame>
      <draw:frame draw:id="id342" presentation:style-name="a1476" draw:name="Google Shape;271;p65" svg:x="0.5in" svg:y="1.31614in" svg:width="2.89764in" svg:height="1.55551in" presentation:class="outline" presentation:placeholder="false">
        <draw:text-box>
          <text:list text:style-name="a1475">
            <text:list-item>
              <text:p text:style-name="a1474" text:class-names="" text:cond-style-name=""><text:span text:style-name="a1473" text:class-names=""/></text:p>
            </text:list-item>
          </text:list>
        </draw:text-box>
        <svg:title/>
        <svg:desc/>
      </draw:frame>
      <draw:frame draw:id="id343" presentation:style-name="a1480" draw:name="Google Shape;272;p65" svg:x="3.54291in" svg:y="1.31614in" svg:width="2.89764in" svg:height="1.55551in" presentation:class="outline" presentation:placeholder="false">
        <draw:text-box>
          <text:list text:style-name="a1479">
            <text:list-item>
              <text:p text:style-name="a1478" text:class-names="" text:cond-style-name=""><text:span text:style-name="a1477" text:class-names=""/></text:p>
            </text:list-item>
          </text:list>
        </draw:text-box>
        <svg:title/>
        <svg:desc/>
      </draw:frame>
      <draw:frame draw:id="id344" presentation:style-name="a1484" draw:name="Google Shape;273;p65" svg:x="6.58583in" svg:y="1.31614in" svg:width="2.89764in" svg:height="1.55551in" presentation:class="outline" presentation:placeholder="false">
        <draw:text-box>
          <text:list text:style-name="a1483">
            <text:list-item>
              <text:p text:style-name="a1482" text:class-names="" text:cond-style-name=""><text:span text:style-name="a1481" text:class-names=""/></text:p>
            </text:list-item>
          </text:list>
        </draw:text-box>
        <svg:title/>
        <svg:desc/>
      </draw:frame>
      <draw:frame draw:id="id345" presentation:style-name="a1488" draw:name="Google Shape;274;p65" svg:x="0.5in" svg:y="3.01969in" svg:width="2.89764in" svg:height="1.55551in" presentation:class="outline" presentation:placeholder="false">
        <draw:text-box>
          <text:list text:style-name="a1487">
            <text:list-item>
              <text:p text:style-name="a1486" text:class-names="" text:cond-style-name=""><text:span text:style-name="a1485" text:class-names=""/></text:p>
            </text:list-item>
          </text:list>
        </draw:text-box>
        <svg:title/>
        <svg:desc/>
      </draw:frame>
      <draw:frame draw:id="id346" presentation:style-name="a1492" draw:name="Google Shape;275;p65" svg:x="3.54291in" svg:y="3.01969in" svg:width="2.89764in" svg:height="1.55551in" presentation:class="outline" presentation:placeholder="false">
        <draw:text-box>
          <text:list text:style-name="a1491">
            <text:list-item>
              <text:p text:style-name="a1490" text:class-names="" text:cond-style-name=""><text:span text:style-name="a1489" text:class-names=""/></text:p>
            </text:list-item>
          </text:list>
        </draw:text-box>
        <svg:title/>
        <svg:desc/>
      </draw:frame>
      <draw:frame draw:id="id347" presentation:style-name="a1496" draw:name="Google Shape;276;p65" svg:x="6.58583in" svg:y="3.01969in" svg:width="2.89764in" svg:height="1.55551in" presentation:class="outline" presentation:placeholder="false">
        <draw:text-box>
          <text:list text:style-name="a1495">
            <text:list-item>
              <text:p text:style-name="a1494" text:class-names="" text:cond-style-name=""><text:span text:style-name="a1493" text:class-names=""/></text:p>
            </text:list-item>
          </text:list>
        </draw:text-box>
        <svg:title/>
        <svg:desc/>
      </draw:frame>
      <presentation:notes style:page-layout-name="pageLayout2" draw:style-name="a1502">
        <draw:page-thumbnail svg:x="1.25025in" svg:y="0.75in" svg:width="5.00025in" svg:height="3.75in" presentation:class="page" draw:id="id4" presentation:style-name="a1497" draw:name="Google Shape;3;n">
          <svg:title/>
          <svg:desc/>
        </draw:page-thumbnail>
        <draw:frame draw:id="id5" presentation:style-name="a1501" draw:name="Google Shape;4;n" svg:x="0.75in" svg:y="4.75in" svg:width="6in" svg:height="4.5in" presentation:class="notes" presentation:placeholder="false">
          <draw:text-box>
            <text:list text:style-name="a1500">
              <text:list-item>
                <text:p text:style-name="a1499" text:class-names="" text:cond-style-name=""><text:span text:style-name="a1498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簡報</dc:title>
    <meta:initial-creator>shannon</meta:initial-creator>
    <dc:creator>shannon</dc:creator>
    <dc:date>2020-08-06T15:17:10Z</dc:date>
    <meta:editing-cycles>10</meta:editing-cycles>
    <meta:editing-duration>PT3236S</meta:editing-duration>
    <meta:document-statistic meta:paragraph-count="35" meta:word-count="83"/>
  </office:meta>
</office:document-meta>
</file>

<file path=Object 1/content.xml><?xml version="1.0" encoding="utf-8"?>
<mml:math xmlns:mml="http://www.w3.org/1998/Math/MathML" display="block">
  <mml:mi mathvariant="normal">d</mml:mi>
  <mml:mo>=</mml:mo>
  <mml:msqrt>
    <mml:mrow>
      <mml:msup>
        <mml:mrow>
          <mml:mfenced>
            <mml:mrow>
              <mml:mi>x</mml:mi>
              <mml:mn>0</mml:mn>
              <mml:mo>−</mml:mo>
              <mml:mi>x</mml:mi>
              <mml:mn>1</mml:mn>
            </mml:mrow>
          </mml:mfenced>
        </mml:mrow>
        <mml:mn>2</mml:mn>
      </mml:msup>
      <mml:mo>+</mml:mo>
      <mml:msup>
        <mml:mrow>
          <mml:mfenced>
            <mml:mrow>
              <mml:mi>y</mml:mi>
              <mml:mn>0</mml:mn>
              <mml:mo>−</mml:mo>
              <mml:mi>y</mml:mi>
              <mml:mn>1</mml:mn>
            </mml:mrow>
          </mml:mfenced>
        </mml:mrow>
        <mml:mn>2</mml:mn>
      </mml:msup>
    </mml:mrow>
  </mml:msqrt>
  <mml:mo>，</mml:mo>
</mml:math>
</file>